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098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1457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3063in"/>
    </style:style>
    <style:style style:name="co21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/>
    </style:style>
    <style:style style:name="ce21" style:family="table-cell" style:parent-style-name="Default" style:data-style-name="N37"/>
    <style:style style:name="ce22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304">
            <text:p>30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12">
            <text:p>31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14">
            <text:p>51.4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9470">
            <text:p>2947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9860">
            <text:p>2986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0120">
            <text:p>3012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5-03">
            <text:p>2021-05-03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5 - 1.07)">
            <text:p>(0.75 - 1.0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20" table:formula="of:=[$Aggregates.$B1]" office:value-type="float" office:value="0.92">
            <text:p>0.9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source xlink:type="simple" xlink:href="../ResultsData.txt" table:table-name="Sheet1" table:filter-name="Text - txt - csv (StarCalc)" table:filter-options="44,34,ANSI,1,,0,false,true"/>
        <table:table-column table:style-name="co4" table:default-cell-style-name="Default"/>
        <table:table-column table:style-name="co5" table:default-cell-style-name="ce21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6" table:number-columns-repeated="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3" table:default-cell-style-name="Default"/>
        <table:table-column table:style-name="co1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22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22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56">
            <text:p>56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32364329884991">
            <text:p>0.003236433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02.125">
            <text:p>302.1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2950439453125">
            <text:p>0.0295043945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0497157908082">
            <text:p>1.1049715791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3.8379089382745">
            <text:p>23.8379089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36.75">
            <text:p>336.75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23331733077292">
            <text:p>0.0323331733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152151574055">
            <text:p>1.1152151574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21.7823833088327">
            <text:p>21.7823833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20">
            <text:p>1032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34.875">
            <text:p>34.875</text:p>
          </table:table-cell>
          <table:table-cell office:value-type="float" office:value="56">
            <text:p>56</text:p>
          </table:table-cell>
          <table:table-cell office:value-type="float" office:value="0.0114919884423431">
            <text:p>0.0114919884</text:p>
          </table:table-cell>
          <table:table-cell office:value-type="float" office:value="0.00337936046511628">
            <text:p>0.0033793605</text:p>
          </table:table-cell>
          <table:table-cell office:value-type="float" office:value="0.0032364329884991">
            <text:p>0.003236433</text:p>
          </table:table-cell>
          <table:table-cell office:value-type="float" office:value="1.04048080851298">
            <text:p>1.0404808085</text:p>
          </table:table-cell>
          <table:table-cell office:value-type="float" office:value="1.01185014497913">
            <text:p>1.011850145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469">
            <text:p>10469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15">
            <text:p>115</text:p>
          </table:table-cell>
          <table:table-cell office:value-type="float" office:value="155.75">
            <text:p>155.75</text:p>
          </table:table-cell>
          <table:table-cell office:value-type="float" office:value="-0.00668697033898305">
            <text:p>-0.0066869703</text:p>
          </table:table-cell>
          <table:table-cell office:value-type="float" office:value="0.0109848123029898">
            <text:p>0.0109848123</text:p>
          </table:table-cell>
          <table:table-cell office:value-type="float" office:value="0.0100464426240083">
            <text:p>0.0100464426</text:p>
          </table:table-cell>
          <table:table-cell office:value-type="float" office:value="0.976683246335296">
            <text:p>0.9766832463</text:p>
          </table:table-cell>
          <table:table-cell office:value-type="float" office:value="1.03868334861907">
            <text:p>1.0386833486</text:p>
          </table:table-cell>
          <table:table-cell office:value-type="float" office:value="1.03536037396245">
            <text:p>1.035360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6835">
            <text:p>16835</text:p>
          </table:table-cell>
          <table:table-cell office:value-type="float" office:value="-82.75">
            <text:p>-82.75</text:p>
          </table:table-cell>
          <table:table-cell office:value-type="float" office:value="304.25">
            <text:p>304.25</text:p>
          </table:table-cell>
          <table:table-cell office:value-type="float" office:value="447.5">
            <text:p>447.5</text:p>
          </table:table-cell>
          <table:table-cell office:value-type="float" office:value="-0.0106499356499356">
            <text:p>-0.0106499356</text:p>
          </table:table-cell>
          <table:table-cell office:value-type="float" office:value="0.0291483042728492">
            <text:p>0.0291483043</text:p>
          </table:table-cell>
          <table:table-cell office:value-type="float" office:value="0.0265815265815266">
            <text:p>0.0265815266</text:p>
          </table:table-cell>
          <table:table-cell office:value-type="float" office:value="0.962947530638747">
            <text:p>0.9629475306</text:p>
          </table:table-cell>
          <table:table-cell office:value-type="float" office:value="1.10368432729326">
            <text:p>1.1036843273</text:p>
          </table:table-cell>
          <table:table-cell office:value-type="float" office:value="1.09442023504394">
            <text:p>1.094420235</text:p>
          </table:table-cell>
          <table:table-cell office:value-type="float" office:value="0">
            <text:p>0</text:p>
          </table:table-cell>
          <table:table-cell office:value-type="float" office:value="24.1249313360187">
            <text:p>24.124931336</text:p>
          </table:table-cell>
          <table:table-cell office:value-type="float" office:value="26.4213326299466">
            <text:p>26.421332629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248">
            <text:p>11248</text:p>
          </table:table-cell>
          <table:table-cell office:value-type="float" office:value="19130">
            <text:p>19130</text:p>
          </table:table-cell>
          <table:table-cell office:value-type="float" office:value="285.875">
            <text:p>285.875</text:p>
          </table:table-cell>
          <table:table-cell office:value-type="float" office:value="293.125">
            <text:p>293.125</text:p>
          </table:table-cell>
          <table:table-cell office:value-type="float" office:value="475.75">
            <text:p>475.75</text:p>
          </table:table-cell>
          <table:table-cell office:value-type="float" office:value="0.0352410009861933">
            <text:p>0.035241001</text:p>
          </table:table-cell>
          <table:table-cell office:value-type="float" office:value="0.0260601884779516">
            <text:p>0.0260601885</text:p>
          </table:table-cell>
          <table:table-cell office:value-type="float" office:value="0.0248693152117094">
            <text:p>0.0248693152</text:p>
          </table:table-cell>
          <table:table-cell office:value-type="float" office:value="1.12577768262667">
            <text:p>1.1257776826</text:p>
          </table:table-cell>
          <table:table-cell office:value-type="float" office:value="1.0925417611829">
            <text:p>1.0925417612</text:p>
          </table:table-cell>
          <table:table-cell office:value-type="float" office:value="1.08825482960562">
            <text:p>1.0882548296</text:p>
          </table:table-cell>
          <table:table-cell office:value-type="float" office:value="20.0133441442325">
            <text:p>20.0133441442</text:p>
          </table:table-cell>
          <table:table-cell office:value-type="float" office:value="26.9430218748568">
            <text:p>26.9430218749</text:p>
          </table:table-cell>
          <table:table-cell office:value-type="float" office:value="28.216737567139">
            <text:p>28.216737567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7908">
            <text:p>7908</text:p>
          </table:table-cell>
          <table:table-cell office:value-type="float" office:value="12434">
            <text:p>12434</text:p>
          </table:table-cell>
          <table:table-cell office:value-type="float" office:value="17733">
            <text:p>17733</text:p>
          </table:table-cell>
          <table:table-cell office:value-type="float" office:value="29.75">
            <text:p>29.75</text:p>
          </table:table-cell>
          <table:table-cell office:value-type="float" office:value="21">
            <text:p>21</text:p>
          </table:table-cell>
          <table:table-cell office:value-type="float" office:value="723">
            <text:p>723</text:p>
          </table:table-cell>
          <table:table-cell office:value-type="float" office:value="0.00376201315123925">
            <text:p>0.0037620132</text:p>
          </table:table-cell>
          <table:table-cell office:value-type="float" office:value="0.00168891748431719">
            <text:p>0.0016889175</text:p>
          </table:table-cell>
          <table:table-cell office:value-type="float" office:value="0.0407714430722382">
            <text:p>0.0407714431</text:p>
          </table:table-cell>
          <table:table-cell office:value-type="float" office:value="1.01319478540552">
            <text:p>1.0131947854</text:p>
          </table:table-cell>
          <table:table-cell office:value-type="float" office:value="1.00591680198196">
            <text:p>1.005916802</text:p>
          </table:table-cell>
          <table:table-cell office:value-type="float" office:value="1.14595817947041">
            <text:p>1.1459581795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50661086177">
            <text:p>17.345066108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191">
            <text:p>8191</text:p>
          </table:table-cell>
          <table:table-cell office:value-type="float" office:value="11486">
            <text:p>11486</text:p>
          </table:table-cell>
          <table:table-cell office:value-type="float" office:value="17169">
            <text:p>17169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office:value-type="float" office:value="889.25">
            <text:p>889.25</text:p>
          </table:table-cell>
          <table:table-cell office:value-type="float" office:value="0.0112318398241973">
            <text:p>0.0112318398</text:p>
          </table:table-cell>
          <table:table-cell office:value-type="float" office:value="0.0108828138603517">
            <text:p>0.0108828139</text:p>
          </table:table-cell>
          <table:table-cell office:value-type="float" office:value="0.0517939309220106">
            <text:p>0.0517939309</text:p>
          </table:table-cell>
          <table:table-cell office:value-type="float" office:value="1.03955870166733">
            <text:p>1.0395587017</text:p>
          </table:table-cell>
          <table:table-cell office:value-type="float" office:value="1.03832198236077">
            <text:p>1.0383219824</text:p>
          </table:table-cell>
          <table:table-cell office:value-type="float" office:value="1.18653667633653">
            <text:p>1.1865366763</text:p>
          </table:table-cell>
          <table:table-cell table:number-columns-repeated="2" office:value-type="float" office:value="0">
            <text:p>0</text:p>
          </table:table-cell>
          <table:table-cell office:value-type="float" office:value="13.7264445593127">
            <text:p>13.726444559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184">
            <text:p>8184</text:p>
          </table:table-cell>
          <table:table-cell office:value-type="float" office:value="12432">
            <text:p>12432</text:p>
          </table:table-cell>
          <table:table-cell office:value-type="float" office:value="17694">
            <text:p>17694</text:p>
          </table:table-cell>
          <table:table-cell office:value-type="float" office:value="211">
            <text:p>211</text:p>
          </table:table-cell>
          <table:table-cell office:value-type="float" office:value="266.875">
            <text:p>266.875</text:p>
          </table:table-cell>
          <table:table-cell office:value-type="float" office:value="860.875">
            <text:p>860.875</text:p>
          </table:table-cell>
          <table:table-cell office:value-type="float" office:value="0.0257820136852395">
            <text:p>0.0257820137</text:p>
          </table:table-cell>
          <table:table-cell office:value-type="float" office:value="0.0214667792792793">
            <text:p>0.0214667793</text:p>
          </table:table-cell>
          <table:table-cell office:value-type="float" office:value="0.0486534983610263">
            <text:p>0.0486534984</text:p>
          </table:table-cell>
          <table:table-cell office:value-type="float" office:value="1.09153988386848">
            <text:p>1.0915398839</text:p>
          </table:table-cell>
          <table:table-cell office:value-type="float" office:value="1.07603693979822">
            <text:p>1.0760369398</text:p>
          </table:table-cell>
          <table:table-cell office:value-type="float" office:value="1.17492688355301">
            <text:p>1.1749268836</text:p>
          </table:table-cell>
          <table:table-cell office:value-type="float" office:value="27.2300156966633">
            <text:p>27.2300156967</text:p>
          </table:table-cell>
          <table:table-cell office:value-type="float" office:value="32.6346422968944">
            <text:p>32.6346422969</text:p>
          </table:table-cell>
          <table:table-cell office:value-type="float" office:value="14.5904347389744">
            <text:p>14.59043473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416">
            <text:p>416</text:p>
          </table:table-cell>
          <table:table-cell office:value-type="float" office:value="8112">
            <text:p>8112</text:p>
          </table:table-cell>
          <table:table-cell office:value-type="float" office:value="13070">
            <text:p>13070</text:p>
          </table:table-cell>
          <table:table-cell office:value-type="float" office:value="18556">
            <text:p>18556</text:p>
          </table:table-cell>
          <table:table-cell office:value-type="float" office:value="285.875">
            <text:p>285.875</text:p>
          </table:table-cell>
          <table:table-cell office:value-type="float" office:value="400">
            <text:p>400</text:p>
          </table:table-cell>
          <table:table-cell office:value-type="float" office:value="454.25">
            <text:p>454.25</text:p>
          </table:table-cell>
          <table:table-cell office:value-type="float" office:value="0.0352410009861933">
            <text:p>0.035241001</text:p>
          </table:table-cell>
          <table:table-cell office:value-type="float" office:value="0.0306044376434583">
            <text:p>0.0306044376</text:p>
          </table:table-cell>
          <table:table-cell office:value-type="float" office:value="0.0244799525759862">
            <text:p>0.0244799526</text:p>
          </table:table-cell>
          <table:table-cell office:value-type="float" office:value="1.12577768262667">
            <text:p>1.1257776826</text:p>
          </table:table-cell>
          <table:table-cell office:value-type="float" office:value="1.10895132969491">
            <text:p>1.1089513297</text:p>
          </table:table-cell>
          <table:table-cell office:value-type="float" office:value="1.08685439944907">
            <text:p>1.0868543994</text:p>
          </table:table-cell>
          <table:table-cell office:value-type="float" office:value="20.0133441442325">
            <text:p>20.0133441442</text:p>
          </table:table-cell>
          <table:table-cell office:value-type="float" office:value="22.9934164712372">
            <text:p>22.9934164712</text:p>
          </table:table-cell>
          <table:table-cell office:value-type="float" office:value="28.6600672769221">
            <text:p>28.660067276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061">
            <text:p>8061</text:p>
          </table:table-cell>
          <table:table-cell office:value-type="float" office:value="13133">
            <text:p>13133</text:p>
          </table:table-cell>
          <table:table-cell office:value-type="float" office:value="19467">
            <text:p>19467</text:p>
          </table:table-cell>
          <table:table-cell office:value-type="float" office:value="69.375">
            <text:p>69.375</text:p>
          </table:table-cell>
          <table:table-cell office:value-type="float" office:value="517">
            <text:p>517</text:p>
          </table:table-cell>
          <table:table-cell office:value-type="float" office:value="598.875">
            <text:p>598.875</text:p>
          </table:table-cell>
          <table:table-cell office:value-type="float" office:value="0.00860625232601414">
            <text:p>0.0086062523</text:p>
          </table:table-cell>
          <table:table-cell office:value-type="float" office:value="0.0393664813827762">
            <text:p>0.0393664814</text:p>
          </table:table-cell>
          <table:table-cell office:value-type="float" office:value="0.0307635999383572">
            <text:p>0.0307635999</text:p>
          </table:table-cell>
          <table:table-cell office:value-type="float" office:value="1.03026705559608">
            <text:p>1.0302670556</text:p>
          </table:table-cell>
          <table:table-cell office:value-type="float" office:value="1.14082013575838">
            <text:p>1.1408201358</text:p>
          </table:table-cell>
          <table:table-cell office:value-type="float" office:value="1.10952754198334">
            <text:p>1.109527542</text:p>
          </table:table-cell>
          <table:table-cell office:value-type="float" office:value="0">
            <text:p>0</text:p>
          </table:table-cell>
          <table:table-cell office:value-type="float" office:value="17.9518906036955">
            <text:p>17.9518906037</text:p>
          </table:table-cell>
          <table:table-cell office:value-type="float" office:value="22.8762300877276">
            <text:p>22.876230087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8198">
            <text:p>8198</text:p>
          </table:table-cell>
          <table:table-cell office:value-type="float" office:value="12915">
            <text:p>12915</text:p>
          </table:table-cell>
          <table:table-cell office:value-type="float" office:value="21902">
            <text:p>21902</text:p>
          </table:table-cell>
          <table:table-cell office:value-type="float" office:value="82.125">
            <text:p>82.125</text:p>
          </table:table-cell>
          <table:table-cell office:value-type="float" office:value="404.5">
            <text:p>404.5</text:p>
          </table:table-cell>
          <table:table-cell office:value-type="float" office:value="727.25">
            <text:p>727.25</text:p>
          </table:table-cell>
          <table:table-cell office:value-type="float" office:value="0.0100176872407904">
            <text:p>0.0100176872</text:p>
          </table:table-cell>
          <table:table-cell office:value-type="float" office:value="0.0313201703445606">
            <text:p>0.0313201703</text:p>
          </table:table-cell>
          <table:table-cell office:value-type="float" office:value="0.0332047301616291">
            <text:p>0.0332047302</text:p>
          </table:table-cell>
          <table:table-cell office:value-type="float" office:value="1.03525859929577">
            <text:p>1.0352585993</text:p>
          </table:table-cell>
          <table:table-cell office:value-type="float" office:value="1.11154326422397">
            <text:p>1.1115432642</text:p>
          </table:table-cell>
          <table:table-cell office:value-type="float" office:value="1.11837756161171">
            <text:p>1.1183775616</text:p>
          </table:table-cell>
          <table:table-cell office:value-type="float" office:value="0">
            <text:p>0</text:p>
          </table:table-cell>
          <table:table-cell office:value-type="float" office:value="22.4758079136584">
            <text:p>22.4758079137</text:p>
          </table:table-cell>
          <table:table-cell office:value-type="float" office:value="21.2196397702672">
            <text:p>21.219639770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380">
            <text:p>380</text:p>
          </table:table-cell>
          <table:table-cell office:value-type="float" office:value="9752">
            <text:p>9752</text:p>
          </table:table-cell>
          <table:table-cell office:value-type="float" office:value="14066">
            <text:p>14066</text:p>
          </table:table-cell>
          <table:table-cell office:value-type="float" office:value="23655">
            <text:p>23655</text:p>
          </table:table-cell>
          <table:table-cell office:value-type="float" office:value="253">
            <text:p>253</text:p>
          </table:table-cell>
          <table:table-cell office:value-type="float" office:value="454.375">
            <text:p>454.375</text:p>
          </table:table-cell>
          <table:table-cell office:value-type="float" office:value="749">
            <text:p>749</text:p>
          </table:table-cell>
          <table:table-cell office:value-type="float" office:value="0.0259433962264151">
            <text:p>0.0259433962</text:p>
          </table:table-cell>
          <table:table-cell office:value-type="float" office:value="0.0323030712356036">
            <text:p>0.0323030712</text:p>
          </table:table-cell>
          <table:table-cell office:value-type="float" office:value="0.0316634960896216">
            <text:p>0.0316634961</text:p>
          </table:table-cell>
          <table:table-cell office:value-type="float" office:value="1.09212108401566">
            <text:p>1.092121084</text:p>
          </table:table-cell>
          <table:table-cell office:value-type="float" office:value="1.11510598661067">
            <text:p>1.1151059866</text:p>
          </table:table-cell>
          <table:table-cell office:value-type="float" office:value="1.11278728720353">
            <text:p>1.1127872872</text:p>
          </table:table-cell>
          <table:table-cell office:value-type="float" office:value="27.0627673076432">
            <text:p>27.0627673076</text:p>
          </table:table-cell>
          <table:table-cell office:value-type="float" office:value="21.8023619672346">
            <text:p>21.8023619672</text:p>
          </table:table-cell>
          <table:table-cell office:value-type="float" office:value="22.2358231643965">
            <text:p>22.235823164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9">
            <text:p>589</text:p>
          </table:table-cell>
          <table:table-cell office:value-type="float" office:value="399">
            <text:p>399</text:p>
          </table:table-cell>
          <table:table-cell office:value-type="float" office:value="10402">
            <text:p>10402</text:p>
          </table:table-cell>
          <table:table-cell office:value-type="float" office:value="13944">
            <text:p>13944</text:p>
          </table:table-cell>
          <table:table-cell office:value-type="float" office:value="23162">
            <text:p>23162</text:p>
          </table:table-cell>
          <table:table-cell office:value-type="float" office:value="366.25">
            <text:p>366.25</text:p>
          </table:table-cell>
          <table:table-cell office:value-type="float" office:value="349">
            <text:p>349</text:p>
          </table:table-cell>
          <table:table-cell office:value-type="float" office:value="793.5">
            <text:p>793.5</text:p>
          </table:table-cell>
          <table:table-cell office:value-type="float" office:value="0.0352095750817151">
            <text:p>0.0352095751</text:p>
          </table:table-cell>
          <table:table-cell office:value-type="float" office:value="0.0250286861732645">
            <text:p>0.0250286862</text:p>
          </table:table-cell>
          <table:table-cell office:value-type="float" office:value="0.0342586995941629">
            <text:p>0.0342586996</text:p>
          </table:table-cell>
          <table:table-cell office:value-type="float" office:value="1.12566335257378">
            <text:p>1.1256633526</text:p>
          </table:table-cell>
          <table:table-cell office:value-type="float" office:value="1.08882821446428">
            <text:p>1.0888282145</text:p>
          </table:table-cell>
          <table:table-cell office:value-type="float" office:value="1.12220581923542">
            <text:p>1.1222058192</text:p>
          </table:table-cell>
          <table:table-cell office:value-type="float" office:value="20.0309010347765">
            <text:p>20.0309010348</text:p>
          </table:table-cell>
          <table:table-cell office:value-type="float" office:value="28.0392553882746">
            <text:p>28.0392553883</text:p>
          </table:table-cell>
          <table:table-cell office:value-type="float" office:value="20.5773626234871">
            <text:p>20.577362623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0360">
            <text:p>10360</text:p>
          </table:table-cell>
          <table:table-cell office:value-type="float" office:value="14374">
            <text:p>14374</text:p>
          </table:table-cell>
          <table:table-cell office:value-type="float" office:value="22455">
            <text:p>22455</text:p>
          </table:table-cell>
          <table:table-cell office:value-type="float" office:value="399">
            <text:p>399</text:p>
          </table:table-cell>
          <table:table-cell office:value-type="float" office:value="450.625">
            <text:p>450.625</text:p>
          </table:table-cell>
          <table:table-cell office:value-type="float" office:value="690">
            <text:p>690</text:p>
          </table:table-cell>
          <table:table-cell office:value-type="float" office:value="0.0385135135135135">
            <text:p>0.0385135135</text:p>
          </table:table-cell>
          <table:table-cell office:value-type="float" office:value="0.0313500069570057">
            <text:p>0.031350007</text:p>
          </table:table-cell>
          <table:table-cell office:value-type="float" office:value="0.0307281229124916">
            <text:p>0.0307281229</text:p>
          </table:table-cell>
          <table:table-cell office:value-type="float" office:value="1.13770454711468">
            <text:p>1.1377045471</text:p>
          </table:table-cell>
          <table:table-cell office:value-type="float" office:value="1.11165135730448">
            <text:p>1.1116513573</text:p>
          </table:table-cell>
          <table:table-cell office:value-type="float" office:value="1.10939909656766">
            <text:p>1.1093990966</text:p>
          </table:table-cell>
          <table:table-cell office:value-type="float" office:value="18.3418965253292">
            <text:p>18.3418965253</text:p>
          </table:table-cell>
          <table:table-cell office:value-type="float" office:value="22.4547435826735">
            <text:p>22.4547435827</text:p>
          </table:table-cell>
          <table:table-cell office:value-type="float" office:value="22.9022456171231">
            <text:p>22.902245617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308">
            <text:p>308</text:p>
          </table:table-cell>
          <table:table-cell office:value-type="float" office:value="9894">
            <text:p>9894</text:p>
          </table:table-cell>
          <table:table-cell office:value-type="float" office:value="16110">
            <text:p>16110</text:p>
          </table:table-cell>
          <table:table-cell office:value-type="float" office:value="22415">
            <text:p>22415</text:p>
          </table:table-cell>
          <table:table-cell office:value-type="float" office:value="540.25">
            <text:p>540.25</text:p>
          </table:table-cell>
          <table:table-cell office:value-type="float" office:value="504.25">
            <text:p>504.25</text:p>
          </table:table-cell>
          <table:table-cell office:value-type="float" office:value="565.875">
            <text:p>565.875</text:p>
          </table:table-cell>
          <table:table-cell office:value-type="float" office:value="0.0546038002829998">
            <text:p>0.0546038003</text:p>
          </table:table-cell>
          <table:table-cell office:value-type="float" office:value="0.031300434512725">
            <text:p>0.0313004345</text:p>
          </table:table-cell>
          <table:table-cell office:value-type="float" office:value="0.0252453714030783">
            <text:p>0.0252453714</text:p>
          </table:table-cell>
          <table:table-cell office:value-type="float" office:value="1.19695718800098">
            <text:p>1.196957188</text:p>
          </table:table-cell>
          <table:table-cell office:value-type="float" office:value="1.11147176650788">
            <text:p>1.1114717665</text:p>
          </table:table-cell>
          <table:table-cell office:value-type="float" office:value="1.08960796431424">
            <text:p>1.0896079643</text:p>
          </table:table-cell>
          <table:table-cell office:value-type="float" office:value="13.0376225629849">
            <text:p>13.037622563</text:p>
          </table:table-cell>
          <table:table-cell office:value-type="float" office:value="22.4897632662745">
            <text:p>22.4897632663</text:p>
          </table:table-cell>
          <table:table-cell office:value-type="float" office:value="27.8015400206259">
            <text:p>27.801540020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110">
            <text:p>10110</text:p>
          </table:table-cell>
          <table:table-cell office:value-type="float" office:value="17202">
            <text:p>17202</text:p>
          </table:table-cell>
          <table:table-cell office:value-type="float" office:value="24084">
            <text:p>24084</text:p>
          </table:table-cell>
          <table:table-cell office:value-type="float" office:value="563.5">
            <text:p>563.5</text:p>
          </table:table-cell>
          <table:table-cell office:value-type="float" office:value="893.875">
            <text:p>893.875</text:p>
          </table:table-cell>
          <table:table-cell office:value-type="float" office:value="761.125">
            <text:p>761.125</text:p>
          </table:table-cell>
          <table:table-cell office:value-type="float" office:value="0.0557368941641939">
            <text:p>0.0557368942</text:p>
          </table:table-cell>
          <table:table-cell office:value-type="float" office:value="0.0519634344843623">
            <text:p>0.0519634345</text:p>
          </table:table-cell>
          <table:table-cell office:value-type="float" office:value="0.0316029314067431">
            <text:p>0.0316029314</text:p>
          </table:table-cell>
          <table:table-cell office:value-type="float" office:value="1.20116806826198">
            <text:p>1.2011680683</text:p>
          </table:table-cell>
          <table:table-cell office:value-type="float" office:value="1.18716440980115">
            <text:p>1.1871644098</text:p>
          </table:table-cell>
          <table:table-cell office:value-type="float" office:value="1.11256780065966">
            <text:p>1.1125678007</text:p>
          </table:table-cell>
          <table:table-cell office:value-type="float" office:value="12.779497556209">
            <text:p>12.7794975562</text:p>
          </table:table-cell>
          <table:table-cell office:value-type="float" office:value="13.6827808980647">
            <text:p>13.6827808981</text:p>
          </table:table-cell>
          <table:table-cell office:value-type="float" office:value="22.2777791353663">
            <text:p>22.277779135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423">
            <text:p>423</text:p>
          </table:table-cell>
          <table:table-cell office:value-type="float" office:value="10405">
            <text:p>10405</text:p>
          </table:table-cell>
          <table:table-cell office:value-type="float" office:value="17162">
            <text:p>17162</text:p>
          </table:table-cell>
          <table:table-cell office:value-type="float" office:value="24815">
            <text:p>24815</text:p>
          </table:table-cell>
          <table:table-cell office:value-type="float" office:value="264">
            <text:p>264</text:p>
          </table:table-cell>
          <table:table-cell office:value-type="float" office:value="669.375">
            <text:p>669.375</text:p>
          </table:table-cell>
          <table:table-cell office:value-type="float" office:value="277.25">
            <text:p>277.25</text:p>
          </table:table-cell>
          <table:table-cell office:value-type="float" office:value="0.02537241710716">
            <text:p>0.0253724171</text:p>
          </table:table-cell>
          <table:table-cell office:value-type="float" office:value="0.0390033212912248">
            <text:p>0.0390033213</text:p>
          </table:table-cell>
          <table:table-cell office:value-type="float" office:value="0.0111726778158372">
            <text:p>0.0111726778</text:p>
          </table:table-cell>
          <table:table-cell office:value-type="float" office:value="1.09006522859278">
            <text:p>1.0900652286</text:p>
          </table:table-cell>
          <table:table-cell office:value-type="float" office:value="1.13949329229991">
            <text:p>1.1394932923</text:p>
          </table:table-cell>
          <table:table-cell office:value-type="float" office:value="1.0393490366654">
            <text:p>1.0393490367</text:p>
          </table:table-cell>
          <table:table-cell office:value-type="float" office:value="27.6640521305895">
            <text:p>27.6640521306</text:p>
          </table:table-cell>
          <table:table-cell office:value-type="float" office:value="18.1158547359006">
            <text:p>18.11585473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11275">
            <text:p>11275</text:p>
          </table:table-cell>
          <table:table-cell office:value-type="float" office:value="16532">
            <text:p>16532</text:p>
          </table:table-cell>
          <table:table-cell office:value-type="float" office:value="25278">
            <text:p>25278</text:p>
          </table:table-cell>
          <table:table-cell office:value-type="float" office:value="328.625">
            <text:p>328.625</text:p>
          </table:table-cell>
          <table:table-cell office:value-type="float" office:value="597.25">
            <text:p>597.25</text:p>
          </table:table-cell>
          <table:table-cell office:value-type="float" office:value="201">
            <text:p>201</text:p>
          </table:table-cell>
          <table:table-cell office:value-type="float" office:value="0.0291463414634146">
            <text:p>0.0291463415</text:p>
          </table:table-cell>
          <table:table-cell office:value-type="float" office:value="0.0361269053955964">
            <text:p>0.0361269054</text:p>
          </table:table-cell>
          <table:table-cell office:value-type="float" office:value="0.007951578447662">
            <text:p>0.0079515784</text:p>
          </table:table-cell>
          <table:table-cell office:value-type="float" office:value="1.10367723319453">
            <text:p>1.1036772332</text:p>
          </table:table-cell>
          <table:table-cell office:value-type="float" office:value="1.12900226933977">
            <text:p>1.1290022693</text:p>
          </table:table-cell>
          <table:table-cell office:value-type="float" office:value="1.02795445066244">
            <text:p>1.0279544507</text:p>
          </table:table-cell>
          <table:table-cell office:value-type="float" office:value="24.1265328698922">
            <text:p>24.1265328699</text:p>
          </table:table-cell>
          <table:table-cell office:value-type="float" office:value="19.5309768974335">
            <text:p>19.53097689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66">
            <text:p>566</text:p>
          </table:table-cell>
          <table:table-cell table:number-columns-repeated="2" office:value-type="float" office:value="374">
            <text:p>374</text:p>
          </table:table-cell>
          <table:table-cell office:value-type="float" office:value="12669">
            <text:p>12669</text:p>
          </table:table-cell>
          <table:table-cell office:value-type="float" office:value="16722">
            <text:p>16722</text:p>
          </table:table-cell>
          <table:table-cell office:value-type="float" office:value="26837">
            <text:p>26837</text:p>
          </table:table-cell>
          <table:table-cell office:value-type="float" office:value="410">
            <text:p>410</text:p>
          </table:table-cell>
          <table:table-cell office:value-type="float" office:value="482.5">
            <text:p>482.5</text:p>
          </table:table-cell>
          <table:table-cell office:value-type="float" office:value="516.75">
            <text:p>516.75</text:p>
          </table:table-cell>
          <table:table-cell office:value-type="float" office:value="0.0323624595469256">
            <text:p>0.0323624595</text:p>
          </table:table-cell>
          <table:table-cell office:value-type="float" office:value="0.0288542040425786">
            <text:p>0.028854204</text:p>
          </table:table-cell>
          <table:table-cell office:value-type="float" office:value="0.0192551328389909">
            <text:p>0.0192551328</text:p>
          </table:table-cell>
          <table:table-cell office:value-type="float" office:value="1.11532137283858">
            <text:p>1.1153213728</text:p>
          </table:table-cell>
          <table:table-cell office:value-type="float" office:value="1.10262154172725">
            <text:p>1.1026215417</text:p>
          </table:table-cell>
          <table:table-cell office:value-type="float" office:value="1.06811965481214">
            <text:p>1.0681196548</text:p>
          </table:table-cell>
          <table:table-cell office:value-type="float" office:value="21.7629817826008">
            <text:p>21.7629817826</text:p>
          </table:table-cell>
          <table:table-cell office:value-type="float" office:value="24.3673287661524">
            <text:p>24.36732876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13885">
            <text:p>13885</text:p>
          </table:table-cell>
          <table:table-cell office:value-type="float" office:value="17923">
            <text:p>17923</text:p>
          </table:table-cell>
          <table:table-cell office:value-type="float" office:value="27419">
            <text:p>27419</text:p>
          </table:table-cell>
          <table:table-cell office:value-type="float" office:value="225.125">
            <text:p>225.125</text:p>
          </table:table-cell>
          <table:table-cell office:value-type="float" office:value="625.125">
            <text:p>625.125</text:p>
          </table:table-cell>
          <table:table-cell office:value-type="float" office:value="579.125">
            <text:p>579.125</text:p>
          </table:table-cell>
          <table:table-cell office:value-type="float" office:value="0.0162135397911415">
            <text:p>0.0162135398</text:p>
          </table:table-cell>
          <table:table-cell office:value-type="float" office:value="0.0348783685766892">
            <text:p>0.0348783686</text:p>
          </table:table-cell>
          <table:table-cell office:value-type="float" office:value="0.0211213027462708">
            <text:p>0.0211213027</text:p>
          </table:table-cell>
          <table:table-cell office:value-type="float" office:value="1.05726263185921">
            <text:p>1.0572626319</text:p>
          </table:table-cell>
          <table:table-cell office:value-type="float" office:value="1.12445863118377">
            <text:p>1.1244586312</text:p>
          </table:table-cell>
          <table:table-cell office:value-type="float" office:value="1.07479893409416">
            <text:p>1.0747989341</text:p>
          </table:table-cell>
          <table:table-cell office:value-type="float" office:value="0">
            <text:p>0</text:p>
          </table:table-cell>
          <table:table-cell office:value-type="float" office:value="20.2178617270646">
            <text:p>20.2178617271</text:p>
          </table:table-cell>
          <table:table-cell office:value-type="float" office:value="33.1628107863816">
            <text:p>33.162810786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626">
            <text:p>626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13395">
            <text:p>13395</text:p>
          </table:table-cell>
          <table:table-cell office:value-type="float" office:value="18213">
            <text:p>18213</text:p>
          </table:table-cell>
          <table:table-cell office:value-type="float" office:value="25344">
            <text:p>25344</text:p>
          </table:table-cell>
          <table:table-cell office:value-type="float" office:value="540.875">
            <text:p>540.875</text:p>
          </table:table-cell>
          <table:table-cell office:value-type="float" office:value="162.75">
            <text:p>162.75</text:p>
          </table:table-cell>
          <table:table-cell office:value-type="float" office:value="636.75">
            <text:p>636.75</text:p>
          </table:table-cell>
          <table:table-cell office:value-type="float" office:value="0.0403788727136991">
            <text:p>0.0403788727</text:p>
          </table:table-cell>
          <table:table-cell office:value-type="float" office:value="0.00893592488881568">
            <text:p>0.0089359249</text:p>
          </table:table-cell>
          <table:table-cell office:value-type="float" office:value="0.0251242897727273">
            <text:p>0.0251242898</text:p>
          </table:table-cell>
          <table:table-cell office:value-type="float" office:value="1.14452174308674">
            <text:p>1.1445217431</text:p>
          </table:table-cell>
          <table:table-cell office:value-type="float" office:value="1.03143224458795">
            <text:p>1.0314322446</text:p>
          </table:table-cell>
          <table:table-cell office:value-type="float" office:value="1.08917222488025">
            <text:p>1.0891722249</text:p>
          </table:table-cell>
          <table:table-cell office:value-type="float" office:value="17.510372613034">
            <text:p>17.510372613</text:p>
          </table:table-cell>
          <table:table-cell office:value-type="float" office:value="0">
            <text:p>0</text:p>
          </table:table-cell>
          <table:table-cell office:value-type="float" office:value="27.933867656305">
            <text:p>27.9338676563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4">
            <text:p>424</text:p>
          </table:table-cell>
          <table:table-cell office:value-type="float" office:value="619">
            <text:p>619</text:p>
          </table:table-cell>
          <table:table-cell office:value-type="float" office:value="13052">
            <text:p>13052</text:p>
          </table:table-cell>
          <table:table-cell office:value-type="float" office:value="18256">
            <text:p>18256</text:p>
          </table:table-cell>
          <table:table-cell office:value-type="float" office:value="25429">
            <text:p>25429</text:p>
          </table:table-cell>
          <table:table-cell office:value-type="float" office:value="452.75">
            <text:p>452.75</text:p>
          </table:table-cell>
          <table:table-cell office:value-type="float" office:value="765.75">
            <text:p>765.75</text:p>
          </table:table-cell>
          <table:table-cell office:value-type="float" office:value="302.125">
            <text:p>302.125</text:p>
          </table:table-cell>
          <table:table-cell office:value-type="float" office:value="0.0346881703953417">
            <text:p>0.0346881704</text:p>
          </table:table-cell>
          <table:table-cell office:value-type="float" office:value="0.0419451139351446">
            <text:p>0.0419451139</text:p>
          </table:table-cell>
          <table:table-cell office:value-type="float" office:value="0.0118811199811239">
            <text:p>0.01188112</text:p>
          </table:table-cell>
          <table:table-cell office:value-type="float" office:value="1.12376700394783">
            <text:p>1.1237670039</text:p>
          </table:table-cell>
          <table:table-cell office:value-type="float" office:value="1.15025630823575">
            <text:p>1.1502563082</text:p>
          </table:table-cell>
          <table:table-cell office:value-type="float" office:value="1.04186059551747">
            <text:p>1.0418605955</text:p>
          </table:table-cell>
          <table:table-cell office:value-type="float" office:value="20.3268391602612">
            <text:p>20.3268391603</text:p>
          </table:table-cell>
          <table:table-cell office:value-type="float" office:value="16.8692997298121">
            <text:p>16.86929972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639">
            <text:p>639</text:p>
          </table:table-cell>
          <table:table-cell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13252">
            <text:p>13252</text:p>
          </table:table-cell>
          <table:table-cell office:value-type="float" office:value="19804">
            <text:p>19804</text:p>
          </table:table-cell>
          <table:table-cell office:value-type="float" office:value="27352">
            <text:p>27352</text:p>
          </table:table-cell>
          <table:table-cell office:value-type="float" office:value="439.875">
            <text:p>439.875</text:p>
          </table:table-cell>
          <table:table-cell office:value-type="float" office:value="374.75">
            <text:p>374.75</text:p>
          </table:table-cell>
          <table:table-cell office:value-type="float" office:value="509.25">
            <text:p>509.25</text:p>
          </table:table-cell>
          <table:table-cell office:value-type="float" office:value="0.0331931029278599">
            <text:p>0.0331931029</text:p>
          </table:table-cell>
          <table:table-cell office:value-type="float" office:value="0.0189229448596243">
            <text:p>0.0189229449</text:p>
          </table:table-cell>
          <table:table-cell office:value-type="float" office:value="0.0186183825680023">
            <text:p>0.0186183826</text:p>
          </table:table-cell>
          <table:table-cell office:value-type="float" office:value="1.11833535312819">
            <text:p>1.1183353531</text:p>
          </table:table-cell>
          <table:table-cell office:value-type="float" office:value="1.06693213957932">
            <text:p>1.0669321396</text:p>
          </table:table-cell>
          <table:table-cell office:value-type="float" office:value="1.06584376156013">
            <text:p>1.0658437616</text:p>
          </table:table-cell>
          <table:table-cell office:value-type="float" office:value="21.2269527212188">
            <text:p>21.22695272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13885">
            <text:p>13885</text:p>
          </table:table-cell>
          <table:table-cell office:value-type="float" office:value="20069">
            <text:p>20069</text:p>
          </table:table-cell>
          <table:table-cell office:value-type="float" office:value="28502">
            <text:p>28502</text:p>
          </table:table-cell>
          <table:table-cell office:value-type="float" office:value="225.125">
            <text:p>225.125</text:p>
          </table:table-cell>
          <table:table-cell office:value-type="float" office:value="413">
            <text:p>413</text:p>
          </table:table-cell>
          <table:table-cell office:value-type="float" office:value="1050.25">
            <text:p>1050.25</text:p>
          </table:table-cell>
          <table:table-cell office:value-type="float" office:value="0.0162135397911415">
            <text:p>0.0162135398</text:p>
          </table:table-cell>
          <table:table-cell office:value-type="float" office:value="0.0205790024415766">
            <text:p>0.0205790024</text:p>
          </table:table-cell>
          <table:table-cell office:value-type="float" office:value="0.0368482913479756">
            <text:p>0.0368482913</text:p>
          </table:table-cell>
          <table:table-cell office:value-type="float" office:value="1.05726263185921">
            <text:p>1.0572626319</text:p>
          </table:table-cell>
          <table:table-cell office:value-type="float" office:value="1.07285655941484">
            <text:p>1.0728565594</text:p>
          </table:table-cell>
          <table:table-cell office:value-type="float" office:value="1.13163030100543">
            <text:p>1.131630301</text:p>
          </table:table-cell>
          <table:table-cell office:value-type="float" office:value="0">
            <text:p>0</text:p>
          </table:table-cell>
          <table:table-cell office:value-type="float" office:value="34.0276506466894">
            <text:p>34.0276506467</text:p>
          </table:table-cell>
          <table:table-cell office:value-type="float" office:value="19.1553198830386">
            <text:p>19.15531988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17">
            <text:p>417</text:p>
          </table:table-cell>
          <table:table-cell office:value-type="float" office:value="14444">
            <text:p>14444</text:p>
          </table:table-cell>
          <table:table-cell office:value-type="float" office:value="18791">
            <text:p>18791</text:p>
          </table:table-cell>
          <table:table-cell office:value-type="float" office:value="30154">
            <text:p>30154</text:p>
          </table:table-cell>
          <table:table-cell office:value-type="float" office:value="202.5">
            <text:p>202.5</text:p>
          </table:table-cell>
          <table:table-cell office:value-type="float" office:value="569.625">
            <text:p>569.625</text:p>
          </table:table-cell>
          <table:table-cell office:value-type="float" office:value="1544.75">
            <text:p>1544.75</text:p>
          </table:table-cell>
          <table:table-cell office:value-type="float" office:value="0.0140196621434506">
            <text:p>0.0140196621</text:p>
          </table:table-cell>
          <table:table-cell office:value-type="float" office:value="0.030313714012027">
            <text:p>0.030313714</text:p>
          </table:table-cell>
          <table:table-cell office:value-type="float" office:value="0.0512286927107515">
            <text:p>0.0512286927</text:p>
          </table:table-cell>
          <table:table-cell office:value-type="float" office:value="1.04945405731825">
            <text:p>1.0494540573</text:p>
          </table:table-cell>
          <table:table-cell office:value-type="float" office:value="1.10789908470621">
            <text:p>1.1078990847</text:p>
          </table:table-cell>
          <table:table-cell office:value-type="float" office:value="1.18444420724306">
            <text:p>1.1844442072</text:p>
          </table:table-cell>
          <table:table-cell office:value-type="float" office:value="0">
            <text:p>0</text:p>
          </table:table-cell>
          <table:table-cell office:value-type="float" office:value="23.2106439810539">
            <text:p>23.2106439811</text:p>
          </table:table-cell>
          <table:table-cell office:value-type="float" office:value="13.8741362730694">
            <text:p>13.8741362731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14445">
            <text:p>14445</text:p>
          </table:table-cell>
          <table:table-cell office:value-type="float" office:value="20141">
            <text:p>20141</text:p>
          </table:table-cell>
          <table:table-cell office:value-type="float" office:value="33764">
            <text:p>33764</text:p>
          </table:table-cell>
          <table:table-cell office:value-type="float" office:value="618.625">
            <text:p>618.625</text:p>
          </table:table-cell>
          <table:table-cell office:value-type="float" office:value="1051.75">
            <text:p>1051.75</text:p>
          </table:table-cell>
          <table:table-cell office:value-type="float" office:value="1759.375">
            <text:p>1759.375</text:p>
          </table:table-cell>
          <table:table-cell office:value-type="float" office:value="0.0428262374524057">
            <text:p>0.0428262375</text:p>
          </table:table-cell>
          <table:table-cell office:value-type="float" office:value="0.0522193535574202">
            <text:p>0.0522193536</text:p>
          </table:table-cell>
          <table:table-cell office:value-type="float" office:value="0.0521080144532638">
            <text:p>0.0521080145</text:p>
          </table:table-cell>
          <table:table-cell office:value-type="float" office:value="1.15348664084751">
            <text:p>1.1534866408</text:p>
          </table:table-cell>
          <table:table-cell office:value-type="float" office:value="1.18811238478744">
            <text:p>1.1881123848</text:p>
          </table:table-cell>
          <table:table-cell office:value-type="float" office:value="1.18769993112014">
            <text:p>1.1876999311</text:p>
          </table:table-cell>
          <table:table-cell office:value-type="float" office:value="16.5292571413052">
            <text:p>16.5292571413</text:p>
          </table:table-cell>
          <table:table-cell office:value-type="float" office:value="13.6173937950224">
            <text:p>13.617393795</text:p>
          </table:table-cell>
          <table:table-cell office:value-type="float" office:value="13.6457619271473">
            <text:p>13.645761927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637">
            <text:p>637</text:p>
          </table:table-cell>
          <table:table-cell office:value-type="float" office:value="310">
            <text:p>310</text:p>
          </table:table-cell>
          <table:table-cell office:value-type="float" office:value="435">
            <text:p>435</text:p>
          </table:table-cell>
          <table:table-cell office:value-type="float" office:value="15720">
            <text:p>15720</text:p>
          </table:table-cell>
          <table:table-cell office:value-type="float" office:value="21238">
            <text:p>21238</text:p>
          </table:table-cell>
          <table:table-cell office:value-type="float" office:value="35813">
            <text:p>35813</text:p>
          </table:table-cell>
          <table:table-cell office:value-type="float" office:value="703.125">
            <text:p>703.125</text:p>
          </table:table-cell>
          <table:table-cell office:value-type="float" office:value="1044">
            <text:p>1044</text:p>
          </table:table-cell>
          <table:table-cell office:value-type="float" office:value="1697.875">
            <text:p>1697.875</text:p>
          </table:table-cell>
          <table:table-cell office:value-type="float" office:value="0.0447280534351145">
            <text:p>0.0447280534</text:p>
          </table:table-cell>
          <table:table-cell office:value-type="float" office:value="0.0491571711083906">
            <text:p>0.0491571711</text:p>
          </table:table-cell>
          <table:table-cell office:value-type="float" office:value="0.0474094602518639">
            <text:p>0.0474094603</text:p>
          </table:table-cell>
          <table:table-cell office:value-type="float" office:value="1.16046936060053">
            <text:p>1.1604693606</text:p>
          </table:table-cell>
          <table:table-cell office:value-type="float" office:value="1.17678629672327">
            <text:p>1.1767862967</text:p>
          </table:table-cell>
          <table:table-cell office:value-type="float" office:value="1.17033851844741">
            <text:p>1.1703385184</text:p>
          </table:table-cell>
          <table:table-cell office:value-type="float" office:value="15.8409687545409">
            <text:p>15.8409687545</text:p>
          </table:table-cell>
          <table:table-cell office:value-type="float" office:value="14.4444338625098">
            <text:p>14.4444338625</text:p>
          </table:table-cell>
          <table:table-cell office:value-type="float" office:value="14.964338384478">
            <text:p>14.964338384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0">
            <text:p>650</text:p>
          </table:table-cell>
          <table:table-cell office:value-type="float" office:value="320">
            <text:p>320</text:p>
          </table:table-cell>
          <table:table-cell office:value-type="float" office:value="15760">
            <text:p>15760</text:p>
          </table:table-cell>
          <table:table-cell office:value-type="float" office:value="21300">
            <text:p>21300</text:p>
          </table:table-cell>
          <table:table-cell office:value-type="float" office:value="35732">
            <text:p>35732</text:p>
          </table:table-cell>
          <table:table-cell office:value-type="float" office:value="359.875">
            <text:p>359.875</text:p>
          </table:table-cell>
          <table:table-cell office:value-type="float" office:value="769.75">
            <text:p>769.75</text:p>
          </table:table-cell>
          <table:table-cell office:value-type="float" office:value="1952.5">
            <text:p>1952.5</text:p>
          </table:table-cell>
          <table:table-cell office:value-type="float" office:value="0.0228347081218274">
            <text:p>0.0228347081</text:p>
          </table:table-cell>
          <table:table-cell office:value-type="float" office:value="0.0361384976525822">
            <text:p>0.0361384977</text:p>
          </table:table-cell>
          <table:table-cell office:value-type="float" office:value="0.054642897123027">
            <text:p>0.0546428971</text:p>
          </table:table-cell>
          <table:table-cell office:value-type="float" office:value="1.08094346926061">
            <text:p>1.0809434693</text:p>
          </table:table-cell>
          <table:table-cell office:value-type="float" office:value="1.12904448416871">
            <text:p>1.1290444842</text:p>
          </table:table-cell>
          <table:table-cell office:value-type="float" office:value="1.19710239849435">
            <text:p>1.1971023985</text:p>
          </table:table-cell>
          <table:table-cell office:value-type="float" office:value="30.7002526133712">
            <text:p>30.7002526134</text:p>
          </table:table-cell>
          <table:table-cell office:value-type="float" office:value="19.5248217536472">
            <text:p>19.5248217536</text:p>
          </table:table-cell>
          <table:table-cell office:value-type="float" office:value="13.0285378147519">
            <text:p>13.0285378148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449">
            <text:p>449</text:p>
          </table:table-cell>
          <table:table-cell office:value-type="float" office:value="322">
            <text:p>322</text:p>
          </table:table-cell>
          <table:table-cell office:value-type="float" office:value="14942">
            <text:p>14942</text:p>
          </table:table-cell>
          <table:table-cell office:value-type="float" office:value="22596">
            <text:p>22596</text:p>
          </table:table-cell>
          <table:table-cell office:value-type="float" office:value="37629">
            <text:p>37629</text:p>
          </table:table-cell>
          <table:table-cell office:value-type="float" office:value="454.375">
            <text:p>454.375</text:p>
          </table:table-cell>
          <table:table-cell office:value-type="float" office:value="1099.625">
            <text:p>1099.625</text:p>
          </table:table-cell>
          <table:table-cell office:value-type="float" office:value="1978.875">
            <text:p>1978.875</text:p>
          </table:table-cell>
          <table:table-cell office:value-type="float" office:value="0.0304092490965065">
            <text:p>0.0304092491</text:p>
          </table:table-cell>
          <table:table-cell office:value-type="float" office:value="0.0486645866525049">
            <text:p>0.0486645867</text:p>
          </table:table-cell>
          <table:table-cell office:value-type="float" office:value="0.0525890935182971">
            <text:p>0.0525890935</text:p>
          </table:table-cell>
          <table:table-cell office:value-type="float" office:value="1.10824482780177">
            <text:p>1.1082448278</text:p>
          </table:table-cell>
          <table:table-cell office:value-type="float" office:value="1.17496780759212">
            <text:p>1.1749678076</text:p>
          </table:table-cell>
          <table:table-cell office:value-type="float" office:value="1.18948242831791">
            <text:p>1.1894824283</text:p>
          </table:table-cell>
          <table:table-cell office:value-type="float" office:value="23.1388023996175">
            <text:p>23.1388023996</text:p>
          </table:table-cell>
          <table:table-cell office:value-type="float" office:value="14.5871880201445">
            <text:p>14.5871880201</text:p>
          </table:table-cell>
          <table:table-cell office:value-type="float" office:value="13.5240492181416">
            <text:p>13.524049218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table:number-columns-repeated="2" office:value-type="float" office:value="465">
            <text:p>465</text:p>
          </table:table-cell>
          <table:table-cell office:value-type="float" office:value="14340">
            <text:p>14340</text:p>
          </table:table-cell>
          <table:table-cell office:value-type="float" office:value="24184">
            <text:p>24184</text:p>
          </table:table-cell>
          <table:table-cell office:value-type="float" office:value="38768">
            <text:p>38768</text:p>
          </table:table-cell>
          <table:table-cell office:value-type="float" office:value="618">
            <text:p>618</text:p>
          </table:table-cell>
          <table:table-cell office:value-type="float" office:value="1107.375">
            <text:p>1107.375</text:p>
          </table:table-cell>
          <table:table-cell office:value-type="float" office:value="1503">
            <text:p>1503</text:p>
          </table:table-cell>
          <table:table-cell office:value-type="float" office:value="0.0430962343096234">
            <text:p>0.0430962343</text:p>
          </table:table-cell>
          <table:table-cell office:value-type="float" office:value="0.0457895716175984">
            <text:p>0.0457895716</text:p>
          </table:table-cell>
          <table:table-cell office:value-type="float" office:value="0.0387690879075526">
            <text:p>0.0387690879</text:p>
          </table:table-cell>
          <table:table-cell office:value-type="float" office:value="1.15447709949056">
            <text:p>1.1544770995</text:p>
          </table:table-cell>
          <table:table-cell office:value-type="float" office:value="1.16437300300468">
            <text:p>1.164373003</text:p>
          </table:table-cell>
          <table:table-cell office:value-type="float" office:value="1.13863777034371">
            <text:p>1.1386377703</text:p>
          </table:table-cell>
          <table:table-cell office:value-type="float" office:value="16.4278428967099">
            <text:p>16.4278428967</text:p>
          </table:table-cell>
          <table:table-cell office:value-type="float" office:value="15.4816522053167">
            <text:p>15.4816522053</text:p>
          </table:table-cell>
          <table:table-cell office:value-type="float" office:value="18.2232387783813">
            <text:p>18.2232387784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473">
            <text:p>473</text:p>
          </table:table-cell>
          <table:table-cell office:value-type="float" office:value="342">
            <text:p>342</text:p>
          </table:table-cell>
          <table:table-cell office:value-type="float" office:value="473">
            <text:p>473</text:p>
          </table:table-cell>
          <table:table-cell office:value-type="float" office:value="15888">
            <text:p>15888</text:p>
          </table:table-cell>
          <table:table-cell office:value-type="float" office:value="26517">
            <text:p>26517</text:p>
          </table:table-cell>
          <table:table-cell office:value-type="float" office:value="40841">
            <text:p>40841</text:p>
          </table:table-cell>
          <table:table-cell office:value-type="float" office:value="670.25">
            <text:p>670.25</text:p>
          </table:table-cell>
          <table:table-cell office:value-type="float" office:value="1056.375">
            <text:p>1056.375</text:p>
          </table:table-cell>
          <table:table-cell office:value-type="float" office:value="980.125">
            <text:p>980.125</text:p>
          </table:table-cell>
          <table:table-cell office:value-type="float" office:value="0.0421859264853978">
            <text:p>0.0421859265</text:p>
          </table:table-cell>
          <table:table-cell office:value-type="float" office:value="0.0398376513180224">
            <text:p>0.0398376513</text:p>
          </table:table-cell>
          <table:table-cell office:value-type="float" office:value="0.0239985553732769">
            <text:p>0.0239985554</text:p>
          </table:table-cell>
          <table:table-cell office:value-type="float" office:value="1.15113886139002">
            <text:p>1.1511388614</text:p>
          </table:table-cell>
          <table:table-cell office:value-type="float" office:value="1.14254237499965">
            <text:p>1.142542375</text:p>
          </table:table-cell>
          <table:table-cell office:value-type="float" office:value="1.08512376790008">
            <text:p>1.0851237679</text:p>
          </table:table-cell>
          <table:table-cell office:value-type="float" office:value="16.7749551285038">
            <text:p>16.7749551285</text:p>
          </table:table-cell>
          <table:table-cell office:value-type="float" office:value="17.7436155309248">
            <text:p>17.7436155309</text:p>
          </table:table-cell>
          <table:table-cell office:value-type="float" office:value="29.2280748279512">
            <text:p>29.22807482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687">
            <text:p>687</text:p>
          </table:table-cell>
          <table:table-cell office:value-type="float" office:value="343">
            <text:p>343</text:p>
          </table:table-cell>
          <table:table-cell office:value-type="float" office:value="16692">
            <text:p>16692</text:p>
          </table:table-cell>
          <table:table-cell office:value-type="float" office:value="26794">
            <text:p>26794</text:p>
          </table:table-cell>
          <table:table-cell office:value-type="float" office:value="44000">
            <text:p>44000</text:p>
          </table:table-cell>
          <table:table-cell office:value-type="float" office:value="692.25">
            <text:p>692.25</text:p>
          </table:table-cell>
          <table:table-cell office:value-type="float" office:value="1454">
            <text:p>1454</text:p>
          </table:table-cell>
          <table:table-cell office:value-type="float" office:value="1051.5">
            <text:p>1051.5</text:p>
          </table:table-cell>
          <table:table-cell office:value-type="float" office:value="0.0414719626168224">
            <text:p>0.0414719626</text:p>
          </table:table-cell>
          <table:table-cell office:value-type="float" office:value="0.0542658804209898">
            <text:p>0.0542658804</text:p>
          </table:table-cell>
          <table:table-cell office:value-type="float" office:value="0.0238977272727273">
            <text:p>0.0238977273</text:p>
          </table:table-cell>
          <table:table-cell office:value-type="float" office:value="1.14852291957813">
            <text:p>1.1485229196</text:p>
          </table:table-cell>
          <table:table-cell office:value-type="float" office:value="1.19570236159808">
            <text:p>1.1957023616</text:p>
          </table:table-cell>
          <table:table-cell office:value-type="float" office:value="1.0847614041374">
            <text:p>1.0847614041</text:p>
          </table:table-cell>
          <table:table-cell office:value-type="float" office:value="17.0578599059049">
            <text:p>17.0578599059</text:p>
          </table:table-cell>
          <table:table-cell office:value-type="float" office:value="13.1166888116252">
            <text:p>13.1166888116</text:p>
          </table:table-cell>
          <table:table-cell office:value-type="float" office:value="29.3499416865575">
            <text:p>29.349941686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office:value-type="float" office:value="477">
            <text:p>477</text:p>
          </table:table-cell>
          <table:table-cell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17773">
            <text:p>17773</text:p>
          </table:table-cell>
          <table:table-cell office:value-type="float" office:value="27794">
            <text:p>27794</text:p>
          </table:table-cell>
          <table:table-cell office:value-type="float" office:value="46334">
            <text:p>46334</text:p>
          </table:table-cell>
          <table:table-cell office:value-type="float" office:value="890.125">
            <text:p>890.125</text:p>
          </table:table-cell>
          <table:table-cell office:value-type="float" office:value="548">
            <text:p>548</text:p>
          </table:table-cell>
          <table:table-cell office:value-type="float" office:value="935.375">
            <text:p>935.375</text:p>
          </table:table-cell>
          <table:table-cell office:value-type="float" office:value="0.0500829910538457">
            <text:p>0.0500829911</text:p>
          </table:table-cell>
          <table:table-cell office:value-type="float" office:value="0.0197164855724257">
            <text:p>0.0197164856</text:p>
          </table:table-cell>
          <table:table-cell office:value-type="float" office:value="0.0201876591703717">
            <text:p>0.0201876592</text:p>
          </table:table-cell>
          <table:table-cell office:value-type="float" office:value="1.18020674843454">
            <text:p>1.1802067484</text:p>
          </table:table-cell>
          <table:table-cell office:value-type="float" office:value="1.06976962951801">
            <text:p>1.0697696295</text:p>
          </table:table-cell>
          <table:table-cell office:value-type="float" office:value="1.07145558859855">
            <text:p>1.0714555886</text:p>
          </table:table-cell>
          <table:table-cell office:value-type="float" office:value="14.1837226413491">
            <text:p>14.1837226413</text:p>
          </table:table-cell>
          <table:table-cell office:value-type="float" office:value="0">
            <text:p>0</text:p>
          </table:table-cell>
          <table:table-cell office:value-type="float" office:value="34.6806124604841">
            <text:p>34.6806124605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743">
            <text:p>743</text:p>
          </table:table-cell>
          <table:table-cell office:value-type="float" office:value="526">
            <text:p>526</text:p>
          </table:table-cell>
          <table:table-cell office:value-type="float" office:value="743">
            <text:p>743</text:p>
          </table:table-cell>
          <table:table-cell office:value-type="float" office:value="19768">
            <text:p>19768</text:p>
          </table:table-cell>
          <table:table-cell office:value-type="float" office:value="29028">
            <text:p>29028</text:p>
          </table:table-cell>
          <table:table-cell office:value-type="float" office:value="45654">
            <text:p>45654</text:p>
          </table:table-cell>
          <table:table-cell office:value-type="float" office:value="1052.875">
            <text:p>1052.875</text:p>
          </table:table-cell>
          <table:table-cell office:value-type="float" office:value="1039.75">
            <text:p>1039.75</text:p>
          </table:table-cell>
          <table:table-cell office:value-type="float" office:value="817.125">
            <text:p>817.125</text:p>
          </table:table-cell>
          <table:table-cell office:value-type="float" office:value="0.053261584378794">
            <text:p>0.0532615844</text:p>
          </table:table-cell>
          <table:table-cell office:value-type="float" office:value="0.0358188645445776">
            <text:p>0.0358188645</text:p>
          </table:table-cell>
          <table:table-cell office:value-type="float" office:value="0.0178982126429229">
            <text:p>0.0178982126</text:p>
          </table:table-cell>
          <table:table-cell office:value-type="float" office:value="1.19197566621204">
            <text:p>1.1919756662</text:p>
          </table:table-cell>
          <table:table-cell office:value-type="float" office:value="1.12788068837826">
            <text:p>1.1278806884</text:p>
          </table:table-cell>
          <table:table-cell office:value-type="float" office:value="1.06327162244122">
            <text:p>1.0632716224</text:p>
          </table:table-cell>
          <table:table-cell office:value-type="float" office:value="13.3575936477956">
            <text:p>13.3575936478</text:p>
          </table:table-cell>
          <table:table-cell office:value-type="float" office:value="19.6959968280169">
            <text:p>19.6959968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table:number-columns-repeated="2" office:value-type="float" office:value="548">
            <text:p>548</text:p>
          </table:table-cell>
          <table:table-cell office:value-type="float" office:value="21182">
            <text:p>21182</text:p>
          </table:table-cell>
          <table:table-cell office:value-type="float" office:value="30284">
            <text:p>30284</text:p>
          </table:table-cell>
          <table:table-cell office:value-type="float" office:value="43524">
            <text:p>43524</text:p>
          </table:table-cell>
          <table:table-cell office:value-type="float" office:value="1038.5">
            <text:p>1038.5</text:p>
          </table:table-cell>
          <table:table-cell office:value-type="float" office:value="769.75">
            <text:p>769.75</text:p>
          </table:table-cell>
          <table:table-cell office:value-type="float" office:value="923">
            <text:p>923</text:p>
          </table:table-cell>
          <table:table-cell office:value-type="float" office:value="0.0490274761590029">
            <text:p>0.0490274762</text:p>
          </table:table-cell>
          <table:table-cell office:value-type="float" office:value="0.0254177123233391">
            <text:p>0.0254177123</text:p>
          </table:table-cell>
          <table:table-cell office:value-type="float" office:value="0.0212066905615293">
            <text:p>0.0212066906</text:p>
          </table:table-cell>
          <table:table-cell office:value-type="float" office:value="1.17630740565681">
            <text:p>1.1763074057</text:p>
          </table:table-cell>
          <table:table-cell office:value-type="float" office:value="1.0902282709272">
            <text:p>1.0902282709</text:p>
          </table:table-cell>
          <table:table-cell office:value-type="float" office:value="1.07510487546551">
            <text:p>1.0751048755</text:p>
          </table:table-cell>
          <table:table-cell office:value-type="float" office:value="14.4817421426633">
            <text:p>14.4817421427</text:p>
          </table:table-cell>
          <table:table-cell office:value-type="float" office:value="27.6153663367113">
            <text:p>27.6153663367</text:p>
          </table:table-cell>
          <table:table-cell office:value-type="float" office:value="33.030667946591">
            <text:p>33.0306679466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35">
            <text:p>735</text:p>
          </table:table-cell>
          <table:table-cell office:value-type="float" office:value="508">
            <text:p>508</text:p>
          </table:table-cell>
          <table:table-cell office:value-type="float" office:value="20822">
            <text:p>20822</text:p>
          </table:table-cell>
          <table:table-cell office:value-type="float" office:value="32675">
            <text:p>32675</text:p>
          </table:table-cell>
          <table:table-cell office:value-type="float" office:value="44060">
            <text:p>44060</text:p>
          </table:table-cell>
          <table:table-cell office:value-type="float" office:value="1146.75">
            <text:p>1146.75</text:p>
          </table:table-cell>
          <table:table-cell office:value-type="float" office:value="509.5">
            <text:p>509.5</text:p>
          </table:table-cell>
          <table:table-cell office:value-type="float" office:value="707.625">
            <text:p>707.625</text:p>
          </table:table-cell>
          <table:table-cell office:value-type="float" office:value="0.0550739602343675">
            <text:p>0.0550739602</text:p>
          </table:table-cell>
          <table:table-cell office:value-type="float" office:value="0.015592960979342">
            <text:p>0.015592961</text:p>
          </table:table-cell>
          <table:table-cell office:value-type="float" office:value="0.0160604857013164">
            <text:p>0.0160604857</text:p>
          </table:table-cell>
          <table:table-cell office:value-type="float" office:value="1.19870381736824">
            <text:p>1.1987038174</text:p>
          </table:table-cell>
          <table:table-cell office:value-type="float" office:value="1.05505191867462">
            <text:p>1.0550519187</text:p>
          </table:table-cell>
          <table:table-cell office:value-type="float" office:value="1.05671726078849">
            <text:p>1.0567172608</text:p>
          </table:table-cell>
          <table:table-cell office:value-type="float" office:value="12.9292286065741">
            <text:p>12.92922860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9">
            <text:p>819</text:p>
          </table:table-cell>
          <table:table-cell office:value-type="float" office:value="587">
            <text:p>587</text:p>
          </table:table-cell>
          <table:table-cell office:value-type="float" office:value="21928">
            <text:p>21928</text:p>
          </table:table-cell>
          <table:table-cell office:value-type="float" office:value="33484">
            <text:p>33484</text:p>
          </table:table-cell>
          <table:table-cell office:value-type="float" office:value="46131">
            <text:p>46131</text:p>
          </table:table-cell>
          <table:table-cell office:value-type="float" office:value="1163.5">
            <text:p>1163.5</text:p>
          </table:table-cell>
          <table:table-cell office:value-type="float" office:value="151.125">
            <text:p>151.125</text:p>
          </table:table-cell>
          <table:table-cell office:value-type="float" office:value="935.75">
            <text:p>935.75</text:p>
          </table:table-cell>
          <table:table-cell office:value-type="float" office:value="0.0530600145932142">
            <text:p>0.0530600146</text:p>
          </table:table-cell>
          <table:table-cell office:value-type="float" office:value="0.00451334965953888">
            <text:p>0.0045133497</text:p>
          </table:table-cell>
          <table:table-cell office:value-type="float" office:value="0.0202846242223234">
            <text:p>0.0202846242</text:p>
          </table:table-cell>
          <table:table-cell office:value-type="float" office:value="1.19122816676757">
            <text:p>1.1912281668</text:p>
          </table:table-cell>
          <table:table-cell office:value-type="float" office:value="1.01583664964568">
            <text:p>1.0158366496</text:p>
          </table:table-cell>
          <table:table-cell office:value-type="float" office:value="1.07180265809862">
            <text:p>1.0718026581</text:p>
          </table:table-cell>
          <table:table-cell office:value-type="float" office:value="13.4070436756293">
            <text:p>13.4070436756</text:p>
          </table:table-cell>
          <table:table-cell office:value-type="float" office:value="0">
            <text:p>0</text:p>
          </table:table-cell>
          <table:table-cell office:value-type="float" office:value="34.5164770480798">
            <text:p>34.516477048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office:value-type="float" office:value="617">
            <text:p>617</text:p>
          </table:table-cell>
          <table:table-cell table:number-columns-repeated="2" office:value-type="float" office:value="855">
            <text:p>855</text:p>
          </table:table-cell>
          <table:table-cell office:value-type="float" office:value="22794">
            <text:p>22794</text:p>
          </table:table-cell>
          <table:table-cell office:value-type="float" office:value="33725">
            <text:p>33725</text:p>
          </table:table-cell>
          <table:table-cell office:value-type="float" office:value="45626">
            <text:p>45626</text:p>
          </table:table-cell>
          <table:table-cell office:value-type="float" office:value="886.625">
            <text:p>886.625</text:p>
          </table:table-cell>
          <table:table-cell office:value-type="float" office:value="-63.625">
            <text:p>-63.625</text:p>
          </table:table-cell>
          <table:table-cell office:value-type="float" office:value="887.375">
            <text:p>887.375</text:p>
          </table:table-cell>
          <table:table-cell office:value-type="float" office:value="0.0388972975344389">
            <text:p>0.0388972975</text:p>
          </table:table-cell>
          <table:table-cell office:value-type="float" office:value="-0.00188658265381764">
            <text:p>-0.0018865827</text:p>
          </table:table-cell>
          <table:table-cell office:value-type="float" office:value="0.0194488887914785">
            <text:p>0.0194488888</text:p>
          </table:table-cell>
          <table:table-cell office:value-type="float" office:value="1.13910602089128">
            <text:p>1.1391060209</text:p>
          </table:table-cell>
          <table:table-cell office:value-type="float" office:value="0.993403936732093">
            <text:p>0.9934039367</text:p>
          </table:table-cell>
          <table:table-cell office:value-type="float" office:value="1.06881249894961">
            <text:p>1.0688124989</text:p>
          </table:table-cell>
          <table:table-cell office:value-type="float" office:value="18.1643010199631">
            <text:p>18.164301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2">
            <text:p>872</text:p>
          </table:table-cell>
          <table:table-cell office:value-type="float" office:value="475">
            <text:p>475</text:p>
          </table:table-cell>
          <table:table-cell office:value-type="float" office:value="23800">
            <text:p>23800</text:p>
          </table:table-cell>
          <table:table-cell office:value-type="float" office:value="32444">
            <text:p>32444</text:p>
          </table:table-cell>
          <table:table-cell office:value-type="float" office:value="47675">
            <text:p>47675</text:p>
          </table:table-cell>
          <table:table-cell office:value-type="float" office:value="422">
            <text:p>422</text:p>
          </table:table-cell>
          <table:table-cell office:value-type="float" office:value="579.5">
            <text:p>579.5</text:p>
          </table:table-cell>
          <table:table-cell office:value-type="float" office:value="-214.75">
            <text:p>-214.75</text:p>
          </table:table-cell>
          <table:table-cell office:value-type="float" office:value="0.0177310924369748">
            <text:p>0.0177310924</text:p>
          </table:table-cell>
          <table:table-cell office:value-type="float" office:value="0.017861546048576">
            <text:p>0.017861546</text:p>
          </table:table-cell>
          <table:table-cell office:value-type="float" office:value="-0.00450445726271631">
            <text:p>-0.0045044573</text:p>
          </table:table-cell>
          <table:table-cell office:value-type="float" office:value="1.06267503114187">
            <text:p>1.0626750311</text:p>
          </table:table-cell>
          <table:table-cell office:value-type="float" office:value="1.06314071943142">
            <text:p>1.0631407194</text:p>
          </table:table-cell>
          <table:table-cell office:value-type="float" office:value="0.984274168245547">
            <text:p>0.98427416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913">
            <text:p>913</text:p>
          </table:table-cell>
          <table:table-cell office:value-type="float" office:value="502">
            <text:p>502</text:p>
          </table:table-cell>
          <table:table-cell office:value-type="float" office:value="913">
            <text:p>913</text:p>
          </table:table-cell>
          <table:table-cell office:value-type="float" office:value="25698">
            <text:p>25698</text:p>
          </table:table-cell>
          <table:table-cell office:value-type="float" office:value="32694">
            <text:p>32694</text:p>
          </table:table-cell>
          <table:table-cell office:value-type="float" office:value="49742">
            <text:p>49742</text:p>
          </table:table-cell>
          <table:table-cell office:value-type="float" office:value="564.75">
            <text:p>564.75</text:p>
          </table:table-cell>
          <table:table-cell office:value-type="float" office:value="280.5">
            <text:p>280.5</text:p>
          </table:table-cell>
          <table:table-cell office:value-type="float" office:value="-43.875">
            <text:p>-43.875</text:p>
          </table:table-cell>
          <table:table-cell office:value-type="float" office:value="0.0219764183983189">
            <text:p>0.0219764184</text:p>
          </table:table-cell>
          <table:table-cell office:value-type="float" office:value="0.00857955588181318">
            <text:p>0.0085795559</text:p>
          </table:table-cell>
          <table:table-cell office:value-type="float" office:value="-0.00088205138514736">
            <text:p>-0.0008820514</text:p>
          </table:table-cell>
          <table:table-cell office:value-type="float" office:value="1.07786407180673">
            <text:p>1.0778640718</text:p>
          </table:table-cell>
          <table:table-cell office:value-type="float" office:value="1.03017271879344">
            <text:p>1.0301727188</text:p>
          </table:table-cell>
          <table:table-cell office:value-type="float" office:value="0.99691434506069">
            <text:p>0.9969143451</text:p>
          </table:table-cell>
          <table:table-cell office:value-type="float" office:value="31.8858159408713">
            <text:p>31.88581594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21">
            <text:p>1021</text:p>
          </table:table-cell>
          <table:table-cell office:value-type="float" office:value="595">
            <text:p>595</text:p>
          </table:table-cell>
          <table:table-cell office:value-type="float" office:value="26765">
            <text:p>26765</text:p>
          </table:table-cell>
          <table:table-cell office:value-type="float" office:value="34442">
            <text:p>34442</text:p>
          </table:table-cell>
          <table:table-cell office:value-type="float" office:value="47865">
            <text:p>47865</text:p>
          </table:table-cell>
          <table:table-cell office:value-type="float" office:value="176.875">
            <text:p>176.875</text:p>
          </table:table-cell>
          <table:table-cell office:value-type="float" office:value="570.375">
            <text:p>570.375</text:p>
          </table:table-cell>
          <table:table-cell office:value-type="float" office:value="-336.75">
            <text:p>-336.75</text:p>
          </table:table-cell>
          <table:table-cell office:value-type="float" office:value="0.00660844386325425">
            <text:p>0.0066084439</text:p>
          </table:table-cell>
          <table:table-cell office:value-type="float" office:value="0.0165604494512514">
            <text:p>0.0165604495</text:p>
          </table:table-cell>
          <table:table-cell office:value-type="float" office:value="-0.00703541209652147">
            <text:p>-0.0070354121</text:p>
          </table:table-cell>
          <table:table-cell office:value-type="float" office:value="1.02321514972077">
            <text:p>1.0232151497</text:p>
          </table:table-cell>
          <table:table-cell office:value-type="float" office:value="1.05849910011199">
            <text:p>1.0584991001</text:p>
          </table:table-cell>
          <table:table-cell office:value-type="float" office:value="0.975473071827976">
            <text:p>0.9754730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031">
            <text:p>1031</text:p>
          </table:table-cell>
          <table:table-cell office:value-type="float" office:value="26460">
            <text:p>26460</text:p>
          </table:table-cell>
          <table:table-cell office:value-type="float" office:value="33802">
            <text:p>33802</text:p>
          </table:table-cell>
          <table:table-cell office:value-type="float" office:value="45707">
            <text:p>45707</text:p>
          </table:table-cell>
          <table:table-cell office:value-type="float" office:value="273.375">
            <text:p>273.375</text:p>
          </table:table-cell>
          <table:table-cell office:value-type="float" office:value="300.25">
            <text:p>300.25</text:p>
          </table:table-cell>
          <table:table-cell office:value-type="float" office:value="-277.5">
            <text:p>-277.5</text:p>
          </table:table-cell>
          <table:table-cell office:value-type="float" office:value="0.0103316326530612">
            <text:p>0.0103316327</text:p>
          </table:table-cell>
          <table:table-cell office:value-type="float" office:value="0.00888261049642033">
            <text:p>0.0088826105</text:p>
          </table:table-cell>
          <table:table-cell office:value-type="float" office:value="-0.00607128011026757">
            <text:p>-0.0060712801</text:p>
          </table:table-cell>
          <table:table-cell office:value-type="float" office:value="1.03636992984694">
            <text:p>1.0363699298</text:p>
          </table:table-cell>
          <table:table-cell office:value-type="float" office:value="1.03124378224516">
            <text:p>1.0312437822</text:p>
          </table:table-cell>
          <table:table-cell office:value-type="float" office:value="0.978822766080731">
            <text:p>0.97882276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23630">
            <text:p>23630</text:p>
          </table:table-cell>
          <table:table-cell office:value-type="float" office:value="32294">
            <text:p>32294</text:p>
          </table:table-cell>
          <table:table-cell office:value-type="float" office:value="47456">
            <text:p>47456</text:p>
          </table:table-cell>
          <table:table-cell office:value-type="float" office:value="-79.5">
            <text:p>-79.5</text:p>
          </table:table-cell>
          <table:table-cell office:value-type="float" office:value="632.25">
            <text:p>632.25</text:p>
          </table:table-cell>
          <table:table-cell office:value-type="float" office:value="-304.5">
            <text:p>-304.5</text:p>
          </table:table-cell>
          <table:table-cell office:value-type="float" office:value="-0.00336436732966568">
            <text:p>-0.0033643673</text:p>
          </table:table-cell>
          <table:table-cell office:value-type="float" office:value="0.0195779401746454">
            <text:p>0.0195779402</text:p>
          </table:table-cell>
          <table:table-cell office:value-type="float" office:value="-0.00641646999325691">
            <text:p>-0.00641647</text:p>
          </table:table-cell>
          <table:table-cell office:value-type="float" office:value="0.988246899522527">
            <text:p>0.9882468995</text:p>
          </table:table-cell>
          <table:table-cell office:value-type="float" office:value="1.06927405026456">
            <text:p>1.0692740503</text:p>
          </table:table-cell>
          <table:table-cell office:value-type="float" office:value="0.977623050354463">
            <text:p>0.97762305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3">
            <text:p>613</text:p>
          </table:table-cell>
          <table:table-cell office:value-type="float" office:value="1102">
            <text:p>1102</text:p>
          </table:table-cell>
          <table:table-cell office:value-type="float" office:value="24592">
            <text:p>24592</text:p>
          </table:table-cell>
          <table:table-cell office:value-type="float" office:value="32694">
            <text:p>32694</text:p>
          </table:table-cell>
          <table:table-cell office:value-type="float" office:value="49783">
            <text:p>49783</text:p>
          </table:table-cell>
          <table:table-cell office:value-type="float" office:value="-189.25">
            <text:p>-189.25</text:p>
          </table:table-cell>
          <table:table-cell office:value-type="float" office:value="280.5">
            <text:p>280.5</text:p>
          </table:table-cell>
          <table:table-cell office:value-type="float" office:value="24.625">
            <text:p>24.625</text:p>
          </table:table-cell>
          <table:table-cell office:value-type="float" office:value="-0.00769559206245934">
            <text:p>-0.0076955921</text:p>
          </table:table-cell>
          <table:table-cell office:value-type="float" office:value="0.00857955588181318">
            <text:p>0.0085795559</text:p>
          </table:table-cell>
          <table:table-cell office:value-type="float" office:value="0.000494646766968644">
            <text:p>0.0004946468</text:p>
          </table:table-cell>
          <table:table-cell office:value-type="float" office:value="0.973181503170288">
            <text:p>0.9731815032</text:p>
          </table:table-cell>
          <table:table-cell office:value-type="float" office:value="1.03017271879344">
            <text:p>1.0301727188</text:p>
          </table:table-cell>
          <table:table-cell office:value-type="float" office:value="1.00173174324822">
            <text:p>1.00173174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1162">
            <text:p>1162</text:p>
          </table:table-cell>
          <table:table-cell office:value-type="float" office:value="648">
            <text:p>648</text:p>
          </table:table-cell>
          <table:table-cell office:value-type="float" office:value="25358">
            <text:p>25358</text:p>
          </table:table-cell>
          <table:table-cell office:value-type="float" office:value="33662">
            <text:p>33662</text:p>
          </table:table-cell>
          <table:table-cell office:value-type="float" office:value="47865">
            <text:p>47865</text:p>
          </table:table-cell>
          <table:table-cell office:value-type="float" office:value="-177.875">
            <text:p>-177.875</text:p>
          </table:table-cell>
          <table:table-cell office:value-type="float" office:value="151">
            <text:p>151</text:p>
          </table:table-cell>
          <table:table-cell office:value-type="float" office:value="-336.75">
            <text:p>-336.75</text:p>
          </table:table-cell>
          <table:table-cell office:value-type="float" office:value="-0.00701455162079028">
            <text:p>-0.0070145516</text:p>
          </table:table-cell>
          <table:table-cell office:value-type="float" office:value="0.00448577030479472">
            <text:p>0.0044857703</text:p>
          </table:table-cell>
          <table:table-cell office:value-type="float" office:value="-0.00703541209652147">
            <text:p>-0.0070354121</text:p>
          </table:table-cell>
          <table:table-cell office:value-type="float" office:value="0.975545509038738">
            <text:p>0.975545509</text:p>
          </table:table-cell>
          <table:table-cell office:value-type="float" office:value="1.01573963545183">
            <text:p>1.0157396355</text:p>
          </table:table-cell>
          <table:table-cell office:value-type="float" office:value="0.975473071827976">
            <text:p>0.9754730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table:number-columns-repeated="2" office:value-type="float" office:value="901">
            <text:p>901</text:p>
          </table:table-cell>
          <table:table-cell office:value-type="float" office:value="25032">
            <text:p>25032</text:p>
          </table:table-cell>
          <table:table-cell office:value-type="float" office:value="33778">
            <text:p>33778</text:p>
          </table:table-cell>
          <table:table-cell office:value-type="float" office:value="48533">
            <text:p>48533</text:p>
          </table:table-cell>
          <table:table-cell office:value-type="float" office:value="-97.25">
            <text:p>-97.25</text:p>
          </table:table-cell>
          <table:table-cell office:value-type="float" office:value="-273">
            <text:p>-273</text:p>
          </table:table-cell>
          <table:table-cell office:value-type="float" office:value="598">
            <text:p>598</text:p>
          </table:table-cell>
          <table:table-cell office:value-type="float" office:value="-0.00388502716522851">
            <text:p>-0.0038850272</text:p>
          </table:table-cell>
          <table:table-cell office:value-type="float" office:value="-0.00808218366984428">
            <text:p>-0.0080821837</text:p>
          </table:table-cell>
          <table:table-cell office:value-type="float" office:value="0.012321513197206">
            <text:p>0.0123215132</text:p>
          </table:table-cell>
          <table:table-cell office:value-type="float" office:value="0.986431988056406">
            <text:p>0.9864319881</text:p>
          </table:table-cell>
          <table:table-cell office:value-type="float" office:value="0.971840387673576">
            <text:p>0.9718403877</text:p>
          </table:table-cell>
          <table:table-cell office:value-type="float" office:value="1.04342286277766">
            <text:p>1.04342286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674">
            <text:p>674</text:p>
          </table:table-cell>
          <table:table-cell office:value-type="float" office:value="23050">
            <text:p>23050</text:p>
          </table:table-cell>
          <table:table-cell office:value-type="float" office:value="34365">
            <text:p>34365</text:p>
          </table:table-cell>
          <table:table-cell office:value-type="float" office:value="49912">
            <text:p>49912</text:p>
          </table:table-cell>
          <table:table-cell office:value-type="float" office:value="81.25">
            <text:p>81.25</text:p>
          </table:table-cell>
          <table:table-cell office:value-type="float" office:value="-339.75">
            <text:p>-339.75</text:p>
          </table:table-cell>
          <table:table-cell office:value-type="float" office:value="907.5">
            <text:p>907.5</text:p>
          </table:table-cell>
          <table:table-cell office:value-type="float" office:value="0.00352494577006508">
            <text:p>0.0035249458</text:p>
          </table:table-cell>
          <table:table-cell office:value-type="float" office:value="-0.00988651243998254">
            <text:p>-0.0098865124</text:p>
          </table:table-cell>
          <table:table-cell office:value-type="float" office:value="0.0181820003205642">
            <text:p>0.0181820003</text:p>
          </table:table-cell>
          <table:table-cell office:value-type="float" office:value="1.01236166367088">
            <text:p>1.0123616637</text:p>
          </table:table-cell>
          <table:table-cell office:value-type="float" office:value="0.965588782991384">
            <text:p>0.965588783</text:p>
          </table:table-cell>
          <table:table-cell office:value-type="float" office:value="1.06428494798786">
            <text:p>1.0642849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726">
            <text:p>726</text:p>
          </table:table-cell>
          <table:table-cell office:value-type="float" office:value="23846">
            <text:p>23846</text:p>
          </table:table-cell>
          <table:table-cell office:value-type="float" office:value="35666">
            <text:p>35666</text:p>
          </table:table-cell>
          <table:table-cell office:value-type="float" office:value="51832">
            <text:p>51832</text:p>
          </table:table-cell>
          <table:table-cell office:value-type="float" office:value="25.625">
            <text:p>25.625</text:p>
          </table:table-cell>
          <table:table-cell office:value-type="float" office:value="-160.75">
            <text:p>-160.75</text:p>
          </table:table-cell>
          <table:table-cell office:value-type="float" office:value="767.25">
            <text:p>767.25</text:p>
          </table:table-cell>
          <table:table-cell office:value-type="float" office:value="0.00107460370712069">
            <text:p>0.0010746037</text:p>
          </table:table-cell>
          <table:table-cell office:value-type="float" office:value="-0.0045070935905344">
            <text:p>-0.0045070936</text:p>
          </table:table-cell>
          <table:table-cell office:value-type="float" office:value="0.0148026315789474">
            <text:p>0.0148026316</text:p>
          </table:table-cell>
          <table:table-cell office:value-type="float" office:value="1.00376337633025">
            <text:p>1.0037633763</text:p>
          </table:table-cell>
          <table:table-cell office:value-type="float" office:value="0.984264987662692">
            <text:p>0.9842649877</text:p>
          </table:table-cell>
          <table:table-cell office:value-type="float" office:value="1.05223868161357">
            <text:p>1.05223868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24796">
            <text:p>24796</text:p>
          </table:table-cell>
          <table:table-cell office:value-type="float" office:value="34270">
            <text:p>34270</text:p>
          </table:table-cell>
          <table:table-cell office:value-type="float" office:value="51638">
            <text:p>51638</text:p>
          </table:table-cell>
          <table:table-cell office:value-type="float" office:value="42.75">
            <text:p>42.75</text:p>
          </table:table-cell>
          <table:table-cell office:value-type="float" office:value="-237.125">
            <text:p>-237.125</text:p>
          </table:table-cell>
          <table:table-cell office:value-type="float" office:value="941.25">
            <text:p>941.25</text:p>
          </table:table-cell>
          <table:table-cell office:value-type="float" office:value="0.00172406839812873">
            <text:p>0.0017240684</text:p>
          </table:table-cell>
          <table:table-cell office:value-type="float" office:value="-0.00691931718704406">
            <text:p>-0.0069193172</text:p>
          </table:table-cell>
          <table:table-cell office:value-type="float" office:value="0.0182278554552849">
            <text:p>0.0182278555</text:p>
          </table:table-cell>
          <table:table-cell office:value-type="float" office:value="1.00604006532066">
            <text:p>1.0060400653</text:p>
          </table:table-cell>
          <table:table-cell office:value-type="float" office:value="0.975876228668002">
            <text:p>0.9758762287</text:p>
          </table:table-cell>
          <table:table-cell office:value-type="float" office:value="1.06444871333391">
            <text:p>1.06444871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7">
            <text:p>747</text:p>
          </table:table-cell>
          <table:table-cell office:value-type="float" office:value="1403">
            <text:p>1403</text:p>
          </table:table-cell>
          <table:table-cell office:value-type="float" office:value="24810">
            <text:p>24810</text:p>
          </table:table-cell>
          <table:table-cell office:value-type="float" office:value="34190">
            <text:p>34190</text:p>
          </table:table-cell>
          <table:table-cell office:value-type="float" office:value="50066">
            <text:p>50066</text:p>
          </table:table-cell>
          <table:table-cell office:value-type="float" office:value="-17.375">
            <text:p>-17.375</text:p>
          </table:table-cell>
          <table:table-cell office:value-type="float" office:value="217.25">
            <text:p>217.25</text:p>
          </table:table-cell>
          <table:table-cell office:value-type="float" office:value="96.75">
            <text:p>96.75</text:p>
          </table:table-cell>
          <table:table-cell office:value-type="float" office:value="-0.000700322450624748">
            <text:p>-0.0007003225</text:p>
          </table:table-cell>
          <table:table-cell office:value-type="float" office:value="0.00635419713366481">
            <text:p>0.0063541971</text:p>
          </table:table-cell>
          <table:table-cell office:value-type="float" office:value="0.00193244916709943">
            <text:p>0.0019324492</text:p>
          </table:table-cell>
          <table:table-cell office:value-type="float" office:value="0.997549832707822">
            <text:p>0.9975498327</text:p>
          </table:table-cell>
          <table:table-cell office:value-type="float" office:value="1.02231882657741">
            <text:p>1.0223188266</text:p>
          </table:table-cell>
          <table:table-cell office:value-type="float" office:value="1.00677089143002">
            <text:p>1.00677089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2">
            <text:p>2</text:p>
          </table:table-cell>
          <table:table-cell office:value-type="float" office:value="687">
            <text:p>687</text:p>
          </table:table-cell>
          <table:table-cell office:value-type="float" office:value="948">
            <text:p>948</text:p>
          </table:table-cell>
          <table:table-cell office:value-type="float" office:value="1370">
            <text:p>1370</text:p>
          </table:table-cell>
          <table:table-cell office:value-type="float" office:value="22766">
            <text:p>22766</text:p>
          </table:table-cell>
          <table:table-cell office:value-type="float" office:value="34838">
            <text:p>34838</text:p>
          </table:table-cell>
          <table:table-cell office:value-type="float" office:value="50327">
            <text:p>50327</text:p>
          </table:table-cell>
          <table:table-cell office:value-type="float" office:value="-14.125">
            <text:p>-14.125</text:p>
          </table:table-cell>
          <table:table-cell office:value-type="float" office:value="710.125">
            <text:p>710.125</text:p>
          </table:table-cell>
          <table:table-cell office:value-type="float" office:value="-342.375">
            <text:p>-342.375</text:p>
          </table:table-cell>
          <table:table-cell office:value-type="float" office:value="-0.000620442765527541">
            <text:p>-0.0006204428</text:p>
          </table:table-cell>
          <table:table-cell office:value-type="float" office:value="0.0203836328147425">
            <text:p>0.0203836328</text:p>
          </table:table-cell>
          <table:table-cell office:value-type="float" office:value="-0.0068030083255509">
            <text:p>-0.0068030083</text:p>
          </table:table-cell>
          <table:table-cell office:value-type="float" office:value="0.997829204821135">
            <text:p>0.9978292048</text:p>
          </table:table-cell>
          <table:table-cell office:value-type="float" office:value="1.07215708012558">
            <text:p>1.0721570801</text:p>
          </table:table-cell>
          <table:table-cell office:value-type="float" office:value="0.976280181468236">
            <text:p>0.9762801815</text:p>
          </table:table-cell>
          <table:table-cell office:value-type="float" office:value="0">
            <text:p>0</text:p>
          </table:table-cell>
          <table:table-cell office:value-type="float" office:value="34.3504937237042">
            <text:p>34.3504937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23846">
            <text:p>23846</text:p>
          </table:table-cell>
          <table:table-cell office:value-type="float" office:value="35778">
            <text:p>35778</text:p>
          </table:table-cell>
          <table:table-cell office:value-type="float" office:value="51203">
            <text:p>51203</text:p>
          </table:table-cell>
          <table:table-cell office:value-type="float" office:value="25.625">
            <text:p>25.625</text:p>
          </table:table-cell>
          <table:table-cell office:value-type="float" office:value="-593.5">
            <text:p>-593.5</text:p>
          </table:table-cell>
          <table:table-cell office:value-type="float" office:value="-963.25">
            <text:p>-963.25</text:p>
          </table:table-cell>
          <table:table-cell office:value-type="float" office:value="0.00107460370712069">
            <text:p>0.0010746037</text:p>
          </table:table-cell>
          <table:table-cell office:value-type="float" office:value="-0.0165884062831908">
            <text:p>-0.0165884063</text:p>
          </table:table-cell>
          <table:table-cell office:value-type="float" office:value="-0.0188123742749448">
            <text:p>-0.0188123743</text:p>
          </table:table-cell>
          <table:table-cell office:value-type="float" office:value="1.00376337633025">
            <text:p>1.0037633763</text:p>
          </table:table-cell>
          <table:table-cell office:value-type="float" office:value="0.942479921445944">
            <text:p>0.9424799214</text:p>
          </table:table-cell>
          <table:table-cell office:value-type="float" office:value="0.93485034467238">
            <text:p>0.93485034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2">
            <text:p>2</text:p>
          </table:table-cell>
          <table:table-cell office:value-type="float" office:value="704">
            <text:p>704</text:p>
          </table:table-cell>
          <table:table-cell office:value-type="float" office:value="986">
            <text:p>986</text:p>
          </table:table-cell>
          <table:table-cell office:value-type="float" office:value="1440">
            <text:p>1440</text:p>
          </table:table-cell>
          <table:table-cell office:value-type="float" office:value="24090">
            <text:p>24090</text:p>
          </table:table-cell>
          <table:table-cell office:value-type="float" office:value="35972">
            <text:p>35972</text:p>
          </table:table-cell>
          <table:table-cell office:value-type="float" office:value="52609">
            <text:p>52609</text:p>
          </table:table-cell>
          <table:table-cell office:value-type="float" office:value="54.75">
            <text:p>54.75</text:p>
          </table:table-cell>
          <table:table-cell office:value-type="float" office:value="611.5">
            <text:p>611.5</text:p>
          </table:table-cell>
          <table:table-cell office:value-type="float" office:value="-1256">
            <text:p>-1256</text:p>
          </table:table-cell>
          <table:table-cell office:value-type="float" office:value="0.00227272727272727">
            <text:p>0.0022727273</text:p>
          </table:table-cell>
          <table:table-cell office:value-type="float" office:value="0.0169993328144112">
            <text:p>0.0169993328</text:p>
          </table:table-cell>
          <table:table-cell office:value-type="float" office:value="-0.0238742420498394">
            <text:p>-0.023874242</text:p>
          </table:table-cell>
          <table:table-cell office:value-type="float" office:value="1.00796466942149">
            <text:p>1.0079646694</text:p>
          </table:table-cell>
          <table:table-cell office:value-type="float" office:value="1.06006406039006">
            <text:p>1.0600640604</text:p>
          </table:table-cell>
          <table:table-cell office:value-type="float" office:value="0.917557312515133">
            <text:p>0.9175573125</text:p>
          </table:table-cell>
          <table:table-cell table:number-columns-repeated="2" office:value-type="float" office:value="0">
            <text:p>0</text:p>
          </table:table-cell>
          <table:table-cell office:value-type="float" office:value="-28.6852950133533">
            <text:p>-28.6852950134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7">
            <text:p>627</text:p>
          </table:table-cell>
          <table:table-cell office:value-type="float" office:value="1385">
            <text:p>1385</text:p>
          </table:table-cell>
          <table:table-cell office:value-type="float" office:value="25413">
            <text:p>25413</text:p>
          </table:table-cell>
          <table:table-cell office:value-type="float" office:value="35330">
            <text:p>35330</text:p>
          </table:table-cell>
          <table:table-cell office:value-type="float" office:value="49580">
            <text:p>49580</text:p>
          </table:table-cell>
          <table:table-cell office:value-type="float" office:value="240">
            <text:p>240</text:p>
          </table:table-cell>
          <table:table-cell office:value-type="float" office:value="9.25">
            <text:p>9.25</text:p>
          </table:table-cell>
          <table:table-cell office:value-type="float" office:value="-1162.125">
            <text:p>-1162.125</text:p>
          </table:table-cell>
          <table:table-cell office:value-type="float" office:value="0.00944398536182269">
            <text:p>0.0094439854</text:p>
          </table:table-cell>
          <table:table-cell office:value-type="float" office:value="0.000261817152561562">
            <text:p>0.0002618172</text:p>
          </table:table-cell>
          <table:table-cell office:value-type="float" office:value="-0.0234393908834207">
            <text:p>-0.0234393909</text:p>
          </table:table-cell>
          <table:table-cell office:value-type="float" office:value="1.03322875893103">
            <text:p>1.0332287589</text:p>
          </table:table-cell>
          <table:table-cell office:value-type="float" office:value="1.00091649438848">
            <text:p>1.0009164944</text:p>
          </table:table-cell>
          <table:table-cell office:value-type="float" office:value="0.9190389657962">
            <text:p>0.9190389658</text:p>
          </table:table-cell>
          <table:table-cell table:number-columns-repeated="2" office:value-type="float" office:value="0">
            <text:p>0</text:p>
          </table:table-cell>
          <table:table-cell office:value-type="float" office:value="-29.2239503021497">
            <text:p>-29.223950302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2">
            <text:p>2</text:p>
          </table:table-cell>
          <table:table-cell office:value-type="float" office:value="737">
            <text:p>737</text:p>
          </table:table-cell>
          <table:table-cell table:number-columns-repeated="2" office:value-type="float" office:value="1515">
            <text:p>1515</text:p>
          </table:table-cell>
          <table:table-cell office:value-type="float" office:value="26465">
            <text:p>26465</text:p>
          </table:table-cell>
          <table:table-cell office:value-type="float" office:value="34690">
            <text:p>34690</text:p>
          </table:table-cell>
          <table:table-cell office:value-type="float" office:value="49519">
            <text:p>49519</text:p>
          </table:table-cell>
          <table:table-cell office:value-type="float" office:value="496">
            <text:p>496</text:p>
          </table:table-cell>
          <table:table-cell office:value-type="float" office:value="-927.625">
            <text:p>-927.625</text:p>
          </table:table-cell>
          <table:table-cell office:value-type="float" office:value="-277">
            <text:p>-277</text:p>
          </table:table-cell>
          <table:table-cell office:value-type="float" office:value="0.018741734366144">
            <text:p>0.0187417344</text:p>
          </table:table-cell>
          <table:table-cell office:value-type="float" office:value="-0.0267404151052176">
            <text:p>-0.0267404151</text:p>
          </table:table-cell>
          <table:table-cell office:value-type="float" office:value="-0.00559381247601931">
            <text:p>-0.0055938125</text:p>
          </table:table-cell>
          <table:table-cell office:value-type="float" office:value="1.06628452539132">
            <text:p>1.0662845254</text:p>
          </table:table-cell>
          <table:table-cell office:value-type="float" office:value="0.907810044739737">
            <text:p>0.9078100447</text:p>
          </table:table-cell>
          <table:table-cell office:value-type="float" office:value="0.980482986180445">
            <text:p>0.9804829862</text:p>
          </table:table-cell>
          <table:table-cell office:value-type="float" office:value="0">
            <text:p>0</text:p>
          </table:table-cell>
          <table:table-cell office:value-type="float" office:value="-25.5731929195017">
            <text:p>-25.57319291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666">
            <text:p>1666</text:p>
          </table:table-cell>
          <table:table-cell office:value-type="float" office:value="24498">
            <text:p>24498</text:p>
          </table:table-cell>
          <table:table-cell office:value-type="float" office:value="35147">
            <text:p>35147</text:p>
          </table:table-cell>
          <table:table-cell office:value-type="float" office:value="49963">
            <text:p>49963</text:p>
          </table:table-cell>
          <table:table-cell office:value-type="float" office:value="-754">
            <text:p>-754</text:p>
          </table:table-cell>
          <table:table-cell office:value-type="float" office:value="-693.125">
            <text:p>-693.125</text:p>
          </table:table-cell>
          <table:table-cell office:value-type="float" office:value="-891.875">
            <text:p>-891.875</text:p>
          </table:table-cell>
          <table:table-cell office:value-type="float" office:value="-0.0307780226957303">
            <text:p>-0.0307780227</text:p>
          </table:table-cell>
          <table:table-cell office:value-type="float" office:value="-0.0197207443025009">
            <text:p>-0.0197207443</text:p>
          </table:table-cell>
          <table:table-cell office:value-type="float" office:value="-0.0178507095250485">
            <text:p>-0.0178507095</text:p>
          </table:table-cell>
          <table:table-cell office:value-type="float" office:value="0.89413360245982">
            <text:p>0.8941336025</text:p>
          </table:table-cell>
          <table:table-cell office:value-type="float" office:value="0.931739654142702">
            <text:p>0.9317396541</text:p>
          </table:table-cell>
          <table:table-cell office:value-type="float" office:value="0.938147066410204">
            <text:p>0.9381470664</text:p>
          </table:table-cell>
          <table:table-cell office:value-type="float" office:value="-22.1724690122621">
            <text:p>-22.17246901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1216">
            <text:p>1216</text:p>
          </table:table-cell>
          <table:table-cell office:value-type="float" office:value="1715">
            <text:p>1715</text:p>
          </table:table-cell>
          <table:table-cell office:value-type="float" office:value="23415">
            <text:p>23415</text:p>
          </table:table-cell>
          <table:table-cell office:value-type="float" office:value="34754">
            <text:p>34754</text:p>
          </table:table-cell>
          <table:table-cell office:value-type="float" office:value="51344">
            <text:p>51344</text:p>
          </table:table-cell>
          <table:table-cell office:value-type="float" office:value="-801">
            <text:p>-801</text:p>
          </table:table-cell>
          <table:table-cell office:value-type="float" office:value="611.875">
            <text:p>611.875</text:p>
          </table:table-cell>
          <table:table-cell office:value-type="float" office:value="-1092.5">
            <text:p>-1092.5</text:p>
          </table:table-cell>
          <table:table-cell office:value-type="float" office:value="-0.0342088404868674">
            <text:p>-0.0342088405</text:p>
          </table:table-cell>
          <table:table-cell office:value-type="float" office:value="0.0176058870921333">
            <text:p>0.0176058871</text:p>
          </table:table-cell>
          <table:table-cell office:value-type="float" office:value="-0.0212780461202867">
            <text:p>-0.0212780461</text:p>
          </table:table-cell>
          <table:table-cell office:value-type="float" office:value="0.882562738040178">
            <text:p>0.882562738</text:p>
          </table:table-cell>
          <table:table-cell office:value-type="float" office:value="1.06222814065266">
            <text:p>1.0622281407</text:p>
          </table:table-cell>
          <table:table-cell office:value-type="float" office:value="0.926414238862523">
            <text:p>0.9264142389</text:p>
          </table:table-cell>
          <table:table-cell office:value-type="float" office:value="-19.9136396423985">
            <text:p>-19.9136396424</text:p>
          </table:table-cell>
          <table:table-cell office:value-type="float" office:value="0">
            <text:p>0</text:p>
          </table:table-cell>
          <table:table-cell office:value-type="float" office:value="-32.2278809640745">
            <text:p>-32.227880964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38">
            <text:p>1738</text:p>
          </table:table-cell>
          <table:table-cell office:value-type="float" office:value="22616">
            <text:p>22616</text:p>
          </table:table-cell>
          <table:table-cell office:value-type="float" office:value="34264">
            <text:p>34264</text:p>
          </table:table-cell>
          <table:table-cell office:value-type="float" office:value="48679">
            <text:p>48679</text:p>
          </table:table-cell>
          <table:table-cell office:value-type="float" office:value="-563.75">
            <text:p>-563.75</text:p>
          </table:table-cell>
          <table:table-cell office:value-type="float" office:value="-925.5">
            <text:p>-925.5</text:p>
          </table:table-cell>
          <table:table-cell office:value-type="float" office:value="-1189.625">
            <text:p>-1189.625</text:p>
          </table:table-cell>
          <table:table-cell office:value-type="float" office:value="-0.0249270428015564">
            <text:p>-0.0249270428</text:p>
          </table:table-cell>
          <table:table-cell office:value-type="float" office:value="-0.0270108568760215">
            <text:p>-0.0270108569</text:p>
          </table:table-cell>
          <table:table-cell office:value-type="float" office:value="-0.0244381560837322">
            <text:p>-0.0244381561</text:p>
          </table:table-cell>
          <table:table-cell office:value-type="float" office:value="0.913973210821701">
            <text:p>0.9139732108</text:p>
          </table:table-cell>
          <table:table-cell office:value-type="float" office:value="0.906891990256712">
            <text:p>0.9068919903</text:p>
          </table:table-cell>
          <table:table-cell office:value-type="float" office:value="0.915637011713572">
            <text:p>0.9156370117</text:p>
          </table:table-cell>
          <table:table-cell office:value-type="float" office:value="-27.4590044939465">
            <text:p>-27.4590044939</text:p>
          </table:table-cell>
          <table:table-cell office:value-type="float" office:value="-25.3136437844702">
            <text:p>-25.3136437845</text:p>
          </table:table-cell>
          <table:table-cell office:value-type="float" office:value="-28.0153148044004">
            <text:p>-28.0153148044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27">
            <text:p>927</text:p>
          </table:table-cell>
          <table:table-cell office:value-type="float" office:value="1260">
            <text:p>1260</text:p>
          </table:table-cell>
          <table:table-cell office:value-type="float" office:value="22676">
            <text:p>22676</text:p>
          </table:table-cell>
          <table:table-cell office:value-type="float" office:value="33418">
            <text:p>33418</text:p>
          </table:table-cell>
          <table:table-cell office:value-type="float" office:value="47927">
            <text:p>47927</text:p>
          </table:table-cell>
          <table:table-cell office:value-type="float" office:value="-496.25">
            <text:p>-496.25</text:p>
          </table:table-cell>
          <table:table-cell office:value-type="float" office:value="-221.75">
            <text:p>-221.75</text:p>
          </table:table-cell>
          <table:table-cell office:value-type="float" office:value="-267.125">
            <text:p>-267.125</text:p>
          </table:table-cell>
          <table:table-cell office:value-type="float" office:value="-0.0218843711412948">
            <text:p>-0.0218843711</text:p>
          </table:table-cell>
          <table:table-cell office:value-type="float" office:value="-0.00663564546053025">
            <text:p>-0.0066356455</text:p>
          </table:table-cell>
          <table:table-cell office:value-type="float" office:value="-0.00557358065391116">
            <text:p>-0.0055735807</text:p>
          </table:table-cell>
          <table:table-cell office:value-type="float" office:value="0.924343395377958">
            <text:p>0.9243433954</text:p>
          </table:table-cell>
          <table:table-cell office:value-type="float" office:value="0.976861543197873">
            <text:p>0.9768615432</text:p>
          </table:table-cell>
          <table:table-cell office:value-type="float" office:value="0.98055335472187">
            <text:p>0.9805533547</text:p>
          </table:table-cell>
          <table:table-cell office:value-type="float" office:value="-31.3253079221934">
            <text:p>-31.32530792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2">
            <text:p>2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76">
            <text:p>1776</text:p>
          </table:table-cell>
          <table:table-cell office:value-type="float" office:value="22490">
            <text:p>22490</text:p>
          </table:table-cell>
          <table:table-cell office:value-type="float" office:value="30860">
            <text:p>30860</text:p>
          </table:table-cell>
          <table:table-cell office:value-type="float" office:value="48531">
            <text:p>48531</text:p>
          </table:table-cell>
          <table:table-cell office:value-type="float" office:value="-275.75">
            <text:p>-275.75</text:p>
          </table:table-cell>
          <table:table-cell office:value-type="float" office:value="-972.875">
            <text:p>-972.875</text:p>
          </table:table-cell>
          <table:table-cell office:value-type="float" office:value="-905.5">
            <text:p>-905.5</text:p>
          </table:table-cell>
          <table:table-cell office:value-type="float" office:value="-0.0122610048910627">
            <text:p>-0.0122610049</text:p>
          </table:table-cell>
          <table:table-cell office:value-type="float" office:value="-0.0315254374594945">
            <text:p>-0.0315254375</text:p>
          </table:table-cell>
          <table:table-cell office:value-type="float" office:value="-0.0186581772475325">
            <text:p>-0.0186581772</text:p>
          </table:table-cell>
          <table:table-cell office:value-type="float" office:value="0.95738113407352">
            <text:p>0.9573811341</text:p>
          </table:table-cell>
          <table:table-cell office:value-type="float" office:value="0.891608921177514">
            <text:p>0.8916089212</text:p>
          </table:table-cell>
          <table:table-cell office:value-type="float" office:value="0.935378709686909">
            <text:p>0.9353787097</text:p>
          </table:table-cell>
          <table:table-cell office:value-type="float" office:value="0">
            <text:p>0</text:p>
          </table:table-cell>
          <table:table-cell office:value-type="float" office:value="-21.638493258118">
            <text:p>-21.63849325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1721">
            <text:p>1721</text:p>
          </table:table-cell>
          <table:table-cell office:value-type="float" office:value="22388">
            <text:p>22388</text:p>
          </table:table-cell>
          <table:table-cell office:value-type="float" office:value="30208">
            <text:p>30208</text:p>
          </table:table-cell>
          <table:table-cell office:value-type="float" office:value="49762">
            <text:p>49762</text:p>
          </table:table-cell>
          <table:table-cell office:value-type="float" office:value="-774.75">
            <text:p>-774.75</text:p>
          </table:table-cell>
          <table:table-cell office:value-type="float" office:value="-196.625">
            <text:p>-196.625</text:p>
          </table:table-cell>
          <table:table-cell office:value-type="float" office:value="-994.625">
            <text:p>-994.625</text:p>
          </table:table-cell>
          <table:table-cell office:value-type="float" office:value="-0.0346055922815794">
            <text:p>-0.0346055923</text:p>
          </table:table-cell>
          <table:table-cell office:value-type="float" office:value="-0.0065090373411017">
            <text:p>-0.0065090373</text:p>
          </table:table-cell>
          <table:table-cell office:value-type="float" office:value="-0.0199876411719786">
            <text:p>-0.0199876412</text:p>
          </table:table-cell>
          <table:table-cell office:value-type="float" office:value="0.881227619168103">
            <text:p>0.8812276192</text:p>
          </table:table-cell>
          <table:table-cell office:value-type="float" office:value="0.977301409737675">
            <text:p>0.9773014097</text:p>
          </table:table-cell>
          <table:table-cell office:value-type="float" office:value="0.93082628726533">
            <text:p>0.9308262873</text:p>
          </table:table-cell>
          <table:table-cell office:value-type="float" office:value="-19.6813102878806">
            <text:p>-19.68131028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84">
            <text:p>884</text:p>
          </table:table-cell>
          <table:table-cell office:value-type="float" office:value="1798">
            <text:p>1798</text:p>
          </table:table-cell>
          <table:table-cell office:value-type="float" office:value="22070">
            <text:p>22070</text:p>
          </table:table-cell>
          <table:table-cell office:value-type="float" office:value="30334">
            <text:p>30334</text:p>
          </table:table-cell>
          <table:table-cell office:value-type="float" office:value="47697">
            <text:p>47697</text:p>
          </table:table-cell>
          <table:table-cell office:value-type="float" office:value="-536.5">
            <text:p>-536.5</text:p>
          </table:table-cell>
          <table:table-cell office:value-type="float" office:value="-289">
            <text:p>-289</text:p>
          </table:table-cell>
          <table:table-cell office:value-type="float" office:value="-1213.5">
            <text:p>-1213.5</text:p>
          </table:table-cell>
          <table:table-cell office:value-type="float" office:value="-0.0243090167648392">
            <text:p>-0.0243090168</text:p>
          </table:table-cell>
          <table:table-cell office:value-type="float" office:value="-0.00952726313707391">
            <text:p>-0.0095272631</text:p>
          </table:table-cell>
          <table:table-cell office:value-type="float" office:value="-0.0254418516887855">
            <text:p>-0.0254418517</text:p>
          </table:table-cell>
          <table:table-cell office:value-type="float" office:value="0.916076660783366">
            <text:p>0.9160766608</text:p>
          </table:table-cell>
          <table:table-cell office:value-type="float" office:value="0.966832485756292">
            <text:p>0.9668324858</text:p>
          </table:table-cell>
          <table:table-cell office:value-type="float" office:value="0.912222203211265">
            <text:p>0.9122222032</text:p>
          </table:table-cell>
          <table:table-cell office:value-type="float" office:value="-28.1659998524992">
            <text:p>-28.1659998525</text:p>
          </table:table-cell>
          <table:table-cell office:value-type="float" office:value="0">
            <text:p>0</text:p>
          </table:table-cell>
          <table:table-cell office:value-type="float" office:value="-26.8963062441969">
            <text:p>-26.896306244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2">
            <text:p>2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22248">
            <text:p>22248</text:p>
          </table:table-cell>
          <table:table-cell office:value-type="float" office:value="29354">
            <text:p>29354</text:p>
          </table:table-cell>
          <table:table-cell office:value-type="float" office:value="44727">
            <text:p>44727</text:p>
          </table:table-cell>
          <table:table-cell office:value-type="float" office:value="-489.5">
            <text:p>-489.5</text:p>
          </table:table-cell>
          <table:table-cell office:value-type="float" office:value="-273.5">
            <text:p>-273.5</text:p>
          </table:table-cell>
          <table:table-cell office:value-type="float" office:value="-1162">
            <text:p>-1162</text:p>
          </table:table-cell>
          <table:table-cell office:value-type="float" office:value="-0.0220019777058612">
            <text:p>-0.0220019777</text:p>
          </table:table-cell>
          <table:table-cell office:value-type="float" office:value="-0.00931729917558084">
            <text:p>-0.0093172992</text:p>
          </table:table-cell>
          <table:table-cell office:value-type="float" office:value="-0.0259798332103651">
            <text:p>-0.0259798332</text:p>
          </table:table-cell>
          <table:table-cell office:value-type="float" office:value="0.923941888594505">
            <text:p>0.9239418886</text:p>
          </table:table-cell>
          <table:table-cell office:value-type="float" office:value="0.967559604530765">
            <text:p>0.9675596045</text:p>
          </table:table-cell>
          <table:table-cell office:value-type="float" office:value="0.910393489161653">
            <text:p>0.9103934892</text:p>
          </table:table-cell>
          <table:table-cell office:value-type="float" office:value="-31.1559993101814">
            <text:p>-31.1559993102</text:p>
          </table:table-cell>
          <table:table-cell office:value-type="float" office:value="0">
            <text:p>0</text:p>
          </table:table-cell>
          <table:table-cell office:value-type="float" office:value="-26.3321072650778">
            <text:p>-26.3321072651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32">
            <text:p>1032</text:p>
          </table:table-cell>
          <table:table-cell office:value-type="float" office:value="1995">
            <text:p>1995</text:p>
          </table:table-cell>
          <table:table-cell office:value-type="float" office:value="22080">
            <text:p>22080</text:p>
          </table:table-cell>
          <table:table-cell office:value-type="float" office:value="28950">
            <text:p>28950</text:p>
          </table:table-cell>
          <table:table-cell office:value-type="float" office:value="41899">
            <text:p>41899</text:p>
          </table:table-cell>
          <table:table-cell office:value-type="float" office:value="-326.75">
            <text:p>-326.75</text:p>
          </table:table-cell>
          <table:table-cell office:value-type="float" office:value="-444.25">
            <text:p>-444.25</text:p>
          </table:table-cell>
          <table:table-cell office:value-type="float" office:value="-1284">
            <text:p>-1284</text:p>
          </table:table-cell>
          <table:table-cell office:value-type="float" office:value="-0.0147984601449275">
            <text:p>-0.0147984601</text:p>
          </table:table-cell>
          <table:table-cell office:value-type="float" office:value="-0.0153454231433506">
            <text:p>-0.0153454231</text:p>
          </table:table-cell>
          <table:table-cell office:value-type="float" office:value="-0.0306451227952934">
            <text:p>-0.0306451228</text:p>
          </table:table-cell>
          <table:table-cell office:value-type="float" office:value="0.948634618561169">
            <text:p>0.9486346186</text:p>
          </table:table-cell>
          <table:table-cell office:value-type="float" office:value="0.946752563740712">
            <text:p>0.9467525637</text:p>
          </table:table-cell>
          <table:table-cell office:value-type="float" office:value="0.894582752376705">
            <text:p>0.8945827524</text:p>
          </table:table-cell>
          <table:table-cell table:number-columns-repeated="2" office:value-type="float" office:value="0">
            <text:p>0</text:p>
          </table:table-cell>
          <table:table-cell office:value-type="float" office:value="-22.2701439738256">
            <text:p>-22.270143973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2">
            <text:p>2</text:p>
          </table:table-cell>
          <table:table-cell office:value-type="float" office:value="978">
            <text:p>978</text:p>
          </table:table-cell>
          <table:table-cell office:value-type="float" office:value="1355">
            <text:p>1355</text:p>
          </table:table-cell>
          <table:table-cell office:value-type="float" office:value="1964">
            <text:p>1964</text:p>
          </table:table-cell>
          <table:table-cell office:value-type="float" office:value="21702">
            <text:p>21702</text:p>
          </table:table-cell>
          <table:table-cell office:value-type="float" office:value="28742">
            <text:p>28742</text:p>
          </table:table-cell>
          <table:table-cell office:value-type="float" office:value="40294">
            <text:p>40294</text:p>
          </table:table-cell>
          <table:table-cell office:value-type="float" office:value="-575.5">
            <text:p>-575.5</text:p>
          </table:table-cell>
          <table:table-cell office:value-type="float" office:value="-292.75">
            <text:p>-292.75</text:p>
          </table:table-cell>
          <table:table-cell office:value-type="float" office:value="-384.125">
            <text:p>-384.125</text:p>
          </table:table-cell>
          <table:table-cell office:value-type="float" office:value="-0.0265182932448622">
            <text:p>-0.0265182932</text:p>
          </table:table-cell>
          <table:table-cell office:value-type="float" office:value="-0.0101854429058521">
            <text:p>-0.0101854429</text:p>
          </table:table-cell>
          <table:table-cell office:value-type="float" office:value="-0.00953305703082345">
            <text:p>-0.009533057</text:p>
          </table:table-cell>
          <table:table-cell office:value-type="float" office:value="0.908564284601158">
            <text:p>0.9085642846</text:p>
          </table:table-cell>
          <table:table-cell office:value-type="float" office:value="0.964554286594007">
            <text:p>0.9645542866</text:p>
          </table:table-cell>
          <table:table-cell office:value-type="float" office:value="0.96681242357777">
            <text:p>0.9668124236</text:p>
          </table:table-cell>
          <table:table-cell office:value-type="float" office:value="-25.7903277097722">
            <text:p>-25.79032770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2">
            <text:p>2</text:p>
          </table:table-cell>
          <table:table-cell office:value-type="float" office:value="995">
            <text:p>995</text:p>
          </table:table-cell>
          <table:table-cell table:number-columns-repeated="2" office:value-type="float" office:value="2003">
            <text:p>2003</text:p>
          </table:table-cell>
          <table:table-cell office:value-type="float" office:value="21112">
            <text:p>21112</text:p>
          </table:table-cell>
          <table:table-cell office:value-type="float" office:value="27972">
            <text:p>27972</text:p>
          </table:table-cell>
          <table:table-cell office:value-type="float" office:value="40733">
            <text:p>40733</text:p>
          </table:table-cell>
          <table:table-cell office:value-type="float" office:value="-821.625">
            <text:p>-821.625</text:p>
          </table:table-cell>
          <table:table-cell office:value-type="float" office:value="-745.5">
            <text:p>-745.5</text:p>
          </table:table-cell>
          <table:table-cell office:value-type="float" office:value="-328.75">
            <text:p>-328.75</text:p>
          </table:table-cell>
          <table:table-cell office:value-type="float" office:value="-0.0389174403183024">
            <text:p>-0.0389174403</text:p>
          </table:table-cell>
          <table:table-cell office:value-type="float" office:value="-0.0266516516516517">
            <text:p>-0.0266516517</text:p>
          </table:table-cell>
          <table:table-cell office:value-type="float" office:value="-0.00807085164363047">
            <text:p>-0.0080708516</text:p>
          </table:table-cell>
          <table:table-cell office:value-type="float" office:value="0.866757510521362">
            <text:p>0.8667575105</text:p>
          </table:table-cell>
          <table:table-cell office:value-type="float" office:value="0.908111427869311">
            <text:p>0.9081114279</text:p>
          </table:table-cell>
          <table:table-cell office:value-type="float" office:value="0.97187969099395">
            <text:p>0.971879691</text:p>
          </table:table-cell>
          <table:table-cell office:value-type="float" office:value="-17.4618419829007">
            <text:p>-17.4618419829</text:p>
          </table:table-cell>
          <table:table-cell office:value-type="float" office:value="-25.6595293079311">
            <text:p>-25.65952930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80">
            <text:p>880</text:p>
          </table:table-cell>
          <table:table-cell office:value-type="float" office:value="1907">
            <text:p>1907</text:p>
          </table:table-cell>
          <table:table-cell office:value-type="float" office:value="20512">
            <text:p>20512</text:p>
          </table:table-cell>
          <table:table-cell office:value-type="float" office:value="27476">
            <text:p>27476</text:p>
          </table:table-cell>
          <table:table-cell office:value-type="float" office:value="39279">
            <text:p>39279</text:p>
          </table:table-cell>
          <table:table-cell office:value-type="float" office:value="-1102.375">
            <text:p>-1102.375</text:p>
          </table:table-cell>
          <table:table-cell office:value-type="float" office:value="-611.875">
            <text:p>-611.875</text:p>
          </table:table-cell>
          <table:table-cell office:value-type="float" office:value="-381.75">
            <text:p>-381.75</text:p>
          </table:table-cell>
          <table:table-cell office:value-type="float" office:value="-0.0537429309672387">
            <text:p>-0.053742931</text:p>
          </table:table-cell>
          <table:table-cell office:value-type="float" office:value="-0.0222694351433979">
            <text:p>-0.0222694351</text:p>
          </table:table-cell>
          <table:table-cell office:value-type="float" office:value="-0.00971893378140991">
            <text:p>-0.0097189338</text:p>
          </table:table-cell>
          <table:table-cell office:value-type="float" office:value="0.817560814767405">
            <text:p>0.8175608148</text:p>
          </table:table-cell>
          <table:table-cell office:value-type="float" office:value="0.923028995371655">
            <text:p>0.9230289954</text:p>
          </table:table-cell>
          <table:table-cell office:value-type="float" office:value="0.966168868805806">
            <text:p>0.9661688688</text:p>
          </table:table-cell>
          <table:table-cell office:value-type="float" office:value="-12.5476934587981">
            <text:p>-12.5476934588</text:p>
          </table:table-cell>
          <table:table-cell office:value-type="float" office:value="-30.7776200254073">
            <text:p>-30.7776200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2">
            <text:p>2</text:p>
          </table:table-cell>
          <table:table-cell office:value-type="float" office:value="782">
            <text:p>782</text:p>
          </table:table-cell>
          <table:table-cell table:number-columns-repeated="2" office:value-type="float" office:value="1823">
            <text:p>1823</text:p>
          </table:table-cell>
          <table:table-cell office:value-type="float" office:value="19854">
            <text:p>19854</text:p>
          </table:table-cell>
          <table:table-cell office:value-type="float" office:value="27254">
            <text:p>27254</text:p>
          </table:table-cell>
          <table:table-cell office:value-type="float" office:value="38458">
            <text:p>38458</text:p>
          </table:table-cell>
          <table:table-cell office:value-type="float" office:value="-1435.375">
            <text:p>-1435.375</text:p>
          </table:table-cell>
          <table:table-cell office:value-type="float" office:value="-434">
            <text:p>-434</text:p>
          </table:table-cell>
          <table:table-cell office:value-type="float" office:value="-417.875">
            <text:p>-417.875</text:p>
          </table:table-cell>
          <table:table-cell office:value-type="float" office:value="-0.0722965145562607">
            <text:p>-0.0722965146</text:p>
          </table:table-cell>
          <table:table-cell office:value-type="float" office:value="-0.0159242679973582">
            <text:p>-0.015924268</text:p>
          </table:table-cell>
          <table:table-cell office:value-type="float" office:value="-0.0108657496489677">
            <text:p>-0.0108657496</text:p>
          </table:table-cell>
          <table:table-cell office:value-type="float" office:value="0.757206699646375">
            <text:p>0.7572066996</text:p>
          </table:table-cell>
          <table:table-cell office:value-type="float" office:value="0.9447620833393">
            <text:p>0.9447620833</text:p>
          </table:table-cell>
          <table:table-cell office:value-type="float" office:value="0.962201282678864">
            <text:p>0.9622012827</text:p>
          </table:table-cell>
          <table:table-cell office:value-type="float" office:value="-9.23665228694157">
            <text:p>-9.23665228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3" office:value-type="float" office:value="2">
            <text:p>2</text:p>
          </table:table-cell>
          <table:table-cell office:value-type="float" office:value="909">
            <text:p>909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8278">
            <text:p>18278</text:p>
          </table:table-cell>
          <table:table-cell office:value-type="float" office:value="27278">
            <text:p>27278</text:p>
          </table:table-cell>
          <table:table-cell office:value-type="float" office:value="39541">
            <text:p>39541</text:p>
          </table:table-cell>
          <table:table-cell office:value-type="float" office:value="-1543.75">
            <text:p>-1543.75</text:p>
          </table:table-cell>
          <table:table-cell office:value-type="float" office:value="-755.375">
            <text:p>-755.375</text:p>
          </table:table-cell>
          <table:table-cell office:value-type="float" office:value="-339.5">
            <text:p>-339.5</text:p>
          </table:table-cell>
          <table:table-cell office:value-type="float" office:value="-0.0844594594594595">
            <text:p>-0.0844594595</text:p>
          </table:table-cell>
          <table:table-cell office:value-type="float" office:value="-0.0276917295989442">
            <text:p>-0.0276917296</text:p>
          </table:table-cell>
          <table:table-cell office:value-type="float" office:value="-0.00858602463265977">
            <text:p>-0.0085860246</text:p>
          </table:table-cell>
          <table:table-cell office:value-type="float" office:value="0.718373356464573">
            <text:p>0.7183733565</text:p>
          </table:table-cell>
          <table:table-cell office:value-type="float" office:value="0.90458193690453">
            <text:p>0.9045819369</text:p>
          </table:table-cell>
          <table:table-cell office:value-type="float" office:value="0.970093404630916">
            <text:p>0.9700934046</text:p>
          </table:table-cell>
          <table:table-cell office:value-type="float" office:value="-7.85519271002302">
            <text:p>-7.85519271</text:p>
          </table:table-cell>
          <table:table-cell office:value-type="float" office:value="-24.6826417166436">
            <text:p>-24.68264171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88">
            <text:p>988</text:p>
          </table:table-cell>
          <table:table-cell office:value-type="float" office:value="2055">
            <text:p>2055</text:p>
          </table:table-cell>
          <table:table-cell office:value-type="float" office:value="16485">
            <text:p>16485</text:p>
          </table:table-cell>
          <table:table-cell office:value-type="float" office:value="26872">
            <text:p>26872</text:p>
          </table:table-cell>
          <table:table-cell office:value-type="float" office:value="39796">
            <text:p>39796</text:p>
          </table:table-cell>
          <table:table-cell office:value-type="float" office:value="-1760.5">
            <text:p>-1760.5</text:p>
          </table:table-cell>
          <table:table-cell office:value-type="float" office:value="-1011.25">
            <text:p>-1011.25</text:p>
          </table:table-cell>
          <table:table-cell office:value-type="float" office:value="-340.125">
            <text:p>-340.125</text:p>
          </table:table-cell>
          <table:table-cell office:value-type="float" office:value="-0.106794055201699">
            <text:p>-0.1067940552</text:p>
          </table:table-cell>
          <table:table-cell office:value-type="float" office:value="-0.0376321077701697">
            <text:p>-0.0376321078</text:p>
          </table:table-cell>
          <table:table-cell office:value-type="float" office:value="-0.00854671323751131">
            <text:p>-0.0085467132</text:p>
          </table:table-cell>
          <table:table-cell office:value-type="float" office:value="0.648574548437845">
            <text:p>0.6485745484</text:p>
          </table:table-cell>
          <table:table-cell office:value-type="float" office:value="0.871063326853448">
            <text:p>0.8710633269</text:p>
          </table:table-cell>
          <table:table-cell office:value-type="float" office:value="0.970229674430752">
            <text:p>0.9702296744</text:p>
          </table:table-cell>
          <table:table-cell office:value-type="float" office:value="-6.13740765578989">
            <text:p>-6.1374076558</text:p>
          </table:table-cell>
          <table:table-cell office:value-type="float" office:value="-18.0702476627395">
            <text:p>-18.07024766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3" office:value-type="float" office:value="2">
            <text:p>2</text:p>
          </table:table-cell>
          <table:table-cell office:value-type="float" office:value="950">
            <text:p>950</text:p>
          </table:table-cell>
          <table:table-cell office:value-type="float" office:value="1366">
            <text:p>1366</text:p>
          </table:table-cell>
          <table:table-cell office:value-type="float" office:value="2026">
            <text:p>2026</text:p>
          </table:table-cell>
          <table:table-cell office:value-type="float" office:value="13795">
            <text:p>13795</text:p>
          </table:table-cell>
          <table:table-cell office:value-type="float" office:value="23910">
            <text:p>23910</text:p>
          </table:table-cell>
          <table:table-cell office:value-type="float" office:value="38341">
            <text:p>38341</text:p>
          </table:table-cell>
          <table:table-cell office:value-type="float" office:value="-1911.25">
            <text:p>-1911.25</text:p>
          </table:table-cell>
          <table:table-cell office:value-type="float" office:value="-2255.5">
            <text:p>-2255.5</text:p>
          </table:table-cell>
          <table:table-cell office:value-type="float" office:value="-483.875">
            <text:p>-483.875</text:p>
          </table:table-cell>
          <table:table-cell office:value-type="float" office:value="-0.138546574845959">
            <text:p>-0.1385465748</text:p>
          </table:table-cell>
          <table:table-cell office:value-type="float" office:value="-0.0943329150982852">
            <text:p>-0.0943329151</text:p>
          </table:table-cell>
          <table:table-cell office:value-type="float" office:value="-0.0126203020265512">
            <text:p>-0.012620302</text:p>
          </table:table-cell>
          <table:table-cell office:value-type="float" office:value="0.552709488706176">
            <text:p>0.5527094887</text:p>
          </table:table-cell>
          <table:table-cell office:value-type="float" office:value="0.687276246943045">
            <text:p>0.6872762469</text:p>
          </table:table-cell>
          <table:table-cell office:value-type="float" office:value="0.956141116072624">
            <text:p>0.9561411161</text:p>
          </table:table-cell>
          <table:table-cell office:value-type="float" office:value="-4.64780564285339">
            <text:p>-4.6478056429</text:p>
          </table:table-cell>
          <table:table-cell office:value-type="float" office:value="-6.99558660687275">
            <text:p>-6.99558660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36">
            <text:p>1336</text:p>
          </table:table-cell>
          <table:table-cell office:value-type="float" office:value="1998">
            <text:p>1998</text:p>
          </table:table-cell>
          <table:table-cell office:value-type="float" office:value="10782">
            <text:p>10782</text:p>
          </table:table-cell>
          <table:table-cell office:value-type="float" office:value="21284">
            <text:p>21284</text:p>
          </table:table-cell>
          <table:table-cell office:value-type="float" office:value="37394">
            <text:p>37394</text:p>
          </table:table-cell>
          <table:table-cell office:value-type="float" office:value="-1633.125">
            <text:p>-1633.125</text:p>
          </table:table-cell>
          <table:table-cell office:value-type="float" office:value="-292">
            <text:p>-292</text:p>
          </table:table-cell>
          <table:table-cell office:value-type="float" office:value="-502.875">
            <text:p>-502.875</text:p>
          </table:table-cell>
          <table:table-cell office:value-type="float" office:value="-0.151467723984418">
            <text:p>-0.151467724</text:p>
          </table:table-cell>
          <table:table-cell office:value-type="float" office:value="-0.0137192257094531">
            <text:p>-0.0137192257</text:p>
          </table:table-cell>
          <table:table-cell office:value-type="float" office:value="-0.013448013050222">
            <text:p>-0.0134480131</text:p>
          </table:table-cell>
          <table:table-cell office:value-type="float" office:value="0.514830210016215">
            <text:p>0.51483021</text:p>
          </table:table-cell>
          <table:table-cell office:value-type="float" office:value="0.952351615638885">
            <text:p>0.9523516156</text:p>
          </table:table-cell>
          <table:table-cell office:value-type="float" office:value="0.953286418472021">
            <text:p>0.9532864185</text:p>
          </table:table-cell>
          <table:table-cell office:value-type="float" office:value="-4.22014722769501">
            <text:p>-4.22014722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283">
            <text:p>1283</text:p>
          </table:table-cell>
          <table:table-cell office:value-type="float" office:value="1943">
            <text:p>1943</text:p>
          </table:table-cell>
          <table:table-cell office:value-type="float" office:value="9261">
            <text:p>9261</text:p>
          </table:table-cell>
          <table:table-cell office:value-type="float" office:value="21106">
            <text:p>21106</text:p>
          </table:table-cell>
          <table:table-cell office:value-type="float" office:value="36912">
            <text:p>36912</text:p>
          </table:table-cell>
          <table:table-cell office:value-type="float" office:value="-1335.375">
            <text:p>-1335.375</text:p>
          </table:table-cell>
          <table:table-cell office:value-type="float" office:value="-595.5">
            <text:p>-595.5</text:p>
          </table:table-cell>
          <table:table-cell office:value-type="float" office:value="-995.375">
            <text:p>-995.375</text:p>
          </table:table-cell>
          <table:table-cell office:value-type="float" office:value="-0.144193391642371">
            <text:p>-0.1441933916</text:p>
          </table:table-cell>
          <table:table-cell office:value-type="float" office:value="-0.0282147256704255">
            <text:p>-0.0282147257</text:p>
          </table:table-cell>
          <table:table-cell office:value-type="float" office:value="-0.0269661627654963">
            <text:p>-0.0269661628</text:p>
          </table:table-cell>
          <table:table-cell office:value-type="float" office:value="0.536074928270628">
            <text:p>0.5360749283</text:p>
          </table:table-cell>
          <table:table-cell office:value-type="float" office:value="0.902808758813039">
            <text:p>0.9028087588</text:p>
          </table:table-cell>
          <table:table-cell office:value-type="float" office:value="0.907043691231982">
            <text:p>0.9070436912</text:p>
          </table:table-cell>
          <table:table-cell office:value-type="float" office:value="-4.45150203983377">
            <text:p>-4.4515020398</text:p>
          </table:table-cell>
          <table:table-cell office:value-type="float" office:value="-24.2186320147881">
            <text:p>-24.2186320148</text:p>
          </table:table-cell>
          <table:table-cell office:value-type="float" office:value="-25.3561786766888">
            <text:p>-25.3561786767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00">
            <text:p>700</text:p>
          </table:table-cell>
          <table:table-cell office:value-type="float" office:value="1123">
            <text:p>1123</text:p>
          </table:table-cell>
          <table:table-cell office:value-type="float" office:value="1780">
            <text:p>1780</text:p>
          </table:table-cell>
          <table:table-cell office:value-type="float" office:value="7028">
            <text:p>7028</text:p>
          </table:table-cell>
          <table:table-cell office:value-type="float" office:value="20341">
            <text:p>20341</text:p>
          </table:table-cell>
          <table:table-cell office:value-type="float" office:value="35735">
            <text:p>35735</text:p>
          </table:table-cell>
          <table:table-cell office:value-type="float" office:value="-1131.375">
            <text:p>-1131.375</text:p>
          </table:table-cell>
          <table:table-cell office:value-type="float" office:value="-1741">
            <text:p>-1741</text:p>
          </table:table-cell>
          <table:table-cell office:value-type="float" office:value="-1473.5">
            <text:p>-1473.5</text:p>
          </table:table-cell>
          <table:table-cell office:value-type="float" office:value="-0.160981075697211">
            <text:p>-0.1609810757</text:p>
          </table:table-cell>
          <table:table-cell office:value-type="float" office:value="-0.08559067892434">
            <text:p>-0.0855906789</text:p>
          </table:table-cell>
          <table:table-cell office:value-type="float" office:value="-0.0412340842311459">
            <text:p>-0.0412340842</text:p>
          </table:table-cell>
          <table:table-cell office:value-type="float" office:value="0.487359452255718">
            <text:p>0.4873594523</text:p>
          </table:table-cell>
          <table:table-cell office:value-type="float" office:value="0.71479112182952">
            <text:p>0.7147911218</text:p>
          </table:table-cell>
          <table:table-cell office:value-type="float" office:value="0.859013194607656">
            <text:p>0.8590131946</text:p>
          </table:table-cell>
          <table:table-cell office:value-type="float" office:value="-3.94906116318172">
            <text:p>-3.9490611632</text:p>
          </table:table-cell>
          <table:table-cell office:value-type="float" office:value="-7.74665434117175">
            <text:p>-7.7466543412</text:p>
          </table:table-cell>
          <table:table-cell office:value-type="float" office:value="-16.4610481606609">
            <text:p>-16.4610481607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94">
            <text:p>694</text:p>
          </table:table-cell>
          <table:table-cell office:value-type="float" office:value="1115">
            <text:p>1115</text:p>
          </table:table-cell>
          <table:table-cell office:value-type="float" office:value="1766">
            <text:p>1766</text:p>
          </table:table-cell>
          <table:table-cell office:value-type="float" office:value="5222">
            <text:p>5222</text:p>
          </table:table-cell>
          <table:table-cell office:value-type="float" office:value="18054">
            <text:p>18054</text:p>
          </table:table-cell>
          <table:table-cell office:value-type="float" office:value="34522">
            <text:p>34522</text:p>
          </table:table-cell>
          <table:table-cell office:value-type="float" office:value="-854.625">
            <text:p>-854.625</text:p>
          </table:table-cell>
          <table:table-cell office:value-type="float" office:value="-1465.125">
            <text:p>-1465.125</text:p>
          </table:table-cell>
          <table:table-cell office:value-type="float" office:value="-1847.25">
            <text:p>-1847.25</text:p>
          </table:table-cell>
          <table:table-cell office:value-type="float" office:value="-0.163658559938721">
            <text:p>-0.1636585599</text:p>
          </table:table-cell>
          <table:table-cell office:value-type="float" office:value="-0.0811523762047192">
            <text:p>-0.0811523762</text:p>
          </table:table-cell>
          <table:table-cell office:value-type="float" office:value="-0.0535093563524709">
            <text:p>-0.0535093564</text:p>
          </table:table-cell>
          <table:table-cell office:value-type="float" office:value="0.47969192372726">
            <text:p>0.4796919237</text:p>
          </table:table-cell>
          <table:table-cell office:value-type="float" office:value="0.728874671284281">
            <text:p>0.7288746713</text:p>
          </table:table-cell>
          <table:table-cell office:value-type="float" office:value="0.818329225152173">
            <text:p>0.8183292252</text:p>
          </table:table-cell>
          <table:table-cell office:value-type="float" office:value="-3.87843366555932">
            <text:p>-3.8784336656</text:p>
          </table:table-cell>
          <table:table-cell office:value-type="float" office:value="-8.18984308715167">
            <text:p>-8.1898430872</text:p>
          </table:table-cell>
          <table:table-cell office:value-type="float" office:value="-12.6040066282475">
            <text:p>-12.604006628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88">
            <text:p>788</text:p>
          </table:table-cell>
          <table:table-cell office:value-type="float" office:value="1206">
            <text:p>1206</text:p>
          </table:table-cell>
          <table:table-cell office:value-type="float" office:value="1852">
            <text:p>1852</text:p>
          </table:table-cell>
          <table:table-cell office:value-type="float" office:value="6732">
            <text:p>6732</text:p>
          </table:table-cell>
          <table:table-cell office:value-type="float" office:value="14147">
            <text:p>14147</text:p>
          </table:table-cell>
          <table:table-cell office:value-type="float" office:value="34236">
            <text:p>34236</text:p>
          </table:table-cell>
          <table:table-cell office:value-type="float" office:value="-511.625">
            <text:p>-511.625</text:p>
          </table:table-cell>
          <table:table-cell office:value-type="float" office:value="-1617.875">
            <text:p>-1617.875</text:p>
          </table:table-cell>
          <table:table-cell office:value-type="float" office:value="-2402.125">
            <text:p>-2402.125</text:p>
          </table:table-cell>
          <table:table-cell office:value-type="float" office:value="-0.0759989601901367">
            <text:p>-0.0759989602</text:p>
          </table:table-cell>
          <table:table-cell office:value-type="float" office:value="-0.11436170212766">
            <text:p>-0.1143617021</text:p>
          </table:table-cell>
          <table:table-cell office:value-type="float" office:value="-0.0701637165556724">
            <text:p>-0.0701637166</text:p>
          </table:table-cell>
          <table:table-cell office:value-type="float" office:value="0.745324289556486">
            <text:p>0.7453242896</text:p>
          </table:table-cell>
          <table:table-cell office:value-type="float" office:value="0.625368096423721">
            <text:p>0.6253680964</text:p>
          </table:table-cell>
          <table:table-cell office:value-type="float" office:value="0.76407596841212">
            <text:p>0.7640759684</text:p>
          </table:table-cell>
          <table:table-cell office:value-type="float" office:value="-8.76934365809903">
            <text:p>-8.7693436581</text:p>
          </table:table-cell>
          <table:table-cell office:value-type="float" office:value="-5.70742100420863">
            <text:p>-5.7074210042</text:p>
          </table:table-cell>
          <table:table-cell office:value-type="float" office:value="-9.52822226502878">
            <text:p>-9.528222265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1">
            <text:p>891</text:p>
          </table:table-cell>
          <table:table-cell office:value-type="float" office:value="1946">
            <text:p>1946</text:p>
          </table:table-cell>
          <table:table-cell office:value-type="float" office:value="7965">
            <text:p>7965</text:p>
          </table:table-cell>
          <table:table-cell office:value-type="float" office:value="14600">
            <text:p>14600</text:p>
          </table:table-cell>
          <table:table-cell office:value-type="float" office:value="31578">
            <text:p>31578</text:p>
          </table:table-cell>
          <table:table-cell office:value-type="float" office:value="-452.25">
            <text:p>-452.25</text:p>
          </table:table-cell>
          <table:table-cell office:value-type="float" office:value="-1706.75">
            <text:p>-1706.75</text:p>
          </table:table-cell>
          <table:table-cell office:value-type="float" office:value="-2866.5">
            <text:p>-2866.5</text:p>
          </table:table-cell>
          <table:table-cell office:value-type="float" office:value="-0.0567796610169492">
            <text:p>-0.056779661</text:p>
          </table:table-cell>
          <table:table-cell office:value-type="float" office:value="-0.116900684931507">
            <text:p>-0.1169006849</text:p>
          </table:table-cell>
          <table:table-cell office:value-type="float" office:value="-0.0907752232566977">
            <text:p>-0.0907752233</text:p>
          </table:table-cell>
          <table:table-cell office:value-type="float" office:value="0.807590089054869">
            <text:p>0.8075900891</text:p>
          </table:table-cell>
          <table:table-cell office:value-type="float" office:value="0.617632512209139">
            <text:p>0.6176325122</text:p>
          </table:table-cell>
          <table:table-cell office:value-type="float" office:value="0.698437395269872">
            <text:p>0.6984373953</text:p>
          </table:table-cell>
          <table:table-cell office:value-type="float" office:value="-11.8577168497441">
            <text:p>-11.8577168497</text:p>
          </table:table-cell>
          <table:table-cell office:value-type="float" office:value="-5.575615393225">
            <text:p>-5.5756153932</text:p>
          </table:table-cell>
          <table:table-cell office:value-type="float" office:value="-7.2837935443947">
            <text:p>-7.2837935444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997">
            <text:p>997</text:p>
          </table:table-cell>
          <table:table-cell office:value-type="float" office:value="1405">
            <text:p>1405</text:p>
          </table:table-cell>
          <table:table-cell office:value-type="float" office:value="7028">
            <text:p>7028</text:p>
          </table:table-cell>
          <table:table-cell office:value-type="float" office:value="13554">
            <text:p>13554</text:p>
          </table:table-cell>
          <table:table-cell office:value-type="float" office:value="28197">
            <text:p>28197</text:p>
          </table:table-cell>
          <table:table-cell office:value-type="float" office:value="-1131.375">
            <text:p>-1131.375</text:p>
          </table:table-cell>
          <table:table-cell office:value-type="float" office:value="-671.625">
            <text:p>-671.625</text:p>
          </table:table-cell>
          <table:table-cell office:value-type="float" office:value="-3086">
            <text:p>-3086</text:p>
          </table:table-cell>
          <table:table-cell office:value-type="float" office:value="-0.160981075697211">
            <text:p>-0.1609810757</text:p>
          </table:table-cell>
          <table:table-cell office:value-type="float" office:value="-0.0495517928286853">
            <text:p>-0.0495517928</text:p>
          </table:table-cell>
          <table:table-cell office:value-type="float" office:value="-0.109444267120616">
            <text:p>-0.1094442671</text:p>
          </table:table-cell>
          <table:table-cell office:value-type="float" office:value="0.487359452255718">
            <text:p>0.4873594523</text:p>
          </table:table-cell>
          <table:table-cell office:value-type="float" office:value="0.831381270237774">
            <text:p>0.8313812702</text:p>
          </table:table-cell>
          <table:table-cell office:value-type="float" office:value="0.64042203838476">
            <text:p>0.6404220384</text:p>
          </table:table-cell>
          <table:table-cell office:value-type="float" office:value="-3.94906116318172">
            <text:p>-3.9490611632</text:p>
          </table:table-cell>
          <table:table-cell office:value-type="float" office:value="-13.6388280358517">
            <text:p>-13.6388280359</text:p>
          </table:table-cell>
          <table:table-cell office:value-type="float" office:value="-5.98006746163477">
            <text:p>-5.9800674616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65">
            <text:p>965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5222">
            <text:p>5222</text:p>
          </table:table-cell>
          <table:table-cell office:value-type="float" office:value="12360">
            <text:p>12360</text:p>
          </table:table-cell>
          <table:table-cell office:value-type="float" office:value="23563">
            <text:p>23563</text:p>
          </table:table-cell>
          <table:table-cell office:value-type="float" office:value="-854.625">
            <text:p>-854.625</text:p>
          </table:table-cell>
          <table:table-cell office:value-type="float" office:value="-318.75">
            <text:p>-318.75</text:p>
          </table:table-cell>
          <table:table-cell office:value-type="float" office:value="-2661.5">
            <text:p>-2661.5</text:p>
          </table:table-cell>
          <table:table-cell office:value-type="float" office:value="-0.163658559938721">
            <text:p>-0.1636585599</text:p>
          </table:table-cell>
          <table:table-cell office:value-type="float" office:value="-0.0257888349514563">
            <text:p>-0.025788835</text:p>
          </table:table-cell>
          <table:table-cell office:value-type="float" office:value="-0.112952510291559">
            <text:p>-0.1129525103</text:p>
          </table:table-cell>
          <table:table-cell office:value-type="float" office:value="0.47969192372726">
            <text:p>0.4796919237</text:p>
          </table:table-cell>
          <table:table-cell office:value-type="float" office:value="0.911042603125884">
            <text:p>0.9110426031</text:p>
          </table:table-cell>
          <table:table-cell office:value-type="float" office:value="0.629672422358627">
            <text:p>0.6296724224</text:p>
          </table:table-cell>
          <table:table-cell office:value-type="float" office:value="-3.87843366555932">
            <text:p>-3.8784336656</text:p>
          </table:table-cell>
          <table:table-cell office:value-type="float" office:value="-26.5297185211161">
            <text:p>-26.5297185211</text:p>
          </table:table-cell>
          <table:table-cell office:value-type="float" office:value="-5.7831297103649">
            <text:p>-5.7831297104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69">
            <text:p>869</text:p>
          </table:table-cell>
          <table:table-cell office:value-type="float" office:value="1271">
            <text:p>1271</text:p>
          </table:table-cell>
          <table:table-cell office:value-type="float" office:value="1895">
            <text:p>1895</text:p>
          </table:table-cell>
          <table:table-cell office:value-type="float" office:value="6874">
            <text:p>6874</text:p>
          </table:table-cell>
          <table:table-cell office:value-type="float" office:value="11032">
            <text:p>11032</text:p>
          </table:table-cell>
          <table:table-cell office:value-type="float" office:value="18177">
            <text:p>18177</text:p>
          </table:table-cell>
          <table:table-cell office:value-type="float" office:value="-456.875">
            <text:p>-456.875</text:p>
          </table:table-cell>
          <table:table-cell office:value-type="float" office:value="-499">
            <text:p>-499</text:p>
          </table:table-cell>
          <table:table-cell office:value-type="float" office:value="-2564.5">
            <text:p>-2564.5</text:p>
          </table:table-cell>
          <table:table-cell office:value-type="float" office:value="-0.0664642129764329">
            <text:p>-0.066464213</text:p>
          </table:table-cell>
          <table:table-cell office:value-type="float" office:value="-0.0452320522117476">
            <text:p>-0.0452320522</text:p>
          </table:table-cell>
          <table:table-cell office:value-type="float" office:value="-0.141084887495186">
            <text:p>-0.1410848875</text:p>
          </table:table-cell>
          <table:table-cell office:value-type="float" office:value="0.776033538131375">
            <text:p>0.7760335381</text:p>
          </table:table-cell>
          <table:table-cell office:value-type="float" office:value="0.845697856811564">
            <text:p>0.8456978568</text:p>
          </table:table-cell>
          <table:table-cell office:value-type="float" office:value="0.545216586906726">
            <text:p>0.5452165869</text:p>
          </table:table-cell>
          <table:table-cell office:value-type="float" office:value="-10.078332247958">
            <text:p>-10.078332248</text:p>
          </table:table-cell>
          <table:table-cell office:value-type="float" office:value="-14.9750007534936">
            <text:p>-14.9750007535</text:p>
          </table:table-cell>
          <table:table-cell office:value-type="float" office:value="-4.55762465527572">
            <text:p>-4.5576246553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table:number-columns-repeated="3" office:value-type="float" office:value="3">
            <text:p>3</text:p>
          </table:table-cell>
          <table:table-cell office:value-type="float" office:value="733">
            <text:p>733</text:p>
          </table:table-cell>
          <table:table-cell office:value-type="float" office:value="1132">
            <text:p>1132</text:p>
          </table:table-cell>
          <table:table-cell office:value-type="float" office:value="733">
            <text:p>733</text:p>
          </table:table-cell>
          <table:table-cell office:value-type="float" office:value="5054">
            <text:p>5054</text:p>
          </table:table-cell>
          <table:table-cell office:value-type="float" office:value="9735">
            <text:p>9735</text:p>
          </table:table-cell>
          <table:table-cell office:value-type="float" office:value="16530">
            <text:p>16530</text:p>
          </table:table-cell>
          <table:table-cell office:value-type="float" office:value="-299.25">
            <text:p>-299.25</text:p>
          </table:table-cell>
          <table:table-cell office:value-type="float" office:value="-1382.375">
            <text:p>-1382.375</text:p>
          </table:table-cell>
          <table:table-cell office:value-type="float" office:value="-2399.5">
            <text:p>-2399.5</text:p>
          </table:table-cell>
          <table:table-cell office:value-type="float" office:value="-0.0592105263157895">
            <text:p>-0.0592105263</text:p>
          </table:table-cell>
          <table:table-cell office:value-type="float" office:value="-0.142000513610683">
            <text:p>-0.1420005136</text:p>
          </table:table-cell>
          <table:table-cell office:value-type="float" office:value="-0.145160314579552">
            <text:p>-0.1451603146</text:p>
          </table:table-cell>
          <table:table-cell office:value-type="float" office:value="0.799634695290859">
            <text:p>0.7996346953</text:p>
          </table:table-cell>
          <table:table-cell office:value-type="float" office:value="0.542519928259377">
            <text:p>0.5425199283</text:p>
          </table:table-cell>
          <table:table-cell office:value-type="float" office:value="0.533239072152083">
            <text:p>0.5332390722</text:p>
          </table:table-cell>
          <table:table-cell office:value-type="float" office:value="-11.3563867734363">
            <text:p>-11.3563867734</text:p>
          </table:table-cell>
          <table:table-cell office:value-type="float" office:value="-4.52588398986937">
            <text:p>-4.5258839899</text:p>
          </table:table-cell>
          <table:table-cell office:value-type="float" office:value="-4.41941661870591">
            <text:p>-4.4194166187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table:number-columns-repeated="3" office:value-type="float" office:value="3">
            <text:p>3</text:p>
          </table:table-cell>
          <table:table-cell office:value-type="float" office:value="603">
            <text:p>603</text:p>
          </table:table-cell>
          <table:table-cell office:value-type="float" office:value="996">
            <text:p>996</text:p>
          </table:table-cell>
          <table:table-cell office:value-type="float" office:value="1606">
            <text:p>1606</text:p>
          </table:table-cell>
          <table:table-cell office:value-type="float" office:value="3598">
            <text:p>3598</text:p>
          </table:table-cell>
          <table:table-cell office:value-type="float" office:value="8310">
            <text:p>8310</text:p>
          </table:table-cell>
          <table:table-cell office:value-type="float" office:value="15612">
            <text:p>15612</text:p>
          </table:table-cell>
          <table:table-cell office:value-type="float" office:value="-243.25">
            <text:p>-243.25</text:p>
          </table:table-cell>
          <table:table-cell office:value-type="float" office:value="-432.5">
            <text:p>-432.5</text:p>
          </table:table-cell>
          <table:table-cell office:value-type="float" office:value="-2104.125">
            <text:p>-2104.125</text:p>
          </table:table-cell>
          <table:table-cell office:value-type="float" office:value="-0.0676070038910506">
            <text:p>-0.0676070039</text:p>
          </table:table-cell>
          <table:table-cell office:value-type="float" office:value="-0.0520457280385078">
            <text:p>-0.052045728</text:p>
          </table:table-cell>
          <table:table-cell office:value-type="float" office:value="-0.134776133743274">
            <text:p>-0.1347761337</text:p>
          </table:table-cell>
          <table:table-cell office:value-type="float" office:value="0.772334072052567">
            <text:p>0.7723340721</text:p>
          </table:table-cell>
          <table:table-cell office:value-type="float" office:value="0.823149117167057">
            <text:p>0.8231491172</text:p>
          </table:table-cell>
          <table:table-cell office:value-type="float" office:value="0.563886160103038">
            <text:p>0.5638861601</text:p>
          </table:table-cell>
          <table:table-cell office:value-type="float" office:value="-9.9019775981644">
            <text:p>-9.9019775982</text:p>
          </table:table-cell>
          <table:table-cell office:value-type="float" office:value="-12.9683810019771">
            <text:p>-12.968381002</text:p>
          </table:table-cell>
          <table:table-cell office:value-type="float" office:value="-4.78801921448227">
            <text:p>-4.788019214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9.8">
            <text:p>259.8</text:p>
          </table:table-cell>
          <table:table-cell office:value-type="float" office:value="11034.2">
            <text:p>11034.2</text:p>
          </table:table-cell>
          <table:table-cell office:value-type="float" office:value="33112.4">
            <text:p>33112.4</text:p>
          </table:table-cell>
          <table:table-cell office:value-type="float" office:value="18.978">
            <text:p>18.978</text:p>
          </table:table-cell>
          <table:table-cell table:number-columns-repeated="3" office:value-type="float" office:value="3">
            <text:p>3</text:p>
          </table:table-cell>
          <table:table-cell office:value-type="float" office:value="612">
            <text:p>612</text:p>
          </table:table-cell>
          <table:table-cell table:number-columns-repeated="2" office:value-type="float" office:value="1603">
            <text:p>1603</text:p>
          </table:table-cell>
          <table:table-cell office:value-type="float" office:value="5138">
            <text:p>5138</text:p>
          </table:table-cell>
          <table:table-cell office:value-type="float" office:value="8838">
            <text:p>8838</text:p>
          </table:table-cell>
          <table:table-cell office:value-type="float" office:value="14832">
            <text:p>14832</text:p>
          </table:table-cell>
          <table:table-cell office:value-type="float" office:value="71.75">
            <text:p>71.75</text:p>
          </table:table-cell>
          <table:table-cell office:value-type="float" office:value="-211.5">
            <text:p>-211.5</text:p>
          </table:table-cell>
          <table:table-cell office:value-type="float" office:value="-1350.875">
            <text:p>-1350.875</text:p>
          </table:table-cell>
          <table:table-cell office:value-type="float" office:value="0.0139645776566757">
            <text:p>0.0139645777</text:p>
          </table:table-cell>
          <table:table-cell office:value-type="float" office:value="-0.0239307535641548">
            <text:p>-0.0239307536</text:p>
          </table:table-cell>
          <table:table-cell office:value-type="float" office:value="-0.0910784115426106">
            <text:p>-0.0910784115</text:p>
          </table:table-cell>
          <table:table-cell office:value-type="float" office:value="1.04925824027946">
            <text:p>1.0492582403</text:p>
          </table:table-cell>
          <table:table-cell office:value-type="float" office:value="0.917364817219109">
            <text:p>0.9173648172</text:p>
          </table:table-cell>
          <table:table-cell office:value-type="float" office:value="0.697484302617148">
            <text:p>0.6974843026</text:p>
          </table:table-cell>
          <table:table-cell office:value-type="float" office:value="0">
            <text:p>0</text:p>
          </table:table-cell>
          <table:table-cell office:value-type="float" office:value="-28.6167307804902">
            <text:p>-28.6167307805</text:p>
          </table:table-cell>
          <table:table-cell office:value-type="float" office:value="-7.25835548505131">
            <text:p>-7.2583554851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59.8">
            <text:p>259.8</text:p>
          </table:table-cell>
          <table:table-cell office:value-type="float" office:value="10865.2">
            <text:p>10865.2</text:p>
          </table:table-cell>
          <table:table-cell office:value-type="float" office:value="30201.2">
            <text:p>30201.2</text:p>
          </table:table-cell>
          <table:table-cell office:value-type="float" office:value="19.44">
            <text:p>19.44</text:p>
          </table:table-cell>
          <table:table-cell table:number-columns-repeated="3" office:value-type="float" office:value="3">
            <text:p>3</text:p>
          </table:table-cell>
          <table:table-cell office:value-type="float" office:value="1107">
            <text:p>1107</text:p>
          </table:table-cell>
          <table:table-cell office:value-type="float" office:value="730">
            <text:p>730</text:p>
          </table:table-cell>
          <table:table-cell office:value-type="float" office:value="1709">
            <text:p>1709</text:p>
          </table:table-cell>
          <table:table-cell office:value-type="float" office:value="6057">
            <text:p>6057</text:p>
          </table:table-cell>
          <table:table-cell office:value-type="float" office:value="9690">
            <text:p>9690</text:p>
          </table:table-cell>
          <table:table-cell office:value-type="float" office:value="15092">
            <text:p>15092</text:p>
          </table:table-cell>
          <table:table-cell office:value-type="float" office:value="-298.125">
            <text:p>-298.125</text:p>
          </table:table-cell>
          <table:table-cell office:value-type="float" office:value="-901">
            <text:p>-901</text:p>
          </table:table-cell>
          <table:table-cell office:value-type="float" office:value="-760.375">
            <text:p>-760.375</text:p>
          </table:table-cell>
          <table:table-cell office:value-type="float" office:value="-0.0492199108469539">
            <text:p>-0.0492199108</text:p>
          </table:table-cell>
          <table:table-cell office:value-type="float" office:value="-0.0929824561403509">
            <text:p>-0.0929824561</text:p>
          </table:table-cell>
          <table:table-cell office:value-type="float" office:value="-0.0503826530612245">
            <text:p>-0.0503826531</text:p>
          </table:table-cell>
          <table:table-cell office:value-type="float" office:value="0.832478607298274">
            <text:p>0.8324786073</text:p>
          </table:table-cell>
          <table:table-cell office:value-type="float" office:value="0.691507048322561">
            <text:p>0.6915070483</text:p>
          </table:table-cell>
          <table:table-cell office:value-type="float" office:value="0.82863600127551">
            <text:p>0.8286360013</text:p>
          </table:table-cell>
          <table:table-cell office:value-type="float" office:value="-13.7331693176336">
            <text:p>-13.7331693176</text:p>
          </table:table-cell>
          <table:table-cell office:value-type="float" office:value="-7.10239183674612">
            <text:p>-7.1023918367</text:p>
          </table:table-cell>
          <table:table-cell office:value-type="float" office:value="-13.4080958868189">
            <text:p>-13.4080958868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date" office:date-value="2021-04-12">
            <text:p>04/12/21</text:p>
          </table:table-cell>
          <table:table-cell office:value-type="float" office:value="291">
            <text:p>291</text:p>
          </table:table-cell>
          <table:table-cell office:value-type="float" office:value="10740">
            <text:p>10740</text:p>
          </table:table-cell>
          <table:table-cell office:value-type="float" office:value="26360">
            <text:p>26360</text:p>
          </table:table-cell>
          <table:table-cell office:value-type="float" office:value="19.26">
            <text:p>19.26</text:p>
          </table:table-cell>
          <table:table-cell office:value-type="float" office:value="259.8">
            <text:p>259.8</text:p>
          </table:table-cell>
          <table:table-cell office:value-type="float" office:value="10665.4">
            <text:p>10665.4</text:p>
          </table:table-cell>
          <table:table-cell office:value-type="float" office:value="30096.8">
            <text:p>30096.8</text:p>
          </table:table-cell>
          <table:table-cell office:value-type="float" office:value="17.38">
            <text:p>17.38</text:p>
          </table:table-cell>
          <table:table-cell table:number-columns-repeated="3" office:value-type="float" office:value="3">
            <text:p>3</text:p>
          </table:table-cell>
          <table:table-cell office:value-type="float" office:value="692">
            <text:p>692</text:p>
          </table:table-cell>
          <table:table-cell office:value-type="float" office:value="1062">
            <text:p>1062</text:p>
          </table:table-cell>
          <table:table-cell office:value-type="float" office:value="1657">
            <text:p>1657</text:p>
          </table:table-cell>
          <table:table-cell office:value-type="float" office:value="5054">
            <text:p>5054</text:p>
          </table:table-cell>
          <table:table-cell office:value-type="float" office:value="8310">
            <text:p>8310</text:p>
          </table:table-cell>
          <table:table-cell office:value-type="float" office:value="14311">
            <text:p>14311</text:p>
          </table:table-cell>
          <table:table-cell office:value-type="float" office:value="-299.25">
            <text:p>-299.25</text:p>
          </table:table-cell>
          <table:table-cell office:value-type="float" office:value="-432.5">
            <text:p>-432.5</text:p>
          </table:table-cell>
          <table:table-cell office:value-type="float" office:value="-683.375">
            <text:p>-683.375</text:p>
          </table:table-cell>
          <table:table-cell office:value-type="float" office:value="-0.0592105263157895">
            <text:p>-0.0592105263</text:p>
          </table:table-cell>
          <table:table-cell office:value-type="float" office:value="-0.0520457280385078">
            <text:p>-0.052045728</text:p>
          </table:table-cell>
          <table:table-cell office:value-type="float" office:value="-0.0477517294388932">
            <text:p>-0.0477517294</text:p>
          </table:table-cell>
          <table:table-cell office:value-type="float" office:value="0.799634695290859">
            <text:p>0.7996346953</text:p>
          </table:table-cell>
          <table:table-cell office:value-type="float" office:value="0.823149117167057">
            <text:p>0.8231491172</text:p>
          </table:table-cell>
          <table:table-cell office:value-type="float" office:value="0.837338193186108">
            <text:p>0.8373381932</text:p>
          </table:table-cell>
          <table:table-cell office:value-type="float" office:value="-11.3563867734363">
            <text:p>-11.3563867734</text:p>
          </table:table-cell>
          <table:table-cell office:value-type="float" office:value="-12.9683810019771">
            <text:p>-12.968381002</text:p>
          </table:table-cell>
          <table:table-cell office:value-type="float" office:value="-14.166245828369">
            <text:p>-14.1662458284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date" office:date-value="2021-04-13">
            <text:p>04/13/21</text:p>
          </table:table-cell>
          <table:table-cell office:value-type="float" office:value="272">
            <text:p>272</text:p>
          </table:table-cell>
          <table:table-cell office:value-type="float" office:value="10818">
            <text:p>10818</text:p>
          </table:table-cell>
          <table:table-cell office:value-type="float" office:value="15467">
            <text:p>15467</text:p>
          </table:table-cell>
          <table:table-cell office:value-type="float" office:value="18.34">
            <text:p>18.34</text:p>
          </table:table-cell>
          <table:table-cell office:value-type="float" office:value="262">
            <text:p>262</text:p>
          </table:table-cell>
          <table:table-cell office:value-type="float" office:value="10450.8">
            <text:p>10450.8</text:p>
          </table:table-cell>
          <table:table-cell office:value-type="float" office:value="27162.8">
            <text:p>27162.8</text:p>
          </table:table-cell>
          <table:table-cell office:value-type="float" office:value="17.818">
            <text:p>17.818</text:p>
          </table:table-cell>
          <table:table-cell table:number-columns-repeated="3" office:value-type="float" office:value="3">
            <text:p>3</text:p>
          </table:table-cell>
          <table:table-cell office:value-type="float" office:value="668">
            <text:p>668</text:p>
          </table:table-cell>
          <table:table-cell table:number-columns-repeated="2" office:value-type="float" office:value="1614">
            <text:p>1614</text:p>
          </table:table-cell>
          <table:table-cell office:value-type="float" office:value="3598">
            <text:p>3598</text:p>
          </table:table-cell>
          <table:table-cell office:value-type="float" office:value="7416">
            <text:p>7416</text:p>
          </table:table-cell>
          <table:table-cell office:value-type="float" office:value="13596">
            <text:p>13596</text:p>
          </table:table-cell>
          <table:table-cell office:value-type="float" office:value="-243.25">
            <text:p>-243.25</text:p>
          </table:table-cell>
          <table:table-cell office:value-type="float" office:value="-191.25">
            <text:p>-191.25</text:p>
          </table:table-cell>
          <table:table-cell office:value-type="float" office:value="-350.625">
            <text:p>-350.625</text:p>
          </table:table-cell>
          <table:table-cell office:value-type="float" office:value="-0.0676070038910506">
            <text:p>-0.0676070039</text:p>
          </table:table-cell>
          <table:table-cell table:number-columns-repeated="2" office:value-type="float" office:value="-0.0257888349514563">
            <text:p>-0.025788835</text:p>
          </table:table-cell>
          <table:table-cell office:value-type="float" office:value="0.772334072052567">
            <text:p>0.7723340721</text:p>
          </table:table-cell>
          <table:table-cell table:number-columns-repeated="2" office:value-type="float" office:value="0.911042603125884">
            <text:p>0.9110426031</text:p>
          </table:table-cell>
          <table:table-cell office:value-type="float" office:value="-9.9019775981644">
            <text:p>-9.9019775982</text:p>
          </table:table-cell>
          <table:table-cell table:number-columns-repeated="2" office:value-type="float" office:value="-26.5297185211161">
            <text:p>-26.529718521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date" office:date-value="2021-04-14">
            <text:p>04/14/21</text:p>
          </table:table-cell>
          <table:table-cell office:value-type="float" office:value="285">
            <text:p>285</text:p>
          </table:table-cell>
          <table:table-cell office:value-type="float" office:value="10364">
            <text:p>10364</text:p>
          </table:table-cell>
          <table:table-cell office:value-type="float" office:value="35181">
            <text:p>35181</text:p>
          </table:table-cell>
          <table:table-cell office:value-type="float" office:value="10.22">
            <text:p>10.22</text:p>
          </table:table-cell>
          <table:table-cell office:value-type="float" office:value="269">
            <text:p>269</text:p>
          </table:table-cell>
          <table:table-cell office:value-type="float" office:value="10245.8">
            <text:p>10245.8</text:p>
          </table:table-cell>
          <table:table-cell office:value-type="float" office:value="26194.6">
            <text:p>26194.6</text:p>
          </table:table-cell>
          <table:table-cell office:value-type="float" office:value="17.66">
            <text:p>17.66</text:p>
          </table:table-cell>
          <table:table-cell table:number-columns-repeated="3" office:value-type="float" office:value="3">
            <text:p>3</text:p>
          </table:table-cell>
          <table:table-cell office:value-type="float" office:value="668">
            <text:p>668</text:p>
          </table:table-cell>
          <table:table-cell office:value-type="float" office:value="1029">
            <text:p>1029</text:p>
          </table:table-cell>
          <table:table-cell office:value-type="float" office:value="668">
            <text:p>668</text:p>
          </table:table-cell>
          <table:table-cell office:value-type="float" office:value="5138">
            <text:p>5138</text:p>
          </table:table-cell>
          <table:table-cell office:value-type="float" office:value="8808">
            <text:p>8808</text:p>
          </table:table-cell>
          <table:table-cell office:value-type="float" office:value="15602">
            <text:p>15602</text:p>
          </table:table-cell>
          <table:table-cell office:value-type="float" office:value="71.75">
            <text:p>71.75</text:p>
          </table:table-cell>
          <table:table-cell office:value-type="float" office:value="28.5">
            <text:p>28.5</text:p>
          </table:table-cell>
          <table:table-cell office:value-type="float" office:value="348">
            <text:p>348</text:p>
          </table:table-cell>
          <table:table-cell office:value-type="float" office:value="0.0139645776566757">
            <text:p>0.0139645777</text:p>
          </table:table-cell>
          <table:table-cell office:value-type="float" office:value="0.00323569482288828">
            <text:p>0.0032356948</text:p>
          </table:table-cell>
          <table:table-cell office:value-type="float" office:value="0.0223048327137546">
            <text:p>0.0223048327</text:p>
          </table:table-cell>
          <table:table-cell office:value-type="float" office:value="1.04925824027946">
            <text:p>1.0492582403</text:p>
          </table:table-cell>
          <table:table-cell office:value-type="float" office:value="1.01134545253324">
            <text:p>1.0113454525</text:p>
          </table:table-cell>
          <table:table-cell office:value-type="float" office:value="1.07904202540042">
            <text:p>1.0790420254</text:p>
          </table:table-cell>
          <table:table-cell table:number-columns-repeated="2" office:value-type="float" office:value="0">
            <text:p>0</text:p>
          </table:table-cell>
          <table:table-cell office:value-type="float" office:value="31.4213979764368">
            <text:p>31.4213979764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date" office:date-value="2021-04-15">
            <text:p>04/15/21</text:p>
          </table:table-cell>
          <table:table-cell office:value-type="float" office:value="256">
            <text:p>256</text:p>
          </table:table-cell>
          <table:table-cell office:value-type="float" office:value="9848">
            <text:p>9848</text:p>
          </table:table-cell>
          <table:table-cell office:value-type="float" office:value="21942">
            <text:p>21942</text:p>
          </table:table-cell>
          <table:table-cell office:value-type="float" office:value="24.19">
            <text:p>24.19</text:p>
          </table:table-cell>
          <table:table-cell office:value-type="float" office:value="254.2">
            <text:p>254.2</text:p>
          </table:table-cell>
          <table:table-cell office:value-type="float" office:value="9887.2">
            <text:p>9887.2</text:p>
          </table:table-cell>
          <table:table-cell office:value-type="float" office:value="27055">
            <text:p>27055</text:p>
          </table:table-cell>
          <table:table-cell office:value-type="float" office:value="16.812">
            <text:p>16.812</text:p>
          </table:table-cell>
          <table:table-cell table:number-columns-repeated="3" office:value-type="float" office:value="3">
            <text:p>3</text:p>
          </table:table-cell>
          <table:table-cell office:value-type="float" office:value="502">
            <text:p>502</text:p>
          </table:table-cell>
          <table:table-cell office:value-type="float" office:value="857">
            <text:p>857</text:p>
          </table:table-cell>
          <table:table-cell office:value-type="float" office:value="502">
            <text:p>502</text:p>
          </table:table-cell>
          <table:table-cell office:value-type="float" office:value="3971">
            <text:p>3971</text:p>
          </table:table-cell>
          <table:table-cell office:value-type="float" office:value="7524">
            <text:p>7524</text:p>
          </table:table-cell>
          <table:table-cell office:value-type="float" office:value="12963">
            <text:p>12963</text:p>
          </table:table-cell>
          <table:table-cell office:value-type="float" office:value="-235.125">
            <text:p>-235.125</text:p>
          </table:table-cell>
          <table:table-cell office:value-type="float" office:value="-408">
            <text:p>-408</text:p>
          </table:table-cell>
          <table:table-cell office:value-type="float" office:value="-641.625">
            <text:p>-641.625</text:p>
          </table:table-cell>
          <table:table-cell office:value-type="float" office:value="-0.0592105263157895">
            <text:p>-0.0592105263</text:p>
          </table:table-cell>
          <table:table-cell office:value-type="float" office:value="-0.0542264752791069">
            <text:p>-0.0542264753</text:p>
          </table:table-cell>
          <table:table-cell office:value-type="float" office:value="-0.049496644295302">
            <text:p>-0.0494966443</text:p>
          </table:table-cell>
          <table:table-cell office:value-type="float" office:value="0.799634695290859">
            <text:p>0.7996346953</text:p>
          </table:table-cell>
          <table:table-cell office:value-type="float" office:value="0.815970737340669">
            <text:p>0.8159707373</text:p>
          </table:table-cell>
          <table:table-cell office:value-type="float" office:value="0.831563583847574">
            <text:p>0.8315635838</text:p>
          </table:table-cell>
          <table:table-cell office:value-type="float" office:value="-11.3563867734363">
            <text:p>-11.3563867734</text:p>
          </table:table-cell>
          <table:table-cell office:value-type="float" office:value="-12.4326556833536">
            <text:p>-12.4326556834</text:p>
          </table:table-cell>
          <table:table-cell office:value-type="float" office:value="-13.654417014675">
            <text:p>-13.6544170147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date" office:date-value="2021-04-16">
            <text:p>04/16/21</text:p>
          </table:table-cell>
          <table:table-cell office:value-type="float" office:value="241">
            <text:p>241</text:p>
          </table:table-cell>
          <table:table-cell office:value-type="float" office:value="9459">
            <text:p>9459</text:p>
          </table:table-cell>
          <table:table-cell office:value-type="float" office:value="32023">
            <text:p>32023</text:p>
          </table:table-cell>
          <table:table-cell office:value-type="float" office:value="16.29">
            <text:p>16.29</text:p>
          </table:table-cell>
          <table:table-cell office:value-type="float" office:value="240.8">
            <text:p>240.8</text:p>
          </table:table-cell>
          <table:table-cell office:value-type="float" office:value="9412.6">
            <text:p>9412.6</text:p>
          </table:table-cell>
          <table:table-cell office:value-type="float" office:value="29623.6">
            <text:p>29623.6</text:p>
          </table:table-cell>
          <table:table-cell office:value-type="float" office:value="15.762">
            <text:p>15.762</text:p>
          </table:table-cell>
          <table:table-cell table:number-columns-repeated="3" office:value-type="float" office:value="3">
            <text:p>3</text:p>
          </table:table-cell>
          <table:table-cell office:value-type="float" office:value="373">
            <text:p>373</text:p>
          </table:table-cell>
          <table:table-cell office:value-type="float" office:value="1237">
            <text:p>1237</text:p>
          </table:table-cell>
          <table:table-cell office:value-type="float" office:value="373">
            <text:p>373</text:p>
          </table:table-cell>
          <table:table-cell office:value-type="float" office:value="2827">
            <text:p>2827</text:p>
          </table:table-cell>
          <table:table-cell office:value-type="float" office:value="6706">
            <text:p>6706</text:p>
          </table:table-cell>
          <table:table-cell office:value-type="float" office:value="11571">
            <text:p>11571</text:p>
          </table:table-cell>
          <table:table-cell office:value-type="float" office:value="-191.125">
            <text:p>-191.125</text:p>
          </table:table-cell>
          <table:table-cell office:value-type="float" office:value="-240.625">
            <text:p>-240.625</text:p>
          </table:table-cell>
          <table:table-cell office:value-type="float" office:value="-235.625">
            <text:p>-235.625</text:p>
          </table:table-cell>
          <table:table-cell office:value-type="float" office:value="-0.0676070038910506">
            <text:p>-0.0676070039</text:p>
          </table:table-cell>
          <table:table-cell office:value-type="float" office:value="-0.0358820459290188">
            <text:p>-0.0358820459</text:p>
          </table:table-cell>
          <table:table-cell office:value-type="float" office:value="-0.0203634085213033">
            <text:p>-0.0203634085</text:p>
          </table:table-cell>
          <table:table-cell office:value-type="float" office:value="0.772334072052567">
            <text:p>0.7723340721</text:p>
          </table:table-cell>
          <table:table-cell office:value-type="float" office:value="0.876936380839737">
            <text:p>0.8769363808</text:p>
          </table:table-cell>
          <table:table-cell office:value-type="float" office:value="0.929540820252385">
            <text:p>0.9295408203</text:p>
          </table:table-cell>
          <table:table-cell office:value-type="float" office:value="-9.9019775981644">
            <text:p>-9.9019775982</text:p>
          </table:table-cell>
          <table:table-cell office:value-type="float" office:value="-18.968697517615">
            <text:p>-18.9686975176</text:p>
          </table:table-cell>
          <table:table-cell office:value-type="float" office:value="-33.6910965071853">
            <text:p>-33.6910965072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date" office:date-value="2021-04-17">
            <text:p>04/17/21</text:p>
          </table:table-cell>
          <table:table-cell office:value-type="float" office:value="217">
            <text:p>217</text:p>
          </table:table-cell>
          <table:table-cell office:value-type="float" office:value="8947">
            <text:p>8947</text:p>
          </table:table-cell>
          <table:table-cell office:value-type="float" office:value="30662">
            <text:p>30662</text:p>
          </table:table-cell>
          <table:table-cell office:value-type="float" office:value="15.02">
            <text:p>15.02</text:p>
          </table:table-cell>
          <table:table-cell office:value-type="float" office:value="223.2">
            <text:p>223.2</text:p>
          </table:table-cell>
          <table:table-cell office:value-type="float" office:value="9069.8">
            <text:p>9069.8</text:p>
          </table:table-cell>
          <table:table-cell office:value-type="float" office:value="26467.2">
            <text:p>26467.2</text:p>
          </table:table-cell>
          <table:table-cell office:value-type="float" office:value="16.482">
            <text:p>16.482</text:p>
          </table:table-cell>
          <table:table-cell table:number-columns-repeated="3" office:value-type="float" office:value="3">
            <text:p>3</text:p>
          </table:table-cell>
          <table:table-cell office:value-type="float" office:value="491">
            <text:p>491</text:p>
          </table:table-cell>
          <table:table-cell office:value-type="float" office:value="821">
            <text:p>821</text:p>
          </table:table-cell>
          <table:table-cell office:value-type="float" office:value="491">
            <text:p>491</text:p>
          </table:table-cell>
          <table:table-cell office:value-type="float" office:value="4037">
            <text:p>4037</text:p>
          </table:table-cell>
          <table:table-cell office:value-type="float" office:value="7084">
            <text:p>7084</text:p>
          </table:table-cell>
          <table:table-cell office:value-type="float" office:value="11368">
            <text:p>11368</text:p>
          </table:table-cell>
          <table:table-cell office:value-type="float" office:value="56.375">
            <text:p>56.375</text:p>
          </table:table-cell>
          <table:table-cell office:value-type="float" office:value="-143">
            <text:p>-143</text:p>
          </table:table-cell>
          <table:table-cell office:value-type="float" office:value="279.125">
            <text:p>279.125</text:p>
          </table:table-cell>
          <table:table-cell office:value-type="float" office:value="0.0139645776566757">
            <text:p>0.0139645777</text:p>
          </table:table-cell>
          <table:table-cell office:value-type="float" office:value="-0.0201863354037267">
            <text:p>-0.0201863354</text:p>
          </table:table-cell>
          <table:table-cell office:value-type="float" office:value="0.0245535714285714">
            <text:p>0.0245535714</text:p>
          </table:table-cell>
          <table:table-cell office:value-type="float" office:value="1.04925824027946">
            <text:p>1.0492582403</text:p>
          </table:table-cell>
          <table:table-cell office:value-type="float" office:value="0.930146502835539">
            <text:p>0.9301465028</text:p>
          </table:table-cell>
          <table:table-cell office:value-type="float" office:value="1.087119140625">
            <text:p>1.0871191406</text:p>
          </table:table-cell>
          <table:table-cell office:value-type="float" office:value="0">
            <text:p>0</text:p>
          </table:table-cell>
          <table:table-cell office:value-type="float" office:value="-33.9896934245561">
            <text:p>-33.9896934246</text:p>
          </table:table-cell>
          <table:table-cell office:value-type="float" office:value="28.5751667288534">
            <text:p>28.5751667289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date" office:date-value="2021-04-18">
            <text:p>04/18/21</text:p>
          </table:table-cell>
          <table:table-cell office:value-type="float" office:value="205">
            <text:p>205</text:p>
          </table:table-cell>
          <table:table-cell office:value-type="float" office:value="8445">
            <text:p>8445</text:p>
          </table:table-cell>
          <table:table-cell office:value-type="float" office:value="28310">
            <text:p>28310</text:p>
          </table:table-cell>
          <table:table-cell office:value-type="float" office:value="13.09">
            <text:p>13.09</text:p>
          </table:table-cell>
          <table:table-cell office:value-type="float" office:value="211.8">
            <text:p>211.8</text:p>
          </table:table-cell>
          <table:table-cell office:value-type="float" office:value="8820.6">
            <text:p>8820.6</text:p>
          </table:table-cell>
          <table:table-cell office:value-type="float" office:value="24669.2">
            <text:p>24669.2</text:p>
          </table:table-cell>
          <table:table-cell office:value-type="float" office:value="14.184">
            <text:p>14.184</text:p>
          </table:table-cell>
          <table:table-cell table:number-columns-repeated="3" office:value-type="float" office:value="3">
            <text:p>3</text:p>
          </table:table-cell>
          <table:table-cell office:value-type="float" office:value="570">
            <text:p>570</text:p>
          </table:table-cell>
          <table:table-cell office:value-type="float" office:value="885">
            <text:p>885</text:p>
          </table:table-cell>
          <table:table-cell office:value-type="float" office:value="570">
            <text:p>570</text:p>
          </table:table-cell>
          <table:table-cell office:value-type="float" office:value="4917">
            <text:p>4917</text:p>
          </table:table-cell>
          <table:table-cell office:value-type="float" office:value="8749">
            <text:p>8749</text:p>
          </table:table-cell>
          <table:table-cell office:value-type="float" office:value="15602">
            <text:p>15602</text:p>
          </table:table-cell>
          <table:table-cell office:value-type="float" office:value="-243.375">
            <text:p>-243.375</text:p>
          </table:table-cell>
          <table:table-cell office:value-type="float" office:value="-430.625">
            <text:p>-430.625</text:p>
          </table:table-cell>
          <table:table-cell office:value-type="float" office:value="348">
            <text:p>348</text:p>
          </table:table-cell>
          <table:table-cell office:value-type="float" office:value="-0.049496644295302">
            <text:p>-0.0494966443</text:p>
          </table:table-cell>
          <table:table-cell office:value-type="float" office:value="-0.0492199108469539">
            <text:p>-0.0492199108</text:p>
          </table:table-cell>
          <table:table-cell office:value-type="float" office:value="0.0223048327137546">
            <text:p>0.0223048327</text:p>
          </table:table-cell>
          <table:table-cell office:value-type="float" office:value="0.831563583847574">
            <text:p>0.8315635838</text:p>
          </table:table-cell>
          <table:table-cell office:value-type="float" office:value="0.832478607298274">
            <text:p>0.8324786073</text:p>
          </table:table-cell>
          <table:table-cell office:value-type="float" office:value="1.07904202540042">
            <text:p>1.0790420254</text:p>
          </table:table-cell>
          <table:table-cell office:value-type="float" office:value="-13.654417014675">
            <text:p>-13.6544170147</text:p>
          </table:table-cell>
          <table:table-cell office:value-type="float" office:value="-13.7331693176336">
            <text:p>-13.7331693176</text:p>
          </table:table-cell>
          <table:table-cell office:value-type="float" office:value="31.4213979764368">
            <text:p>31.421397976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date" office:date-value="2021-04-19">
            <text:p>04/19/21</text:p>
          </table:table-cell>
          <table:table-cell office:value-type="float" office:value="197">
            <text:p>197</text:p>
          </table:table-cell>
          <table:table-cell office:value-type="float" office:value="8650">
            <text:p>8650</text:p>
          </table:table-cell>
          <table:table-cell office:value-type="float" office:value="19399">
            <text:p>19399</text:p>
          </table:table-cell>
          <table:table-cell office:value-type="float" office:value="13.82">
            <text:p>13.82</text:p>
          </table:table-cell>
          <table:table-cell office:value-type="float" office:value="205">
            <text:p>205</text:p>
          </table:table-cell>
          <table:table-cell office:value-type="float" office:value="8548.2">
            <text:p>8548.2</text:p>
          </table:table-cell>
          <table:table-cell office:value-type="float" office:value="22751.6">
            <text:p>22751.6</text:p>
          </table:table-cell>
          <table:table-cell office:value-type="float" office:value="13.178">
            <text:p>13.1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31">
            <text:p>531</text:p>
          </table:table-cell>
          <table:table-cell office:value-type="float" office:value="1301">
            <text:p>1301</text:p>
          </table:table-cell>
          <table:table-cell office:value-type="float" office:value="3864">
            <text:p>3864</text:p>
          </table:table-cell>
          <table:table-cell office:value-type="float" office:value="6348">
            <text:p>6348</text:p>
          </table:table-cell>
          <table:table-cell office:value-type="float" office:value="10538">
            <text:p>10538</text:p>
          </table:table-cell>
          <table:table-cell office:value-type="float" office:value="-52.375">
            <text:p>-52.375</text:p>
          </table:table-cell>
          <table:table-cell office:value-type="float" office:value="-86">
            <text:p>-86</text:p>
          </table:table-cell>
          <table:table-cell office:value-type="float" office:value="-378.125">
            <text:p>-378.125</text:p>
          </table:table-cell>
          <table:table-cell office:value-type="float" office:value="-0.0135546066252588">
            <text:p>-0.0135546066</text:p>
          </table:table-cell>
          <table:table-cell office:value-type="float" office:value="-0.0135475740390674">
            <text:p>-0.013547574</text:p>
          </table:table-cell>
          <table:table-cell office:value-type="float" office:value="-0.0358820459290188">
            <text:p>-0.0358820459</text:p>
          </table:table-cell>
          <table:table-cell office:value-type="float" office:value="0.952918982438695">
            <text:p>0.9529189824</text:p>
          </table:table-cell>
          <table:table-cell office:value-type="float" office:value="0.952943222917458">
            <text:p>0.9529432229</text:p>
          </table:table-cell>
          <table:table-cell office:value-type="float" office:value="0.876936380839737">
            <text:p>0.8769363808</text:p>
          </table:table-cell>
          <table:table-cell table:number-columns-repeated="2" office:value-type="float" office:value="0">
            <text:p>0</text:p>
          </table:table-cell>
          <table:table-cell office:value-type="float" office:value="-18.968697517615">
            <text:p>-18.9686975176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date" office:date-value="2021-04-20">
            <text:p>04/20/21</text:p>
          </table:table-cell>
          <table:table-cell office:value-type="float" office:value="199">
            <text:p>199</text:p>
          </table:table-cell>
          <table:table-cell office:value-type="float" office:value="8602">
            <text:p>8602</text:p>
          </table:table-cell>
          <table:table-cell office:value-type="float" office:value="12952">
            <text:p>12952</text:p>
          </table:table-cell>
          <table:table-cell office:value-type="float" office:value="12.7">
            <text:p>12.7</text:p>
          </table:table-cell>
          <table:table-cell office:value-type="float" office:value="204.4">
            <text:p>204.4</text:p>
          </table:table-cell>
          <table:table-cell office:value-type="float" office:value="8260.2">
            <text:p>8260.2</text:p>
          </table:table-cell>
          <table:table-cell office:value-type="float" office:value="21900.4">
            <text:p>21900.4</text:p>
          </table:table-cell>
          <table:table-cell office:value-type="float" office:value="12.906">
            <text:p>12.90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497">
            <text:p>497</text:p>
          </table:table-cell>
          <table:table-cell office:value-type="float" office:value="4144">
            <text:p>4144</text:p>
          </table:table-cell>
          <table:table-cell office:value-type="float" office:value="6664">
            <text:p>6664</text:p>
          </table:table-cell>
          <table:table-cell office:value-type="float" office:value="10481">
            <text:p>10481</text:p>
          </table:table-cell>
          <table:table-cell office:value-type="float" office:value="40.25">
            <text:p>40.25</text:p>
          </table:table-cell>
          <table:table-cell office:value-type="float" office:value="163.625">
            <text:p>163.625</text:p>
          </table:table-cell>
          <table:table-cell office:value-type="float" office:value="44.125">
            <text:p>44.125</text:p>
          </table:table-cell>
          <table:table-cell office:value-type="float" office:value="0.00971283783783784">
            <text:p>0.0097128378</text:p>
          </table:table-cell>
          <table:table-cell office:value-type="float" office:value="0.0245535714285714">
            <text:p>0.0245535714</text:p>
          </table:table-cell>
          <table:table-cell office:value-type="float" office:value="0.00420999904589257">
            <text:p>0.004209999</text:p>
          </table:table-cell>
          <table:table-cell office:value-type="float" office:value="1.03417983730141">
            <text:p>1.0341798373</text:p>
          </table:table-cell>
          <table:table-cell office:value-type="float" office:value="1.087119140625">
            <text:p>1.0871191406</text:p>
          </table:table-cell>
          <table:table-cell office:value-type="float" office:value="1.01476973588088">
            <text:p>1.0147697359</text:p>
          </table:table-cell>
          <table:table-cell office:value-type="float" office:value="0">
            <text:p>0</text:p>
          </table:table-cell>
          <table:table-cell office:value-type="float" office:value="28.5751667288534">
            <text:p>28.57516672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date" office:date-value="2021-04-21">
            <text:p>04/21/21</text:p>
          </table:table-cell>
          <table:table-cell office:value-type="float" office:value="207">
            <text:p>207</text:p>
          </table:table-cell>
          <table:table-cell office:value-type="float" office:value="8097">
            <text:p>8097</text:p>
          </table:table-cell>
          <table:table-cell office:value-type="float" office:value="22435">
            <text:p>22435</text:p>
          </table:table-cell>
          <table:table-cell office:value-type="float" office:value="11.26">
            <text:p>11.26</text:p>
          </table:table-cell>
          <table:table-cell office:value-type="float" office:value="204.8">
            <text:p>204.8</text:p>
          </table:table-cell>
          <table:table-cell office:value-type="float" office:value="8006.6">
            <text:p>8006.6</text:p>
          </table:table-cell>
          <table:table-cell office:value-type="float" office:value="21759.8">
            <text:p>21759.8</text:p>
          </table:table-cell>
          <table:table-cell office:value-type="float" office:value="12.77">
            <text:p>12.77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88">
            <text:p>788</text:p>
          </table:table-cell>
          <table:table-cell office:value-type="float" office:value="511">
            <text:p>511</text:p>
          </table:table-cell>
          <table:table-cell office:value-type="float" office:value="4554">
            <text:p>4554</text:p>
          </table:table-cell>
          <table:table-cell office:value-type="float" office:value="7084">
            <text:p>7084</text:p>
          </table:table-cell>
          <table:table-cell office:value-type="float" office:value="13988">
            <text:p>13988</text:p>
          </table:table-cell>
          <table:table-cell office:value-type="float" office:value="-39.375">
            <text:p>-39.375</text:p>
          </table:table-cell>
          <table:table-cell office:value-type="float" office:value="-61.125">
            <text:p>-61.125</text:p>
          </table:table-cell>
          <table:table-cell office:value-type="float" office:value="312">
            <text:p>312</text:p>
          </table:table-cell>
          <table:table-cell office:value-type="float" office:value="-0.00864624505928854">
            <text:p>-0.0086462451</text:p>
          </table:table-cell>
          <table:table-cell office:value-type="float" office:value="-0.00862859966120836">
            <text:p>-0.0086285997</text:p>
          </table:table-cell>
          <table:table-cell office:value-type="float" office:value="0.0223048327137546">
            <text:p>0.0223048327</text:p>
          </table:table-cell>
          <table:table-cell office:value-type="float" office:value="0.969884667097596">
            <text:p>0.9698846671</text:p>
          </table:table-cell>
          <table:table-cell office:value-type="float" office:value="0.969945828540713">
            <text:p>0.9699458285</text:p>
          </table:table-cell>
          <table:table-cell office:value-type="float" office:value="1.07904202540042">
            <text:p>1.0790420254</text:p>
          </table:table-cell>
          <table:table-cell table:number-columns-repeated="2" office:value-type="float" office:value="0">
            <text:p>0</text:p>
          </table:table-cell>
          <table:table-cell office:value-type="float" office:value="31.4213979764368">
            <text:p>31.4213979764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date" office:date-value="2021-04-22">
            <text:p>04/22/21</text:p>
          </table:table-cell>
          <table:table-cell office:value-type="float" office:value="214">
            <text:p>214</text:p>
          </table:table-cell>
          <table:table-cell office:value-type="float" office:value="7507">
            <text:p>7507</text:p>
          </table:table-cell>
          <table:table-cell office:value-type="float" office:value="26406">
            <text:p>26406</text:p>
          </table:table-cell>
          <table:table-cell office:value-type="float" office:value="13.66">
            <text:p>13.66</text:p>
          </table:table-cell>
          <table:table-cell office:value-type="float" office:value="207.8">
            <text:p>207.8</text:p>
          </table:table-cell>
          <table:table-cell office:value-type="float" office:value="7624">
            <text:p>7624</text:p>
          </table:table-cell>
          <table:table-cell office:value-type="float" office:value="22649.4">
            <text:p>22649.4</text:p>
          </table:table-cell>
          <table:table-cell office:value-type="float" office:value="12.35">
            <text:p>12.35</text:p>
          </table:table-cell>
          <table:table-cell table:number-columns-repeated="3" office:value-type="float" office:value="3">
            <text:p>3</text:p>
          </table:table-cell>
          <table:table-cell office:value-type="float" office:value="361">
            <text:p>361</text:p>
          </table:table-cell>
          <table:table-cell office:value-type="float" office:value="627">
            <text:p>627</text:p>
          </table:table-cell>
          <table:table-cell office:value-type="float" office:value="361">
            <text:p>361</text:p>
          </table:table-cell>
          <table:table-cell office:value-type="float" office:value="3674">
            <text:p>3674</text:p>
          </table:table-cell>
          <table:table-cell office:value-type="float" office:value="6799">
            <text:p>6799</text:p>
          </table:table-cell>
          <table:table-cell office:value-type="float" office:value="13427">
            <text:p>13427</text:p>
          </table:table-cell>
          <table:table-cell office:value-type="float" office:value="-235.125">
            <text:p>-235.125</text:p>
          </table:table-cell>
          <table:table-cell office:value-type="float" office:value="-388.375">
            <text:p>-388.375</text:p>
          </table:table-cell>
          <table:table-cell office:value-type="float" office:value="-727.5">
            <text:p>-727.5</text:p>
          </table:table-cell>
          <table:table-cell office:value-type="float" office:value="-0.063997005988024">
            <text:p>-0.063997006</text:p>
          </table:table-cell>
          <table:table-cell office:value-type="float" office:value="-0.0571223709369025">
            <text:p>-0.0571223709</text:p>
          </table:table-cell>
          <table:table-cell office:value-type="float" office:value="-0.054181872346764">
            <text:p>-0.0541818723</text:p>
          </table:table-cell>
          <table:table-cell office:value-type="float" office:value="0.784037887921761">
            <text:p>0.7840378879</text:p>
          </table:table-cell>
          <table:table-cell office:value-type="float" office:value="0.806467113633289">
            <text:p>0.8064671136</text:p>
          </table:table-cell>
          <table:table-cell office:value-type="float" office:value="0.816117370356688">
            <text:p>0.8161173704</text:p>
          </table:table-cell>
          <table:table-cell office:value-type="float" office:value="-10.4805378709347">
            <text:p>-10.4805378709</text:p>
          </table:table-cell>
          <table:table-cell office:value-type="float" office:value="-11.7844550559933">
            <text:p>-11.784455056</text:p>
          </table:table-cell>
          <table:table-cell office:value-type="float" office:value="-12.4431810172717">
            <text:p>-12.443181017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date" office:date-value="2021-04-23">
            <text:p>04/23/21</text:p>
          </table:table-cell>
          <table:table-cell office:value-type="float" office:value="207">
            <text:p>207</text:p>
          </table:table-cell>
          <table:table-cell office:value-type="float" office:value="7177">
            <text:p>7177</text:p>
          </table:table-cell>
          <table:table-cell office:value-type="float" office:value="27607">
            <text:p>27607</text:p>
          </table:table-cell>
          <table:table-cell office:value-type="float" office:value="12.41">
            <text:p>12.41</text:p>
          </table:table-cell>
          <table:table-cell office:value-type="float" office:value="209">
            <text:p>209</text:p>
          </table:table-cell>
          <table:table-cell office:value-type="float" office:value="7160.4">
            <text:p>7160.4</text:p>
          </table:table-cell>
          <table:table-cell office:value-type="float" office:value="24703.6">
            <text:p>24703.6</text:p>
          </table:table-cell>
          <table:table-cell office:value-type="float" office:value="11.814">
            <text:p>11.81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57">
            <text:p>257</text:p>
          </table:table-cell>
          <table:table-cell office:value-type="float" office:value="511">
            <text:p>511</text:p>
          </table:table-cell>
          <table:table-cell office:value-type="float" office:value="257">
            <text:p>257</text:p>
          </table:table-cell>
          <table:table-cell office:value-type="float" office:value="3256">
            <text:p>3256</text:p>
          </table:table-cell>
          <table:table-cell office:value-type="float" office:value="5642">
            <text:p>5642</text:p>
          </table:table-cell>
          <table:table-cell office:value-type="float" office:value="8818">
            <text:p>8818</text:p>
          </table:table-cell>
          <table:table-cell office:value-type="float" office:value="-58.375">
            <text:p>-58.375</text:p>
          </table:table-cell>
          <table:table-cell office:value-type="float" office:value="-56.4285714285714">
            <text:p>-56.4285714286</text:p>
          </table:table-cell>
          <table:table-cell office:value-type="float" office:value="-115.375">
            <text:p>-115.375</text:p>
          </table:table-cell>
          <table:table-cell office:value-type="float" office:value="-0.0179284398034398">
            <text:p>-0.0179284398</text:p>
          </table:table-cell>
          <table:table-cell office:value-type="float" office:value="-0.0100015192181091">
            <text:p>-0.0100015192</text:p>
          </table:table-cell>
          <table:table-cell office:value-type="float" office:value="-0.0130840326604672">
            <text:p>-0.0130840327</text:p>
          </table:table-cell>
          <table:table-cell office:value-type="float" office:value="0.93788046143738">
            <text:p>0.9378804614</text:p>
          </table:table-cell>
          <table:table-cell office:value-type="float" office:value="0.965190742294492">
            <text:p>0.9651907423</text:p>
          </table:table-cell>
          <table:table-cell office:value-type="float" office:value="0.954541421833259">
            <text:p>0.95454142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date" office:date-value="2021-04-24">
            <text:p>04/24/21</text:p>
          </table:table-cell>
          <table:table-cell office:value-type="float" office:value="212">
            <text:p>212</text:p>
          </table:table-cell>
          <table:table-cell office:value-type="float" office:value="6737">
            <text:p>6737</text:p>
          </table:table-cell>
          <table:table-cell office:value-type="float" office:value="23847">
            <text:p>23847</text:p>
          </table:table-cell>
          <table:table-cell office:value-type="float" office:value="11.72">
            <text:p>11.72</text:p>
          </table:table-cell>
          <table:table-cell office:value-type="float" office:value="202.8">
            <text:p>202.8</text:p>
          </table:table-cell>
          <table:table-cell office:value-type="float" office:value="6829.6">
            <text:p>6829.6</text:p>
          </table:table-cell>
          <table:table-cell office:value-type="float" office:value="23543.6">
            <text:p>23543.6</text:p>
          </table:table-cell>
          <table:table-cell office:value-type="float" office:value="11.89">
            <text:p>11.89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67">
            <text:p>367</text:p>
          </table:table-cell>
          <table:table-cell office:value-type="float" office:value="3674">
            <text:p>3674</text:p>
          </table:table-cell>
          <table:table-cell office:value-type="float" office:value="6680">
            <text:p>6680</text:p>
          </table:table-cell>
          <table:table-cell office:value-type="float" office:value="12237">
            <text:p>12237</text:p>
          </table:table-cell>
          <table:table-cell office:value-type="float" office:value="-50.125">
            <text:p>-50.125</text:p>
          </table:table-cell>
          <table:table-cell office:value-type="float" office:value="-91.25">
            <text:p>-91.25</text:p>
          </table:table-cell>
          <table:table-cell office:value-type="float" office:value="135.25">
            <text:p>135.25</text:p>
          </table:table-cell>
          <table:table-cell office:value-type="float" office:value="-0.0136431682090365">
            <text:p>-0.0136431682</text:p>
          </table:table-cell>
          <table:table-cell office:value-type="float" office:value="-0.0136601796407186">
            <text:p>-0.0136601796</text:p>
          </table:table-cell>
          <table:table-cell office:value-type="float" office:value="0.0110525455585519">
            <text:p>0.0110525456</text:p>
          </table:table-cell>
          <table:table-cell office:value-type="float" office:value="0.952613737904381">
            <text:p>0.9526137379</text:p>
          </table:table-cell>
          <table:table-cell office:value-type="float" office:value="0.952555108252806">
            <text:p>0.9525551083</text:p>
          </table:table-cell>
          <table:table-cell office:value-type="float" office:value="1.03892334063105">
            <text:p>1.03892334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date" office:date-value="2021-04-25">
            <text:p>04/25/21</text:p>
          </table:table-cell>
          <table:table-cell office:value-type="float" office:value="205">
            <text:p>205</text:p>
          </table:table-cell>
          <table:table-cell office:value-type="float" office:value="6284">
            <text:p>6284</text:p>
          </table:table-cell>
          <table:table-cell office:value-type="float" office:value="23223">
            <text:p>23223</text:p>
          </table:table-cell>
          <table:table-cell office:value-type="float" office:value="10.02">
            <text:p>10.02</text:p>
          </table:table-cell>
          <table:table-cell office:value-type="float" office:value="196.6">
            <text:p>196.6</text:p>
          </table:table-cell>
          <table:table-cell office:value-type="float" office:value="6600.2">
            <text:p>6600.2</text:p>
          </table:table-cell>
          <table:table-cell office:value-type="float" office:value="20540.2">
            <text:p>20540.2</text:p>
          </table:table-cell>
          <table:table-cell office:value-type="float" office:value="11.358">
            <text:p>11.35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73">
            <text:p>673</text:p>
          </table:table-cell>
          <table:table-cell table:number-columns-repeated="2" office:value-type="float" office:value="447">
            <text:p>447</text:p>
          </table:table-cell>
          <table:table-cell office:value-type="float" office:value="3694">
            <text:p>3694</text:p>
          </table:table-cell>
          <table:table-cell office:value-type="float" office:value="6543">
            <text:p>6543</text:p>
          </table:table-cell>
          <table:table-cell office:value-type="float" office:value="12038">
            <text:p>12038</text:p>
          </table:table-cell>
          <table:table-cell office:value-type="float" office:value="-214.875">
            <text:p>-214.875</text:p>
          </table:table-cell>
          <table:table-cell office:value-type="float" office:value="11.2">
            <text:p>11.2</text:p>
          </table:table-cell>
          <table:table-cell office:value-type="float" office:value="-694.375">
            <text:p>-694.375</text:p>
          </table:table-cell>
          <table:table-cell office:value-type="float" office:value="-0.0581686518678939">
            <text:p>-0.0581686519</text:p>
          </table:table-cell>
          <table:table-cell office:value-type="float" office:value="0.00171175301849305">
            <text:p>0.001711753</text:p>
          </table:table-cell>
          <table:table-cell office:value-type="float" office:value="-0.0576819239076259">
            <text:p>-0.0576819239</text:p>
          </table:table-cell>
          <table:table-cell office:value-type="float" office:value="0.803041558900223">
            <text:p>0.8030415589</text:p>
          </table:table-cell>
          <table:table-cell office:value-type="float" office:value="1.00599687855758">
            <text:p>1.0059968786</text:p>
          </table:table-cell>
          <table:table-cell office:value-type="float" office:value="0.804634586840852">
            <text:p>0.8046345868</text:p>
          </table:table-cell>
          <table:table-cell office:value-type="float" office:value="-11.566128725181">
            <text:p>-11.5661287252</text:p>
          </table:table-cell>
          <table:table-cell office:value-type="float" office:value="0">
            <text:p>0</text:p>
          </table:table-cell>
          <table:table-cell office:value-type="float" office:value="-11.6667087819362">
            <text:p>-11.6667087819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date" office:date-value="2021-04-26">
            <text:p>04/26/21</text:p>
          </table:table-cell>
          <table:table-cell office:value-type="float" office:value="176">
            <text:p>176</text:p>
          </table:table-cell>
          <table:table-cell office:value-type="float" office:value="6443">
            <text:p>6443</text:p>
          </table:table-cell>
          <table:table-cell office:value-type="float" office:value="16635">
            <text:p>16635</text:p>
          </table:table-cell>
          <table:table-cell office:value-type="float" office:value="11.64">
            <text:p>11.64</text:p>
          </table:table-cell>
          <table:table-cell office:value-type="float" office:value="192.8">
            <text:p>192.8</text:p>
          </table:table-cell>
          <table:table-cell office:value-type="float" office:value="6346.2">
            <text:p>6346.2</text:p>
          </table:table-cell>
          <table:table-cell office:value-type="float" office:value="18776.6">
            <text:p>18776.6</text:p>
          </table:table-cell>
          <table:table-cell office:value-type="float" office:value="10.678">
            <text:p>10.67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99">
            <text:p>399</text:p>
          </table:table-cell>
          <table:table-cell office:value-type="float" office:value="958">
            <text:p>958</text:p>
          </table:table-cell>
          <table:table-cell office:value-type="float" office:value="399">
            <text:p>399</text:p>
          </table:table-cell>
          <table:table-cell office:value-type="float" office:value="3036">
            <text:p>3036</text:p>
          </table:table-cell>
          <table:table-cell office:value-type="float" office:value="5476">
            <text:p>5476</text:p>
          </table:table-cell>
          <table:table-cell office:value-type="float" office:value="9782">
            <text:p>9782</text:p>
          </table:table-cell>
          <table:table-cell office:value-type="float" office:value="-15.1428571428571">
            <text:p>-15.1428571429</text:p>
          </table:table-cell>
          <table:table-cell office:value-type="float" office:value="-344.428571428571">
            <text:p>-344.4285714286</text:p>
          </table:table-cell>
          <table:table-cell office:value-type="float" office:value="-658.285714285714">
            <text:p>-658.2857142857</text:p>
          </table:table-cell>
          <table:table-cell office:value-type="float" office:value="-0.00498776585733108">
            <text:p>-0.0049877659</text:p>
          </table:table-cell>
          <table:table-cell office:value-type="float" office:value="-0.062897839924867">
            <text:p>-0.0628978399</text:p>
          </table:table-cell>
          <table:table-cell office:value-type="float" office:value="-0.0672956158541928">
            <text:p>-0.0672956159</text:p>
          </table:table-cell>
          <table:table-cell office:value-type="float" office:value="0.982591580003506">
            <text:p>0.98259158</text:p>
          </table:table-cell>
          <table:table-cell office:value-type="float" office:value="0.787611591266705">
            <text:p>0.7876115913</text:p>
          </table:table-cell>
          <table:table-cell office:value-type="float" office:value="0.773341596340188">
            <text:p>0.7733415963</text:p>
          </table:table-cell>
          <table:table-cell office:value-type="float" office:value="0">
            <text:p>0</text:p>
          </table:table-cell>
          <table:table-cell office:value-type="float" office:value="-10.669880704444">
            <text:p>-10.6698807044</text:p>
          </table:table-cell>
          <table:table-cell office:value-type="float" office:value="-9.94943734431665">
            <text:p>-9.9494373443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date" office:date-value="2021-04-27">
            <text:p>04/27/21</text:p>
          </table:table-cell>
          <table:table-cell office:value-type="float" office:value="183">
            <text:p>183</text:p>
          </table:table-cell>
          <table:table-cell office:value-type="float" office:value="6360">
            <text:p>6360</text:p>
          </table:table-cell>
          <table:table-cell office:value-type="float" office:value="11389">
            <text:p>11389</text:p>
          </table:table-cell>
          <table:table-cell office:value-type="float" office:value="11">
            <text:p>11</text:p>
          </table:table-cell>
          <table:table-cell office:value-type="float" office:value="187.6">
            <text:p>187.6</text:p>
          </table:table-cell>
          <table:table-cell office:value-type="float" office:value="6109.6">
            <text:p>6109.6</text:p>
          </table:table-cell>
          <table:table-cell office:value-type="float" office:value="18483">
            <text:p>18483</text:p>
          </table:table-cell>
          <table:table-cell office:value-type="float" office:value="10.644">
            <text:p>10.64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97">
            <text:p>597</text:p>
          </table:table-cell>
          <table:table-cell table:number-columns-repeated="2" office:value-type="float" office:value="392">
            <text:p>392</text:p>
          </table:table-cell>
          <table:table-cell office:value-type="float" office:value="3006">
            <text:p>3006</text:p>
          </table:table-cell>
          <table:table-cell office:value-type="float" office:value="5684">
            <text:p>5684</text:p>
          </table:table-cell>
          <table:table-cell office:value-type="float" office:value="9696">
            <text:p>9696</text:p>
          </table:table-cell>
          <table:table-cell office:value-type="float" office:value="0">
            <text:p>0</text:p>
          </table:table-cell>
          <table:table-cell office:value-type="float" office:value="79.6666666666667">
            <text:p>79.6666666667</text:p>
          </table:table-cell>
          <table:table-cell office:value-type="float" office:value="135.833333333333">
            <text:p>135.8333333333</text:p>
          </table:table-cell>
          <table:table-cell office:value-type="float" office:value="0">
            <text:p>0</text:p>
          </table:table-cell>
          <table:table-cell office:value-type="float" office:value="0.0140159512080694">
            <text:p>0.0140159512</text:p>
          </table:table-cell>
          <table:table-cell office:value-type="float" office:value="0.0140092134213421">
            <text:p>0.0140092134</text:p>
          </table:table-cell>
          <table:table-cell office:value-type="float" office:value="0.75">
            <text:p>0.75</text:p>
          </table:table-cell>
          <table:table-cell office:value-type="float" office:value="1.04944086512925">
            <text:p>1.0494408651</text:p>
          </table:table-cell>
          <table:table-cell office:value-type="float" office:value="1.04941691277364">
            <text:p>1.04941691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date" office:date-value="2021-04-28">
            <text:p>04/28/21</text:p>
          </table:table-cell>
          <table:table-cell office:value-type="float" office:value="188">
            <text:p>188</text:p>
          </table:table-cell>
          <table:table-cell office:value-type="float" office:value="5907">
            <text:p>5907</text:p>
          </table:table-cell>
          <table:table-cell office:value-type="float" office:value="18789">
            <text:p>18789</text:p>
          </table:table-cell>
          <table:table-cell office:value-type="float" office:value="9.01">
            <text:p>9.01</text:p>
          </table:table-cell>
          <table:table-cell office:value-type="float" office:value="183">
            <text:p>183</text:p>
          </table:table-cell>
          <table:table-cell office:value-type="float" office:value="6040.2">
            <text:p>6040.2</text:p>
          </table:table-cell>
          <table:table-cell office:value-type="float" office:value="18588">
            <text:p>18588</text:p>
          </table:table-cell>
          <table:table-cell office:value-type="float" office:value="10.632">
            <text:p>10.63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34">
            <text:p>734</text:p>
          </table:table-cell>
          <table:table-cell table:number-columns-repeated="2" office:value-type="float" office:value="538">
            <text:p>538</text:p>
          </table:table-cell>
          <table:table-cell office:value-type="float" office:value="2790">
            <text:p>2790</text:p>
          </table:table-cell>
          <table:table-cell office:value-type="float" office:value="5599">
            <text:p>5599</text:p>
          </table:table-cell>
          <table:table-cell office:value-type="float" office:value="9666">
            <text:p>9666</text:p>
          </table:table-cell>
          <table:table-cell office:value-type="float" office:value="0">
            <text:p>0</text:p>
          </table:table-cell>
          <table:table-cell office:value-type="float" office:value="-395.8">
            <text:p>-395.8</text:p>
          </table:table-cell>
          <table:table-cell office:value-type="float" office:value="-683.6">
            <text:p>-683.6</text:p>
          </table:table-cell>
          <table:table-cell office:value-type="float" office:value="0">
            <text:p>0</text:p>
          </table:table-cell>
          <table:table-cell office:value-type="float" office:value="-0.0706911948562243">
            <text:p>-0.0706911949</text:p>
          </table:table-cell>
          <table:table-cell office:value-type="float" office:value="-0.0707221187668115">
            <text:p>-0.0707221188</text:p>
          </table:table-cell>
          <table:table-cell office:value-type="float" office:value="0.75">
            <text:p>0.75</text:p>
          </table:table-cell>
          <table:table-cell office:value-type="float" office:value="0.762375418262408">
            <text:p>0.7623754183</text:p>
          </table:table-cell>
          <table:table-cell office:value-type="float" office:value="0.762275755758579">
            <text:p>0.7622757558</text:p>
          </table:table-cell>
          <table:table-cell office:value-type="float" office:value="0">
            <text:p>0</text:p>
          </table:table-cell>
          <table:table-cell office:value-type="float" office:value="-9.45447512817652">
            <text:p>-9.4544751282</text:p>
          </table:table-cell>
          <table:table-cell office:value-type="float" office:value="-9.45018575441785">
            <text:p>-9.4501857544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date" office:date-value="2021-04-29">
            <text:p>04/29/21</text:p>
          </table:table-cell>
          <table:table-cell office:value-type="float" office:value="186">
            <text:p>186</text:p>
          </table:table-cell>
          <table:table-cell office:value-type="float" office:value="5554">
            <text:p>5554</text:p>
          </table:table-cell>
          <table:table-cell office:value-type="float" office:value="22379">
            <text:p>22379</text:p>
          </table:table-cell>
          <table:table-cell office:value-type="float" office:value="11.55">
            <text:p>11.55</text:p>
          </table:table-cell>
          <table:table-cell office:value-type="float" office:value="180">
            <text:p>180</text:p>
          </table:table-cell>
          <table:table-cell office:value-type="float" office:value="5789.8">
            <text:p>5789.8</text:p>
          </table:table-cell>
          <table:table-cell office:value-type="float" office:value="19483.4">
            <text:p>19483.4</text:p>
          </table:table-cell>
          <table:table-cell office:value-type="float" office:value="10.152">
            <text:p>10.15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23">
            <text:p>523</text:p>
          </table:table-cell>
          <table:table-cell office:value-type="float" office:value="334">
            <text:p>334</text:p>
          </table:table-cell>
          <table:table-cell office:value-type="float" office:value="2590">
            <text:p>2590</text:p>
          </table:table-cell>
          <table:table-cell office:value-type="float" office:value="5229">
            <text:p>5229</text:p>
          </table:table-cell>
          <table:table-cell office:value-type="float" office:value="9434">
            <text:p>9434</text:p>
          </table:table-cell>
          <table:table-cell table:number-columns-repeated="6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1.02">
            <text:p>1.02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date" office:date-value="2021-04-30">
            <text:p>04/30/21</text:p>
          </table:table-cell>
          <table:table-cell office:value-type="float" office:value="182">
            <text:p>182</text:p>
          </table:table-cell>
          <table:table-cell office:value-type="float" office:value="5937">
            <text:p>5937</text:p>
          </table:table-cell>
          <table:table-cell office:value-type="float" office:value="23748">
            <text:p>23748</text:p>
          </table:table-cell>
          <table:table-cell office:value-type="float" office:value="9.96">
            <text:p>9.96</text:p>
          </table:table-cell>
          <table:table-cell office:value-type="float" office:value="163.6">
            <text:p>163.6</text:p>
          </table:table-cell>
          <table:table-cell office:value-type="float" office:value="5524">
            <text:p>5524</text:p>
          </table:table-cell>
          <table:table-cell office:value-type="float" office:value="21471.8">
            <text:p>21471.8</text:p>
          </table:table-cell>
          <table:table-cell office:value-type="float" office:value="9.446">
            <text:p>9.446</text:p>
          </table:table-cell>
          <table:table-cell table:number-columns-repeated="3" office:value-type="float" office:value="5">
            <text:p>5</text:p>
          </table:table-cell>
          <table:table-cell office:value-type="float" office:value="477">
            <text:p>477</text:p>
          </table:table-cell>
          <table:table-cell table:number-columns-repeated="2" office:value-type="float" office:value="296">
            <text:p>296</text:p>
          </table:table-cell>
          <table:table-cell office:value-type="float" office:value="2404">
            <text:p>2404</text:p>
          </table:table-cell>
          <table:table-cell office:value-type="float" office:value="5001">
            <text:p>5001</text:p>
          </table:table-cell>
          <table:table-cell office:value-type="float" office:value="9630">
            <text:p>9630</text:p>
          </table:table-cell>
          <table:table-cell table:number-columns-repeated="6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date" office:date-value="2021-05-01">
            <text:p>05/01/21</text:p>
          </table:table-cell>
          <table:table-cell office:value-type="float" office:value="161">
            <text:p>161</text:p>
          </table:table-cell>
          <table:table-cell office:value-type="float" office:value="5191">
            <text:p>5191</text:p>
          </table:table-cell>
          <table:table-cell office:value-type="float" office:value="21112">
            <text:p>21112</text:p>
          </table:table-cell>
          <table:table-cell office:value-type="float" office:value="9.24">
            <text:p>9.24</text:p>
          </table:table-cell>
          <table:table-cell office:value-type="float" office:value="147.2">
            <text:p>147.2</text:p>
          </table:table-cell>
          <table:table-cell office:value-type="float" office:value="5317">
            <text:p>5317</text:p>
          </table:table-cell>
          <table:table-cell office:value-type="float" office:value="20464.8">
            <text:p>20464.8</text:p>
          </table:table-cell>
          <table:table-cell office:value-type="float" office:value="9.416">
            <text:p>9.416</text:p>
          </table:table-cell>
          <table:table-cell table:number-columns-repeated="3" office:value-type="float" office:value="5">
            <text:p>5</text:p>
          </table:table-cell>
          <table:table-cell office:value-type="float" office:value="506">
            <text:p>506</text:p>
          </table:table-cell>
          <table:table-cell table:number-columns-repeated="2" office:value-type="float" office:value="334">
            <text:p>334</text:p>
          </table:table-cell>
          <table:table-cell office:value-type="float" office:value="2231">
            <text:p>2231</text:p>
          </table:table-cell>
          <table:table-cell office:value-type="float" office:value="4844">
            <text:p>4844</text:p>
          </table:table-cell>
          <table:table-cell office:value-type="float" office:value="9829">
            <text:p>9829</text:p>
          </table:table-cell>
          <table:table-cell table:number-columns-repeated="6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date" office:date-value="2021-05-02">
            <text:p>05/02/21</text:p>
          </table:table-cell>
          <table:table-cell office:value-type="float" office:value="101">
            <text:p>101</text:p>
          </table:table-cell>
          <table:table-cell office:value-type="float" office:value="5031">
            <text:p>5031</text:p>
          </table:table-cell>
          <table:table-cell office:value-type="float" office:value="21331">
            <text:p>21331</text:p>
          </table:table-cell>
          <table:table-cell office:value-type="float" office:value="7.47">
            <text:p>7.47</text:p>
          </table:table-cell>
          <table:table-cell office:value-type="float" office:value="137.5">
            <text:p>137.5</text:p>
          </table:table-cell>
          <table:table-cell office:value-type="float" office:value="5257.75">
            <text:p>5257.75</text:p>
          </table:table-cell>
          <table:table-cell office:value-type="float" office:value="19986.25">
            <text:p>19986.25</text:p>
          </table:table-cell>
          <table:table-cell office:value-type="float" office:value="8.8825">
            <text:p>8.8825</text:p>
          </table:table-cell>
          <table:table-cell table:number-columns-repeated="3" office:value-type="float" office:value="5">
            <text:p>5</text:p>
          </table:table-cell>
          <table:table-cell office:value-type="float" office:value="627">
            <text:p>627</text:p>
          </table:table-cell>
          <table:table-cell table:number-columns-repeated="2" office:value-type="float" office:value="463">
            <text:p>463</text:p>
          </table:table-cell>
          <table:table-cell office:value-type="float" office:value="2071">
            <text:p>2071</text:p>
          </table:table-cell>
          <table:table-cell office:value-type="float" office:value="4691">
            <text:p>4691</text:p>
          </table:table-cell>
          <table:table-cell office:value-type="float" office:value="10033">
            <text:p>10033</text:p>
          </table:table-cell>
          <table:table-cell table:number-columns-repeated="6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date" office:date-value="2021-05-03">
            <text:p>05/03/21</text:p>
          </table:table-cell>
          <table:table-cell office:value-type="float" office:value="106">
            <text:p>106</text:p>
          </table:table-cell>
          <table:table-cell office:value-type="float" office:value="4872">
            <text:p>4872</text:p>
          </table:table-cell>
          <table:table-cell office:value-type="float" office:value="13754">
            <text:p>13754</text:p>
          </table:table-cell>
          <table:table-cell office:value-type="float" office:value="8.86">
            <text:p>8.86</text:p>
          </table:table-cell>
          <table:table-cell office:value-type="float" office:value="122.666666666667">
            <text:p>122.6666666667</text:p>
          </table:table-cell>
          <table:table-cell office:value-type="float" office:value="5031.33333333333">
            <text:p>5031.3333333333</text:p>
          </table:table-cell>
          <table:table-cell office:value-type="float" office:value="18732.3333333333">
            <text:p>18732.3333333333</text:p>
          </table:table-cell>
          <table:table-cell office:value-type="float" office:value="8.52333333333333">
            <text:p>8.52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434">
            <text:p>434</text:p>
          </table:table-cell>
          <table:table-cell table:number-columns-repeated="2" office:value-type="float" office:value="276">
            <text:p>276</text:p>
          </table:table-cell>
          <table:table-cell office:value-type="float" office:value="1922">
            <text:p>1922</text:p>
          </table:table-cell>
          <table:table-cell office:value-type="float" office:value="4529">
            <text:p>4529</text:p>
          </table:table-cell>
          <table:table-cell office:value-type="float" office:value="10240">
            <text:p>10240</text:p>
          </table:table-cell>
          <table:table-cell table:number-columns-repeated="6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92">
            <text:p>0.92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source xlink:type="simple" xlink:href="../Aggregates.txt" table:table-name="Sheet1" table:filter-name="Text - txt - csv (StarCalc)" table:filter-options="44,34,ANSI,1,,0,false,true"/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8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75">
            <text:p>0.75</text:p>
          </table:table-cell>
          <table:table-cell office:value-type="float" office:value="0.92">
            <text:p>0.92</text:p>
          </table:table-cell>
          <table:table-cell office:value-type="float" office:value="1.07">
            <text:p>1.07</text:p>
          </table:table-cell>
          <table:table-cell office:value-type="float" office:value="-9">
            <text:p>-9</text:p>
          </table:table-cell>
          <table:table-cell office:value-type="float" office:value="-27">
            <text:p>-2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0.4">
            <text:p>30.4</text:p>
          </table:table-cell>
          <table:table-cell office:value-type="float" office:value="31.2">
            <text:p>31.2</text:p>
          </table:table-cell>
          <table:table-cell office:value-type="float" office:value="51.4">
            <text:p>51.4</text:p>
          </table:table-cell>
          <table:table-cell office:value-type="float" office:value="29470">
            <text:p>29470</text:p>
          </table:table-cell>
          <table:table-cell office:value-type="float" office:value="29860">
            <text:p>29860</text:p>
          </table:table-cell>
          <table:table-cell office:value-type="float" office:value="30120">
            <text:p>301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8">11/08/2021</text:date>, <text:time>12:3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8T12:37:21.48</dc:date>
    <dc:creator>Liam Widdess</dc:creator>
    <meta:editing-duration>P2DT3H31M15S</meta:editing-duration>
    <meta:editing-cycles>188</meta:editing-cycles>
    <meta:generator>OpenOffice/4.1.7$Win32 OpenOffice.org_project/417m1$Build-9800</meta:generator>
    <meta:document-statistic meta:table-count="8" meta:cell-count="1298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20">
                <text:p>1032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469">
                <text:p>10469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248">
                <text:p>11248</text:p>
              </table:table-cell>
              <table:table-cell office:value-type="float" office:value="19130">
                <text:p>1913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908">
                <text:p>7908</text:p>
              </table:table-cell>
              <table:table-cell office:value-type="float" office:value="12434">
                <text:p>12434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191">
                <text:p>8191</text:p>
              </table:table-cell>
              <table:table-cell office:value-type="float" office:value="11486">
                <text:p>11486</text:p>
              </table:table-cell>
              <table:table-cell office:value-type="float" office:value="17169">
                <text:p>1716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432">
                <text:p>12432</text:p>
              </table:table-cell>
              <table:table-cell office:value-type="float" office:value="17694">
                <text:p>1769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070">
                <text:p>13070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133">
                <text:p>13133</text:p>
              </table:table-cell>
              <table:table-cell office:value-type="float" office:value="19467">
                <text:p>194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198">
                <text:p>8198</text:p>
              </table:table-cell>
              <table:table-cell office:value-type="float" office:value="12915">
                <text:p>12915</text:p>
              </table:table-cell>
              <table:table-cell office:value-type="float" office:value="21902">
                <text:p>2190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52">
                <text:p>9752</text:p>
              </table:table-cell>
              <table:table-cell office:value-type="float" office:value="14066">
                <text:p>14066</text:p>
              </table:table-cell>
              <table:table-cell office:value-type="float" office:value="23655">
                <text:p>2365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0402">
                <text:p>10402</text:p>
              </table:table-cell>
              <table:table-cell office:value-type="float" office:value="13944">
                <text:p>13944</text:p>
              </table:table-cell>
              <table:table-cell office:value-type="float" office:value="23162">
                <text:p>2316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360">
                <text:p>10360</text:p>
              </table:table-cell>
              <table:table-cell office:value-type="float" office:value="14374">
                <text:p>14374</text:p>
              </table:table-cell>
              <table:table-cell office:value-type="float" office:value="22455">
                <text:p>2245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9894">
                <text:p>9894</text:p>
              </table:table-cell>
              <table:table-cell office:value-type="float" office:value="16110">
                <text:p>16110</text:p>
              </table:table-cell>
              <table:table-cell office:value-type="float" office:value="22415">
                <text:p>22415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110">
                <text:p>10110</text:p>
              </table:table-cell>
              <table:table-cell office:value-type="float" office:value="17202">
                <text:p>17202</text:p>
              </table:table-cell>
              <table:table-cell office:value-type="float" office:value="24084">
                <text:p>2408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405">
                <text:p>10405</text:p>
              </table:table-cell>
              <table:table-cell office:value-type="float" office:value="17162">
                <text:p>17162</text:p>
              </table:table-cell>
              <table:table-cell office:value-type="float" office:value="24815">
                <text:p>2481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275">
                <text:p>11275</text:p>
              </table:table-cell>
              <table:table-cell office:value-type="float" office:value="16532">
                <text:p>16532</text:p>
              </table:table-cell>
              <table:table-cell office:value-type="float" office:value="25278">
                <text:p>25278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2669">
                <text:p>12669</text:p>
              </table:table-cell>
              <table:table-cell office:value-type="float" office:value="16722">
                <text:p>16722</text:p>
              </table:table-cell>
              <table:table-cell office:value-type="float" office:value="26837">
                <text:p>26837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3885">
                <text:p>13885</text:p>
              </table:table-cell>
              <table:table-cell office:value-type="float" office:value="17923">
                <text:p>17923</text:p>
              </table:table-cell>
              <table:table-cell office:value-type="float" office:value="27419">
                <text:p>27419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3395">
                <text:p>13395</text:p>
              </table:table-cell>
              <table:table-cell office:value-type="float" office:value="18213">
                <text:p>18213</text:p>
              </table:table-cell>
              <table:table-cell office:value-type="float" office:value="25344">
                <text:p>25344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052">
                <text:p>13052</text:p>
              </table:table-cell>
              <table:table-cell office:value-type="float" office:value="18256">
                <text:p>18256</text:p>
              </table:table-cell>
              <table:table-cell office:value-type="float" office:value="25429">
                <text:p>25429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252">
                <text:p>13252</text:p>
              </table:table-cell>
              <table:table-cell office:value-type="float" office:value="19804">
                <text:p>19804</text:p>
              </table:table-cell>
              <table:table-cell office:value-type="float" office:value="27352">
                <text:p>27352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3885">
                <text:p>13885</text:p>
              </table:table-cell>
              <table:table-cell office:value-type="float" office:value="20069">
                <text:p>20069</text:p>
              </table:table-cell>
              <table:table-cell office:value-type="float" office:value="28502">
                <text:p>28502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4444">
                <text:p>14444</text:p>
              </table:table-cell>
              <table:table-cell office:value-type="float" office:value="18791">
                <text:p>18791</text:p>
              </table:table-cell>
              <table:table-cell office:value-type="float" office:value="30154">
                <text:p>3015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4445">
                <text:p>14445</text:p>
              </table:table-cell>
              <table:table-cell office:value-type="float" office:value="20141">
                <text:p>20141</text:p>
              </table:table-cell>
              <table:table-cell office:value-type="float" office:value="33764">
                <text:p>3376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5720">
                <text:p>15720</text:p>
              </table:table-cell>
              <table:table-cell office:value-type="float" office:value="21238">
                <text:p>21238</text:p>
              </table:table-cell>
              <table:table-cell office:value-type="float" office:value="35813">
                <text:p>35813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760">
                <text:p>15760</text:p>
              </table:table-cell>
              <table:table-cell office:value-type="float" office:value="21300">
                <text:p>21300</text:p>
              </table:table-cell>
              <table:table-cell office:value-type="float" office:value="35732">
                <text:p>3573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4942">
                <text:p>14942</text:p>
              </table:table-cell>
              <table:table-cell office:value-type="float" office:value="22596">
                <text:p>22596</text:p>
              </table:table-cell>
              <table:table-cell office:value-type="float" office:value="37629">
                <text:p>37629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4340">
                <text:p>14340</text:p>
              </table:table-cell>
              <table:table-cell office:value-type="float" office:value="24184">
                <text:p>24184</text:p>
              </table:table-cell>
              <table:table-cell office:value-type="float" office:value="38768">
                <text:p>38768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5888">
                <text:p>15888</text:p>
              </table:table-cell>
              <table:table-cell office:value-type="float" office:value="26517">
                <text:p>26517</text:p>
              </table:table-cell>
              <table:table-cell office:value-type="float" office:value="40841">
                <text:p>40841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6692">
                <text:p>16692</text:p>
              </table:table-cell>
              <table:table-cell office:value-type="float" office:value="26794">
                <text:p>26794</text:p>
              </table:table-cell>
              <table:table-cell office:value-type="float" office:value="44000">
                <text:p>44000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7773">
                <text:p>17773</text:p>
              </table:table-cell>
              <table:table-cell office:value-type="float" office:value="27794">
                <text:p>27794</text:p>
              </table:table-cell>
              <table:table-cell office:value-type="float" office:value="46334">
                <text:p>4633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9768">
                <text:p>19768</text:p>
              </table:table-cell>
              <table:table-cell office:value-type="float" office:value="29028">
                <text:p>29028</text:p>
              </table:table-cell>
              <table:table-cell office:value-type="float" office:value="45654">
                <text:p>45654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182">
                <text:p>21182</text:p>
              </table:table-cell>
              <table:table-cell office:value-type="float" office:value="30284">
                <text:p>30284</text:p>
              </table:table-cell>
              <table:table-cell office:value-type="float" office:value="43524">
                <text:p>43524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0822">
                <text:p>20822</text:p>
              </table:table-cell>
              <table:table-cell office:value-type="float" office:value="32675">
                <text:p>32675</text:p>
              </table:table-cell>
              <table:table-cell office:value-type="float" office:value="44060">
                <text:p>44060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1928">
                <text:p>21928</text:p>
              </table:table-cell>
              <table:table-cell office:value-type="float" office:value="33484">
                <text:p>33484</text:p>
              </table:table-cell>
              <table:table-cell office:value-type="float" office:value="46131">
                <text:p>46131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2794">
                <text:p>22794</text:p>
              </table:table-cell>
              <table:table-cell office:value-type="float" office:value="33725">
                <text:p>33725</text:p>
              </table:table-cell>
              <table:table-cell office:value-type="float" office:value="45626">
                <text:p>4562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800">
                <text:p>23800</text:p>
              </table:table-cell>
              <table:table-cell office:value-type="float" office:value="32444">
                <text:p>32444</text:p>
              </table:table-cell>
              <table:table-cell office:value-type="float" office:value="47675">
                <text:p>47675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698">
                <text:p>25698</text:p>
              </table:table-cell>
              <table:table-cell office:value-type="float" office:value="32694">
                <text:p>32694</text:p>
              </table:table-cell>
              <table:table-cell office:value-type="float" office:value="49742">
                <text:p>4974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765">
                <text:p>26765</text:p>
              </table:table-cell>
              <table:table-cell office:value-type="float" office:value="34442">
                <text:p>34442</text:p>
              </table:table-cell>
              <table:table-cell office:value-type="float" office:value="47865">
                <text:p>47865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6460">
                <text:p>26460</text:p>
              </table:table-cell>
              <table:table-cell office:value-type="float" office:value="33802">
                <text:p>33802</text:p>
              </table:table-cell>
              <table:table-cell office:value-type="float" office:value="45707">
                <text:p>45707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3630">
                <text:p>23630</text:p>
              </table:table-cell>
              <table:table-cell office:value-type="float" office:value="32294">
                <text:p>32294</text:p>
              </table:table-cell>
              <table:table-cell office:value-type="float" office:value="47456">
                <text:p>47456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4592">
                <text:p>24592</text:p>
              </table:table-cell>
              <table:table-cell office:value-type="float" office:value="32694">
                <text:p>32694</text:p>
              </table:table-cell>
              <table:table-cell office:value-type="float" office:value="49783">
                <text:p>4978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358">
                <text:p>25358</text:p>
              </table:table-cell>
              <table:table-cell office:value-type="float" office:value="33662">
                <text:p>33662</text:p>
              </table:table-cell>
              <table:table-cell office:value-type="float" office:value="47865">
                <text:p>47865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032">
                <text:p>25032</text:p>
              </table:table-cell>
              <table:table-cell office:value-type="float" office:value="33778">
                <text:p>33778</text:p>
              </table:table-cell>
              <table:table-cell office:value-type="float" office:value="48533">
                <text:p>48533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050">
                <text:p>23050</text:p>
              </table:table-cell>
              <table:table-cell office:value-type="float" office:value="34365">
                <text:p>34365</text:p>
              </table:table-cell>
              <table:table-cell office:value-type="float" office:value="49912">
                <text:p>4991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3846">
                <text:p>23846</text:p>
              </table:table-cell>
              <table:table-cell office:value-type="float" office:value="35666">
                <text:p>35666</text:p>
              </table:table-cell>
              <table:table-cell office:value-type="float" office:value="51832">
                <text:p>51832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4796">
                <text:p>24796</text:p>
              </table:table-cell>
              <table:table-cell office:value-type="float" office:value="34270">
                <text:p>34270</text:p>
              </table:table-cell>
              <table:table-cell office:value-type="float" office:value="51638">
                <text:p>5163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4810">
                <text:p>24810</text:p>
              </table:table-cell>
              <table:table-cell office:value-type="float" office:value="34190">
                <text:p>34190</text:p>
              </table:table-cell>
              <table:table-cell office:value-type="float" office:value="50066">
                <text:p>5006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766">
                <text:p>22766</text:p>
              </table:table-cell>
              <table:table-cell office:value-type="float" office:value="34838">
                <text:p>34838</text:p>
              </table:table-cell>
              <table:table-cell office:value-type="float" office:value="50327">
                <text:p>50327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846">
                <text:p>23846</text:p>
              </table:table-cell>
              <table:table-cell office:value-type="float" office:value="35778">
                <text:p>35778</text:p>
              </table:table-cell>
              <table:table-cell office:value-type="float" office:value="51203">
                <text:p>5120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4090">
                <text:p>24090</text:p>
              </table:table-cell>
              <table:table-cell office:value-type="float" office:value="35972">
                <text:p>35972</text:p>
              </table:table-cell>
              <table:table-cell office:value-type="float" office:value="52609">
                <text:p>52609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5413">
                <text:p>25413</text:p>
              </table:table-cell>
              <table:table-cell office:value-type="float" office:value="35330">
                <text:p>35330</text:p>
              </table:table-cell>
              <table:table-cell office:value-type="float" office:value="49580">
                <text:p>49580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6465">
                <text:p>26465</text:p>
              </table:table-cell>
              <table:table-cell office:value-type="float" office:value="34690">
                <text:p>34690</text:p>
              </table:table-cell>
              <table:table-cell office:value-type="float" office:value="49519">
                <text:p>49519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498">
                <text:p>24498</text:p>
              </table:table-cell>
              <table:table-cell office:value-type="float" office:value="35147">
                <text:p>35147</text:p>
              </table:table-cell>
              <table:table-cell office:value-type="float" office:value="49963">
                <text:p>4996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3415">
                <text:p>23415</text:p>
              </table:table-cell>
              <table:table-cell office:value-type="float" office:value="34754">
                <text:p>34754</text:p>
              </table:table-cell>
              <table:table-cell office:value-type="float" office:value="51344">
                <text:p>5134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2616">
                <text:p>22616</text:p>
              </table:table-cell>
              <table:table-cell office:value-type="float" office:value="34264">
                <text:p>34264</text:p>
              </table:table-cell>
              <table:table-cell office:value-type="float" office:value="48679">
                <text:p>48679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2676">
                <text:p>22676</text:p>
              </table:table-cell>
              <table:table-cell office:value-type="float" office:value="33418">
                <text:p>33418</text:p>
              </table:table-cell>
              <table:table-cell office:value-type="float" office:value="47927">
                <text:p>47927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2490">
                <text:p>22490</text:p>
              </table:table-cell>
              <table:table-cell office:value-type="float" office:value="30860">
                <text:p>30860</text:p>
              </table:table-cell>
              <table:table-cell office:value-type="float" office:value="48531">
                <text:p>48531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2388">
                <text:p>22388</text:p>
              </table:table-cell>
              <table:table-cell office:value-type="float" office:value="30208">
                <text:p>30208</text:p>
              </table:table-cell>
              <table:table-cell office:value-type="float" office:value="49762">
                <text:p>4976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2070">
                <text:p>22070</text:p>
              </table:table-cell>
              <table:table-cell office:value-type="float" office:value="30334">
                <text:p>30334</text:p>
              </table:table-cell>
              <table:table-cell office:value-type="float" office:value="47697">
                <text:p>47697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2248">
                <text:p>22248</text:p>
              </table:table-cell>
              <table:table-cell office:value-type="float" office:value="29354">
                <text:p>29354</text:p>
              </table:table-cell>
              <table:table-cell office:value-type="float" office:value="44727">
                <text:p>44727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2080">
                <text:p>22080</text:p>
              </table:table-cell>
              <table:table-cell office:value-type="float" office:value="28950">
                <text:p>28950</text:p>
              </table:table-cell>
              <table:table-cell office:value-type="float" office:value="41899">
                <text:p>41899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1702">
                <text:p>21702</text:p>
              </table:table-cell>
              <table:table-cell office:value-type="float" office:value="28742">
                <text:p>28742</text:p>
              </table:table-cell>
              <table:table-cell office:value-type="float" office:value="40294">
                <text:p>40294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1112">
                <text:p>21112</text:p>
              </table:table-cell>
              <table:table-cell office:value-type="float" office:value="27972">
                <text:p>27972</text:p>
              </table:table-cell>
              <table:table-cell office:value-type="float" office:value="40733">
                <text:p>4073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0512">
                <text:p>20512</text:p>
              </table:table-cell>
              <table:table-cell office:value-type="float" office:value="27476">
                <text:p>27476</text:p>
              </table:table-cell>
              <table:table-cell office:value-type="float" office:value="39279">
                <text:p>39279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9854">
                <text:p>19854</text:p>
              </table:table-cell>
              <table:table-cell office:value-type="float" office:value="27254">
                <text:p>27254</text:p>
              </table:table-cell>
              <table:table-cell office:value-type="float" office:value="38458">
                <text:p>38458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8278">
                <text:p>18278</text:p>
              </table:table-cell>
              <table:table-cell office:value-type="float" office:value="27278">
                <text:p>27278</text:p>
              </table:table-cell>
              <table:table-cell office:value-type="float" office:value="39541">
                <text:p>39541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6485">
                <text:p>16485</text:p>
              </table:table-cell>
              <table:table-cell office:value-type="float" office:value="26872">
                <text:p>26872</text:p>
              </table:table-cell>
              <table:table-cell office:value-type="float" office:value="39796">
                <text:p>39796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3795">
                <text:p>13795</text:p>
              </table:table-cell>
              <table:table-cell office:value-type="float" office:value="23910">
                <text:p>23910</text:p>
              </table:table-cell>
              <table:table-cell office:value-type="float" office:value="38341">
                <text:p>38341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0782">
                <text:p>10782</text:p>
              </table:table-cell>
              <table:table-cell office:value-type="float" office:value="21284">
                <text:p>21284</text:p>
              </table:table-cell>
              <table:table-cell office:value-type="float" office:value="37394">
                <text:p>3739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9261">
                <text:p>9261</text:p>
              </table:table-cell>
              <table:table-cell office:value-type="float" office:value="21106">
                <text:p>21106</text:p>
              </table:table-cell>
              <table:table-cell office:value-type="float" office:value="36912">
                <text:p>36912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7028">
                <text:p>7028</text:p>
              </table:table-cell>
              <table:table-cell office:value-type="float" office:value="20341">
                <text:p>20341</text:p>
              </table:table-cell>
              <table:table-cell office:value-type="float" office:value="35735">
                <text:p>35735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5222">
                <text:p>5222</text:p>
              </table:table-cell>
              <table:table-cell office:value-type="float" office:value="18054">
                <text:p>18054</text:p>
              </table:table-cell>
              <table:table-cell office:value-type="float" office:value="34522">
                <text:p>34522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6732">
                <text:p>6732</text:p>
              </table:table-cell>
              <table:table-cell office:value-type="float" office:value="14147">
                <text:p>14147</text:p>
              </table:table-cell>
              <table:table-cell office:value-type="float" office:value="34236">
                <text:p>3423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7965">
                <text:p>7965</text:p>
              </table:table-cell>
              <table:table-cell office:value-type="float" office:value="14600">
                <text:p>14600</text:p>
              </table:table-cell>
              <table:table-cell office:value-type="float" office:value="31578">
                <text:p>3157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7028">
                <text:p>7028</text:p>
              </table:table-cell>
              <table:table-cell office:value-type="float" office:value="13554">
                <text:p>13554</text:p>
              </table:table-cell>
              <table:table-cell office:value-type="float" office:value="28197">
                <text:p>28197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5222">
                <text:p>5222</text:p>
              </table:table-cell>
              <table:table-cell office:value-type="float" office:value="12360">
                <text:p>12360</text:p>
              </table:table-cell>
              <table:table-cell office:value-type="float" office:value="23563">
                <text:p>23563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6874">
                <text:p>6874</text:p>
              </table:table-cell>
              <table:table-cell office:value-type="float" office:value="11032">
                <text:p>11032</text:p>
              </table:table-cell>
              <table:table-cell office:value-type="float" office:value="18177">
                <text:p>18177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5054">
                <text:p>5054</text:p>
              </table:table-cell>
              <table:table-cell office:value-type="float" office:value="9735">
                <text:p>9735</text:p>
              </table:table-cell>
              <table:table-cell office:value-type="float" office:value="16530">
                <text:p>16530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598">
                <text:p>3598</text:p>
              </table:table-cell>
              <table:table-cell office:value-type="float" office:value="8310">
                <text:p>8310</text:p>
              </table:table-cell>
              <table:table-cell office:value-type="float" office:value="15612">
                <text:p>15612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5138">
                <text:p>5138</text:p>
              </table:table-cell>
              <table:table-cell office:value-type="float" office:value="8838">
                <text:p>8838</text:p>
              </table:table-cell>
              <table:table-cell office:value-type="float" office:value="14832">
                <text:p>1483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6057">
                <text:p>6057</text:p>
              </table:table-cell>
              <table:table-cell office:value-type="float" office:value="9690">
                <text:p>9690</text:p>
              </table:table-cell>
              <table:table-cell office:value-type="float" office:value="15092">
                <text:p>1509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5054">
                <text:p>5054</text:p>
              </table:table-cell>
              <table:table-cell office:value-type="float" office:value="8310">
                <text:p>8310</text:p>
              </table:table-cell>
              <table:table-cell office:value-type="float" office:value="14311">
                <text:p>14311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3598">
                <text:p>3598</text:p>
              </table:table-cell>
              <table:table-cell office:value-type="float" office:value="7416">
                <text:p>7416</text:p>
              </table:table-cell>
              <table:table-cell office:value-type="float" office:value="13596">
                <text:p>13596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5138">
                <text:p>5138</text:p>
              </table:table-cell>
              <table:table-cell office:value-type="float" office:value="8808">
                <text:p>8808</text:p>
              </table:table-cell>
              <table:table-cell office:value-type="float" office:value="15602">
                <text:p>15602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3971">
                <text:p>3971</text:p>
              </table:table-cell>
              <table:table-cell office:value-type="float" office:value="7524">
                <text:p>7524</text:p>
              </table:table-cell>
              <table:table-cell office:value-type="float" office:value="12963">
                <text:p>12963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2827">
                <text:p>2827</text:p>
              </table:table-cell>
              <table:table-cell office:value-type="float" office:value="6706">
                <text:p>6706</text:p>
              </table:table-cell>
              <table:table-cell office:value-type="float" office:value="11571">
                <text:p>11571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4037">
                <text:p>4037</text:p>
              </table:table-cell>
              <table:table-cell office:value-type="float" office:value="7084">
                <text:p>7084</text:p>
              </table:table-cell>
              <table:table-cell office:value-type="float" office:value="11368">
                <text:p>11368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4917">
                <text:p>4917</text:p>
              </table:table-cell>
              <table:table-cell office:value-type="float" office:value="8749">
                <text:p>8749</text:p>
              </table:table-cell>
              <table:table-cell office:value-type="float" office:value="15602">
                <text:p>15602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3864">
                <text:p>3864</text:p>
              </table:table-cell>
              <table:table-cell office:value-type="float" office:value="6348">
                <text:p>6348</text:p>
              </table:table-cell>
              <table:table-cell office:value-type="float" office:value="10538">
                <text:p>10538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4144">
                <text:p>4144</text:p>
              </table:table-cell>
              <table:table-cell office:value-type="float" office:value="6664">
                <text:p>6664</text:p>
              </table:table-cell>
              <table:table-cell office:value-type="float" office:value="10481">
                <text:p>10481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4554">
                <text:p>4554</text:p>
              </table:table-cell>
              <table:table-cell office:value-type="float" office:value="7084">
                <text:p>7084</text:p>
              </table:table-cell>
              <table:table-cell office:value-type="float" office:value="13988">
                <text:p>13988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3674">
                <text:p>3674</text:p>
              </table:table-cell>
              <table:table-cell office:value-type="float" office:value="6799">
                <text:p>6799</text:p>
              </table:table-cell>
              <table:table-cell office:value-type="float" office:value="13427">
                <text:p>13427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3256">
                <text:p>3256</text:p>
              </table:table-cell>
              <table:table-cell office:value-type="float" office:value="5642">
                <text:p>5642</text:p>
              </table:table-cell>
              <table:table-cell office:value-type="float" office:value="8818">
                <text:p>8818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3674">
                <text:p>3674</text:p>
              </table:table-cell>
              <table:table-cell office:value-type="float" office:value="6680">
                <text:p>6680</text:p>
              </table:table-cell>
              <table:table-cell office:value-type="float" office:value="12237">
                <text:p>12237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3694">
                <text:p>3694</text:p>
              </table:table-cell>
              <table:table-cell office:value-type="float" office:value="6543">
                <text:p>6543</text:p>
              </table:table-cell>
              <table:table-cell office:value-type="float" office:value="12038">
                <text:p>12038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3036">
                <text:p>3036</text:p>
              </table:table-cell>
              <table:table-cell office:value-type="float" office:value="5476">
                <text:p>5476</text:p>
              </table:table-cell>
              <table:table-cell office:value-type="float" office:value="9782">
                <text:p>9782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3006">
                <text:p>3006</text:p>
              </table:table-cell>
              <table:table-cell office:value-type="float" office:value="5684">
                <text:p>5684</text:p>
              </table:table-cell>
              <table:table-cell office:value-type="float" office:value="9696">
                <text:p>9696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2790">
                <text:p>2790</text:p>
              </table:table-cell>
              <table:table-cell office:value-type="float" office:value="5599">
                <text:p>5599</text:p>
              </table:table-cell>
              <table:table-cell office:value-type="float" office:value="9666">
                <text:p>9666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2590">
                <text:p>2590</text:p>
              </table:table-cell>
              <table:table-cell office:value-type="float" office:value="5229">
                <text:p>5229</text:p>
              </table:table-cell>
              <table:table-cell office:value-type="float" office:value="9434">
                <text:p>9434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2404">
                <text:p>2404</text:p>
              </table:table-cell>
              <table:table-cell office:value-type="float" office:value="5001">
                <text:p>5001</text:p>
              </table:table-cell>
              <table:table-cell office:value-type="float" office:value="9630">
                <text:p>9630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2231">
                <text:p>2231</text:p>
              </table:table-cell>
              <table:table-cell office:value-type="float" office:value="4844">
                <text:p>4844</text:p>
              </table:table-cell>
              <table:table-cell office:value-type="float" office:value="9829">
                <text:p>9829</text:p>
              </table:table-cell>
            </table:table-row>
            <table:table-row>
              <table:table-cell office:value-type="float" office:value="44318">
                <text:p>44320</text:p>
              </table:table-cell>
              <table:table-cell office:value-type="float" office:value="2071">
                <text:p>2071</text:p>
              </table:table-cell>
              <table:table-cell office:value-type="float" office:value="4691">
                <text:p>4691</text:p>
              </table:table-cell>
              <table:table-cell office:value-type="float" office:value="10033">
                <text:p>10033</text:p>
              </table:table-cell>
            </table:table-row>
            <table:table-row>
              <table:table-cell office:value-type="float" office:value="44319">
                <text:p>44320</text:p>
              </table:table-cell>
              <table:table-cell office:value-type="float" office:value="1922">
                <text:p>1922</text:p>
              </table:table-cell>
              <table:table-cell office:value-type="float" office:value="4529">
                <text:p>4529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18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034.2">
                <text:p>11034.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865.2">
                <text:p>10865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0665.4">
                <text:p>10665.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0450.8">
                <text:p>10450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245.8">
                <text:p>10245.8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9887.2">
                <text:p>9887.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9412.6">
                <text:p>9412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9069.8">
                <text:p>9069.8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8820.6">
                <text:p>8820.6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8548.2">
                <text:p>8548.2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8260.2">
                <text:p>8260.2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8006.6">
                <text:p>8006.6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7624">
                <text:p>762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7160.4">
                <text:p>7160.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6829.6">
                <text:p>6829.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6600.2">
                <text:p>6600.2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6346.2">
                <text:p>6346.2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6109.6">
                <text:p>6109.6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6040.2">
                <text:p>6040.2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5789.8">
                <text:p>5789.8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5524">
                <text:p>5524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5317">
                <text:p>5317</text:p>
              </table:table-cell>
            </table:table-row>
            <table:table-row>
              <table:table-cell office:value-type="float" office:value="44318">
                <text:p>44320</text:p>
              </table:table-cell>
              <table:table-cell office:value-type="float" office:value="5257.75">
                <text:p>5257.75</text:p>
              </table:table-cell>
            </table:table-row>
            <table:table-row>
              <table:table-cell office:value-type="float" office:value="44319">
                <text:p>44320</text:p>
              </table:table-cell>
              <table:table-cell office:value-type="float" office:value="5031.33333333333">
                <text:p>5031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4cm" svg:y="1.404cm" svg:width="30.91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7.818">
                <text:p>17.81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5.762">
                <text:p>15.762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16.482">
                <text:p>16.48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14.184">
                <text:p>14.18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13.178">
                <text:p>13.178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12.906">
                <text:p>12.906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11.814">
                <text:p>11.81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11.358">
                <text:p>11.358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10.678">
                <text:p>10.678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10.644">
                <text:p>10.644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10.632">
                <text:p>10.632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10.152">
                <text:p>10.152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9.446">
                <text:p>9.446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9.416">
                <text:p>9.416</text:p>
              </table:table-cell>
            </table:table-row>
            <table:table-row>
              <table:table-cell office:value-type="float" office:value="44318">
                <text:p>44320</text:p>
              </table:table-cell>
              <table:table-cell office:value-type="float" office:value="8.8825">
                <text:p>8.8825</text:p>
              </table:table-cell>
            </table:table-row>
            <table:table-row>
              <table:table-cell office:value-type="float" office:value="44319">
                <text:p>44320</text:p>
              </table:table-cell>
              <table:table-cell office:value-type="float" office:value="8.52333333333333">
                <text:p>8.52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1cm" svg:y="1.352cm" svg:width="31.375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497157908082">
                <text:p>1.104971579080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52151574055">
                <text:p>1.11521515740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5014497913">
                <text:p>1.01185014497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3868334861907">
                <text:p>1.0386833486190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68432729326">
                <text:p>1.1036843272932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25417611829">
                <text:p>1.092541761182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1680198196">
                <text:p>1.005916801981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32198236077">
                <text:p>1.0383219823607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7603693979822">
                <text:p>1.0760369397982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0895132969491">
                <text:p>1.10895132969491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4082013575838">
                <text:p>1.1408201357583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1154326422397">
                <text:p>1.1115432642239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1510598661067">
                <text:p>1.1151059866106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8882821446428">
                <text:p>1.0888282144642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165135730448">
                <text:p>1.1116513573044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147176650788">
                <text:p>1.1114717665078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716440980115">
                <text:p>1.1871644098011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3949329229991">
                <text:p>1.13949329229991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2900226933977">
                <text:p>1.1290022693397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0262154172725">
                <text:p>1.1026215417272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12445863118377">
                <text:p>1.1244586311837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3143224458795">
                <text:p>1.03143224458795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5025630823575">
                <text:p>1.15025630823575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6693213957932">
                <text:p>1.06693213957932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7285655941484">
                <text:p>1.0728565594148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0789908470621">
                <text:p>1.10789908470621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8811238478744">
                <text:p>1.1881123847874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7678629672327">
                <text:p>1.17678629672327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2904448416871">
                <text:p>1.12904448416871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7496780759212">
                <text:p>1.17496780759212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6437300300468">
                <text:p>1.16437300300468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4254237499965">
                <text:p>1.14254237499965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9570236159808">
                <text:p>1.19570236159808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6976962951801">
                <text:p>1.06976962951801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2788068837826">
                <text:p>1.1278806883782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902282709272">
                <text:p>1.0902282709272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5505191867462">
                <text:p>1.0550519186746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1583664964568">
                <text:p>1.0158366496456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0.993403936732093">
                <text:p>0.993403936732093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6314071943142">
                <text:p>1.0631407194314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3017271879344">
                <text:p>1.03017271879344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5849910011199">
                <text:p>1.05849910011199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3124378224516">
                <text:p>1.03124378224516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6927405026456">
                <text:p>1.06927405026456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3017271879344">
                <text:p>1.0301727187934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1573963545183">
                <text:p>1.01573963545183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71840387673576">
                <text:p>0.97184038767357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65588782991384">
                <text:p>0.96558878299138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84264987662692">
                <text:p>0.984264987662692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75876228668002">
                <text:p>0.9758762286680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2231882657741">
                <text:p>1.02231882657741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07215708012558">
                <text:p>1.07215708012558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0.942479921445944">
                <text:p>0.94247992144594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6006406039006">
                <text:p>1.06006406039006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00091649438848">
                <text:p>1.00091649438848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907810044739737">
                <text:p>0.90781004473973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0.931739654142702">
                <text:p>0.931739654142702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6222814065266">
                <text:p>1.06222814065266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906891990256712">
                <text:p>0.906891990256712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76861543197873">
                <text:p>0.976861543197873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891608921177514">
                <text:p>0.89160892117751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977301409737675">
                <text:p>0.977301409737675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966832485756292">
                <text:p>0.96683248575629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967559604530765">
                <text:p>0.967559604530765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946752563740712">
                <text:p>0.946752563740712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964554286594007">
                <text:p>0.964554286594007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08111427869311">
                <text:p>0.908111427869311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923028995371655">
                <text:p>0.923028995371655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9447620833393">
                <text:p>0.9447620833393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90458193690453">
                <text:p>0.90458193690453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871063326853448">
                <text:p>0.871063326853448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687276246943045">
                <text:p>0.687276246943045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952351615638885">
                <text:p>0.952351615638885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902808758813039">
                <text:p>0.902808758813039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71479112182952">
                <text:p>0.7147911218295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728874671284281">
                <text:p>0.728874671284281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625368096423721">
                <text:p>0.62536809642372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617632512209139">
                <text:p>0.617632512209139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831381270237774">
                <text:p>0.831381270237774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911042603125884">
                <text:p>0.911042603125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0.845697856811564">
                <text:p>0.845697856811564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542519928259377">
                <text:p>0.542519928259377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0.823149117167057">
                <text:p>0.823149117167057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0.917364817219109">
                <text:p>0.917364817219109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0.691507048322561">
                <text:p>0.691507048322561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0.823149117167057">
                <text:p>0.823149117167057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0.911042603125884">
                <text:p>0.91104260312588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.01134545253324">
                <text:p>1.01134545253324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0.815970737340669">
                <text:p>0.815970737340669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0.876936380839737">
                <text:p>0.876936380839737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0.930146502835539">
                <text:p>0.930146502835539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0.832478607298274">
                <text:p>0.83247860729827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0.952943222917458">
                <text:p>0.952943222917458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1.087119140625">
                <text:p>1.087119140625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0.969945828540713">
                <text:p>0.969945828540713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0.806467113633289">
                <text:p>0.806467113633289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0.965190742294492">
                <text:p>0.965190742294492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0.952555108252806">
                <text:p>0.95255510825280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1.00599687855758">
                <text:p>1.00599687855758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0.787611591266705">
                <text:p>0.787611591266705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1.04944086512925">
                <text:p>1.04944086512925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0.762375418262408">
                <text:p>0.762375418262408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4318">
                <text:p>4432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4319">
                <text:p>4432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3112.4">
                <text:p>33112.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0201.2">
                <text:p>30201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30096.8">
                <text:p>30096.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27162.8">
                <text:p>27162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6194.6">
                <text:p>26194.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27055">
                <text:p>2705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29623.6">
                <text:p>29623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26467.2">
                <text:p>26467.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24669.2">
                <text:p>24669.2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22751.6">
                <text:p>22751.6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21900.4">
                <text:p>21900.4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21759.8">
                <text:p>21759.8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22649.4">
                <text:p>22649.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24703.6">
                <text:p>24703.6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23543.6">
                <text:p>23543.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20540.2">
                <text:p>20540.2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18776.6">
                <text:p>18776.6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18483">
                <text:p>18483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18588">
                <text:p>18588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19483.4">
                <text:p>19483.4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21471.8">
                <text:p>21471.8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20464.8">
                <text:p>20464.8</text:p>
              </table:table-cell>
            </table:table-row>
            <table:table-row>
              <table:table-cell office:value-type="float" office:value="44318">
                <text:p>44320</text:p>
              </table:table-cell>
              <table:table-cell office:value-type="float" office:value="19986.25">
                <text:p>19986.25</text:p>
              </table:table-cell>
            </table:table-row>
            <table:table-row>
              <table:table-cell office:value-type="float" office:value="44319">
                <text:p>44320</text:p>
              </table:table-cell>
              <table:table-cell office:value-type="float" office:value="18732.3333333333">
                <text:p>18732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